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ans3" svg:font-family="'Liberation Sans'"/>
    <style:font-face style:name="Liberation Sans4" svg:font-family="'Liberation Sans'" style:font-adornments="Regular" style:font-family-generic="swiss"/>
    <style:font-face style:name="Calibri" svg:font-family="Calibri" style:font-pitch="variable"/>
    <style:font-face style:name="FreeSans1" svg:font-family="FreeSan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ole-draw-aspect="1"/>
    </style:style>
    <style:style style:name="gr2" style:family="graphic" style:parent-style-name="standard">
      <style:graphic-properties draw:stroke="solid" svg:stroke-width="0.03cm" svg:stroke-color="#6095c9" draw:stroke-linejoin="round" svg:stroke-linecap="butt" draw:fill="none" fo:padding-top="0.015cm" fo:padding-bottom="0.015cm" fo:padding-left="0.015cm" fo:padding-right="0.015cm"/>
    </style:style>
    <style:style style:name="gr3" style:family="graphic" style:parent-style-name="standard">
      <style:graphic-properties draw:stroke="none" draw:fill="solid" draw:fill-color="#6095c9"/>
    </style:style>
    <style:style style:name="gr4" style:family="graphic" style:parent-style-name="standard">
      <style:graphic-properties draw:stroke="solid" svg:stroke-width="0.03cm" svg:stroke-color="#000000" draw:stroke-linejoin="round" svg:stroke-linecap="butt" draw:fill="none" fo:padding-top="0.015cm" fo:padding-bottom="0.015cm" fo:padding-left="0.015cm" fo:padding-right="0.015cm"/>
    </style:style>
    <style:style style:name="gr5" style:family="graphic" style:parent-style-name="standard">
      <style:graphic-properties draw:stroke="none" draw:fill="none" draw:textarea-horizontal-align="left" draw:textarea-vertical-align="top" draw:auto-grow-height="true" draw:auto-grow-width="true" fo:min-height="0.365cm" fo:min-width="0.311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365cm" fo:min-width="1.657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365cm" fo:min-width="2.37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365cm" fo:min-width="2.39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729cm" fo:min-width="3.071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729cm" fo:min-width="1.958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1.457cm" fo:min-width="2.72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729cm" fo:min-width="3.452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1.093cm" fo:min-width="1.759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31cm" fo:min-width="0.281cm" fo:padding-top="0cm" fo:padding-bottom="0cm" fo:padding-left="0cm" fo:padding-right="0cm"/>
    </style:style>
    <style:style style:name="gr15" style:family="graphic" style:parent-style-name="standard">
      <style:graphic-properties draw:textarea-horizontal-align="justify" draw:textarea-vertical-align="middle" draw:auto-grow-height="false" fo:min-height="0.004cm" fo:min-width="0.056cm"/>
    </style:style>
    <style:style style:name="gr16" style:family="graphic" style:parent-style-name="standard">
      <style:graphic-properties draw:textarea-horizontal-align="justify" draw:textarea-vertical-align="middle" draw:auto-grow-height="false" fo:min-height="0.306cm" fo:min-width="0cm"/>
    </style:style>
    <style:style style:name="gr17" style:family="graphic" style:parent-style-name="standard">
      <style:graphic-properties draw:stroke="solid" svg:stroke-width="0.024cm" svg:stroke-color="#000000" draw:stroke-linejoin="round" svg:stroke-linecap="butt" draw:fill="none" fo:padding-top="0.012cm" fo:padding-bottom="0.012cm" fo:padding-left="0.012cm" fo:padding-right="0.012cm"/>
    </style:style>
    <style:style style:name="gr18" style:family="graphic" style:parent-style-name="objectwithoutfill">
      <style:graphic-properties svg:stroke-color="#3465a4" draw:marker-end="Short_20_line_20_Arrow" draw:marker-end-width="0.203cm" draw:fill="none" draw:textarea-vertical-align="middle"/>
    </style:style>
    <style:style style:name="gr19" style:family="graphic" style:parent-style-name="standard">
      <style:graphic-properties draw:textarea-horizontal-align="justify" draw:textarea-vertical-align="middle" draw:auto-grow-height="false" fo:min-height="0cm" fo:min-width="0cm"/>
    </style:style>
    <style:style style:name="gr20" style:family="graphic" style:parent-style-name="standard">
      <style:graphic-properties draw:fill="none" draw:textarea-vertical-align="middle" draw:auto-grow-height="false" fo:min-height="4.625cm" fo:min-width="0cm"/>
    </style:style>
    <style:style style:name="gr21" style:family="graphic" style:parent-style-name="standard">
      <style:graphic-properties draw:stroke="none" draw:fill="none" draw:textarea-horizontal-align="left" draw:textarea-vertical-align="top" draw:auto-grow-height="true" draw:auto-grow-width="true" fo:min-height="0.365cm" fo:min-width="3.41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365cm" fo:min-width="3.38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365cm" fo:min-width="3.279cm" fo:padding-top="0cm" fo:padding-bottom="0cm" fo:padding-left="0cm" fo:padding-right="0cm"/>
    </style:style>
    <style:style style:name="gr24" style:family="graphic" style:parent-style-name="standard">
      <style:graphic-properties draw:stroke="dash" draw:stroke-dash="stroke-dash56" svg:stroke-width="0cm" svg:stroke-color="#cccccc" draw:stroke-linejoin="round" svg:stroke-linecap="butt" draw:fill="none"/>
    </style:style>
    <style:style style:name="gr25" style:family="graphic" style:parent-style-name="standard">
      <style:graphic-properties draw:stroke="solid" svg:stroke-width="0cm" svg:stroke-color="#000000" draw:stroke-linejoin="round" svg:stroke-linecap="butt" draw:fill="none"/>
    </style:style>
    <style:style style:name="gr26" style:family="graphic" style:parent-style-name="standard">
      <style:graphic-properties draw:stroke="none" draw:fill="solid" draw:fill-color="#85b0dd"/>
    </style:style>
    <style:style style:name="gr27" style:family="graphic" style:parent-style-name="standard">
      <style:graphic-properties draw:stroke="none" draw:fill="none" draw:textarea-horizontal-align="left" draw:textarea-vertical-align="top" draw:auto-grow-height="true" draw:auto-grow-width="true" fo:min-height="0.421cm" fo:min-width="0.489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357cm" fo:min-width="4.323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22cm" fo:min-width="0.489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21cm" fo:min-width="1.45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22cm" fo:min-width="0.684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22cm" fo:min-width="0.595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22cm" fo:min-width="0.734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22cm" fo:min-width="0.612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22cm" fo:min-width="0.413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22cm" fo:min-width="0.527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22cm" fo:min-width="0.624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399cm" fo:min-width="1.45cm" fo:padding-top="0cm" fo:padding-bottom="0cm" fo:padding-left="0cm" fo:padding-right="0cm"/>
    </style:style>
    <style:style style:name="gr39" style:family="graphic" style:parent-style-name="standard">
      <style:graphic-properties draw:stroke="dash" draw:stroke-dash="stroke-dash56" svg:stroke-width="0cm" svg:stroke-color="#b3b3b3" draw:stroke-linejoin="round" svg:stroke-linecap="butt" draw:fill="none"/>
    </style:style>
    <style:style style:name="gr40" style:family="graphic" style:parent-style-name="standard">
      <style:graphic-properties draw:stroke="solid" svg:stroke-width="0.05cm" svg:stroke-color="#579d1c" draw:stroke-linejoin="round" svg:stroke-linecap="butt" draw:fill="none" fo:padding-top="0.025cm" fo:padding-bottom="0.025cm" fo:padding-left="0.025cm" fo:padding-right="0.025cm"/>
    </style:style>
    <style:style style:name="gr41" style:family="graphic" style:parent-style-name="standard">
      <style:graphic-properties draw:stroke="solid" svg:stroke-width="0.05cm" svg:stroke-color="#000000" draw:stroke-linejoin="round" svg:stroke-linecap="butt" draw:fill="none" fo:padding-top="0.025cm" fo:padding-bottom="0.025cm" fo:padding-left="0.025cm" fo:padding-right="0.025cm"/>
    </style:style>
    <style:style style:name="gr42" style:family="graphic" style:parent-style-name="standard">
      <style:graphic-properties draw:stroke="solid" svg:stroke-width="0.05cm" svg:stroke-color="#ff420e" draw:stroke-linejoin="round" svg:stroke-linecap="butt" draw:fill="none" fo:padding-top="0.025cm" fo:padding-bottom="0.025cm" fo:padding-left="0.025cm" fo:padding-right="0.025cm"/>
    </style:style>
    <style:style style:name="gr43" style:family="graphic" style:parent-style-name="standard">
      <style:graphic-properties draw:stroke="solid" svg:stroke-width="0.05cm" svg:stroke-color="#004586" draw:stroke-linejoin="round" svg:stroke-linecap="butt" draw:fill="none" fo:padding-top="0.025cm" fo:padding-bottom="0.025cm" fo:padding-left="0.025cm" fo:padding-right="0.025cm"/>
    </style:style>
    <style:style style:name="gr44" style:family="graphic" style:parent-style-name="standard">
      <style:graphic-properties draw:stroke="none" draw:fill="none" draw:textarea-horizontal-align="left" draw:textarea-vertical-align="top" draw:auto-grow-height="true" draw:auto-grow-width="true" fo:min-height="0.399cm" fo:min-width="0.684cm" fo:padding-top="0cm" fo:padding-bottom="0cm" fo:padding-left="0cm" fo:padding-right="0cm"/>
    </style:style>
    <style:style style:name="gr45" style:family="graphic" style:parent-style-name="standard">
      <style:graphic-properties draw:stroke="none" svg:stroke-width="0.051cm" draw:marker-start-width="0.352cm" draw:marker-end-width="0.352cm" draw:fill="none" draw:textarea-horizontal-align="left" draw:textarea-vertical-align="top" draw:auto-grow-height="true" draw:auto-grow-width="true" fo:min-height="0.399cm" fo:min-width="0.68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357cm" fo:min-width="1.446cm" fo:padding-top="0cm" fo:padding-bottom="0cm" fo:padding-left="0cm" fo:padding-right="0cm"/>
    </style:style>
    <style:style style:name="gr47" style:family="graphic" style:parent-style-name="standard">
      <style:graphic-properties draw:stroke="none" svg:stroke-width="0.051cm" draw:marker-start-width="0.352cm" draw:marker-end-width="0.352cm" draw:fill="none" draw:textarea-horizontal-align="left" draw:textarea-vertical-align="top" draw:auto-grow-height="true" draw:auto-grow-width="true" fo:min-height="0.357cm" fo:min-width="1.446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399cm" fo:min-width="10.492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357cm" fo:min-width="3.394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399cm" fo:min-width="1.55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384cm" fo:min-width="0.684cm" fo:padding-top="0cm" fo:padding-bottom="0cm" fo:padding-left="0cm" fo:padding-right="0cm"/>
    </style:style>
    <style:style style:name="gr52" style:family="graphic" style:parent-style-name="standard">
      <style:graphic-properties draw:stroke="none" svg:stroke-width="0.051cm" draw:marker-start-width="0.352cm" draw:marker-end-width="0.352cm" draw:fill="none" draw:textarea-horizontal-align="left" draw:textarea-vertical-align="top" draw:auto-grow-height="true" draw:auto-grow-width="true" fo:min-height="0.384cm" fo:min-width="0.684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357cm" fo:min-width="2.883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357cm" fo:min-width="10.403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399cm" fo:min-width="0.489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357cm" fo:min-width="0.447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357cm" fo:min-width="3.939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357cm" fo:min-width="1.319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357cm" fo:min-width="1.31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357cm" fo:min-width="4.091cm" fo:padding-top="0cm" fo:padding-bottom="0cm" fo:padding-left="0cm" fo:padding-right="0cm"/>
    </style:style>
    <style:style style:name="gr61" style:family="graphic" style:parent-style-name="standard">
      <style:graphic-properties draw:stroke="dash" draw:stroke-dash="stroke-dash18" svg:stroke-width="0cm" svg:stroke-color="#b3b3b3" draw:stroke-linejoin="round" svg:stroke-linecap="butt" draw:fill="none"/>
    </style:style>
    <style:style style:name="gr62" style:family="graphic" style:parent-style-name="standard">
      <style:graphic-properties draw:stroke="solid" svg:stroke-width="0cm" svg:stroke-color="#000000" draw:stroke-linejoin="round" svg:stroke-linecap="butt" draw:fill="solid" draw:fill-color="#000000"/>
    </style:style>
    <style:style style:name="gr63" style:family="graphic" style:parent-style-name="standard">
      <style:graphic-properties draw:stroke="none" draw:fill="none" draw:textarea-horizontal-align="left" draw:textarea-vertical-align="top" draw:auto-grow-height="true" draw:auto-grow-width="true" fo:min-height="0.373cm" fo:min-width="0.331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373cm" fo:min-width="0.391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372cm" fo:min-width="0.391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372cm" fo:min-width="0.586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333cm" fo:min-width="2.449cm" fo:padding-top="0cm" fo:padding-bottom="0cm" fo:padding-left="0cm" fo:padding-right="0cm"/>
    </style:style>
    <style:style style:name="gr68" style:family="graphic" style:parent-style-name="standard">
      <style:graphic-properties draw:stroke="none" draw:fill="solid" draw:fill-color="#000000"/>
    </style:style>
    <style:style style:name="gr69" style:family="graphic" style:parent-style-name="standard">
      <style:graphic-properties draw:stroke="none" draw:fill="none" draw:textarea-horizontal-align="left" draw:textarea-vertical-align="top" draw:auto-grow-height="true" draw:auto-grow-width="true" fo:min-height="0.339cm" fo:min-width="2.965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381cm" fo:min-width="0.391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381cm" fo:min-width="0.586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381cm" fo:min-width="0.332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341cm" fo:min-width="2.86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357cm" fo:min-width="2.748cm" fo:padding-top="0cm" fo:padding-bottom="0cm" fo:padding-left="0cm" fo:padding-right="0cm"/>
    </style:style>
    <style:style style:name="gr75" style:family="graphic" style:parent-style-name="standard">
      <style:graphic-properties draw:stroke="solid" svg:stroke-width="0.035cm" svg:stroke-color="#ffffff" draw:stroke-linejoin="round" svg:stroke-linecap="round" draw:fill="none" fo:padding-top="0.017cm" fo:padding-bottom="0.017cm" fo:padding-left="0.017cm" fo:padding-right="0.017cm"/>
    </style:style>
    <style:style style:name="gr76" style:family="graphic" style:parent-style-name="standard">
      <style:graphic-properties draw:stroke="none" svg:stroke-width="0cm" svg:stroke-color="#333333" draw:marker-start-width="0cm" draw:marker-end-width="0cm" draw:fill="solid" draw:fill-color="#0000ff"/>
    </style:style>
    <style:style style:name="gr77" style:family="graphic" style:parent-style-name="standard">
      <style:graphic-properties draw:stroke="solid" svg:stroke-width="0cm" svg:stroke-color="#333333" draw:marker-start-width="0cm" draw:marker-end-width="0cm" draw:stroke-linejoin="round" svg:stroke-linecap="butt" draw:fill="solid" draw:fill-color="#0000ff" fo:padding-top="0cm" fo:padding-bottom="0cm" fo:padding-left="0cm" fo:padding-right="0cm"/>
    </style:style>
    <style:style style:name="gr78" style:family="graphic" style:parent-style-name="standard">
      <style:graphic-properties draw:stroke="none" draw:fill="solid" draw:fill-color="#0000ff"/>
    </style:style>
    <style:style style:name="gr79" style:family="graphic" style:parent-style-name="standard">
      <style:graphic-properties draw:stroke="solid" svg:stroke-width="0.035cm" svg:stroke-color="#262626" draw:stroke-linejoin="round" svg:stroke-linecap="butt" draw:fill="solid" draw:fill-color="#0000ff" fo:padding-top="0.017cm" fo:padding-bottom="0.017cm" fo:padding-left="0.017cm" fo:padding-right="0.017cm"/>
    </style:style>
    <style:style style:name="gr80" style:family="graphic" style:parent-style-name="standard">
      <style:graphic-properties draw:stroke="none" draw:fill="solid" draw:fill-color="#262626"/>
    </style:style>
    <style:style style:name="gr81" style:family="graphic" style:parent-style-name="standard">
      <style:graphic-properties draw:stroke="solid" svg:stroke-width="0.035cm" svg:stroke-color="#262626" draw:stroke-linejoin="round" svg:stroke-linecap="butt" draw:fill="none" fo:padding-top="0.017cm" fo:padding-bottom="0.017cm" fo:padding-left="0.017cm" fo:padding-right="0.017cm"/>
    </style:style>
    <style:style style:name="gr82" style:family="graphic" style:parent-style-name="standard">
      <style:graphic-properties draw:stroke="none" draw:fill="solid" draw:fill-color="#3333ff"/>
    </style:style>
    <style:style style:name="gr83" style:family="graphic" style:parent-style-name="standard">
      <style:graphic-properties draw:stroke="dash" draw:stroke-dash="Ultrafine_20_Dashed" svg:stroke-width="0cm" svg:stroke-color="#cccccc" draw:marker-start-width="0.1cm" draw:marker-end-width="0.1cm" draw:stroke-linejoin="round" svg:stroke-linecap="round" draw:fill="solid" draw:fill-color="#3333ff" fo:padding-top="0cm" fo:padding-bottom="0cm" fo:padding-left="0cm" fo:padding-right="0cm"/>
    </style:style>
    <style:style style:name="gr84" style:family="graphic" style:parent-style-name="standard">
      <style:graphic-properties draw:stroke="dash" draw:stroke-dash="Ultrafine_20_Dashed" svg:stroke-width="0cm" svg:stroke-color="#cccccc" draw:marker-start-width="0.1cm" draw:marker-end-width="0.1cm" draw:stroke-linejoin="round" svg:stroke-linecap="round" draw:fill="none" fo:padding-top="0cm" fo:padding-bottom="0cm" fo:padding-left="0cm" fo:padding-right="0cm"/>
    </style:style>
    <style:style style:name="gr85" style:family="graphic" style:parent-style-name="standard">
      <style:graphic-properties draw:stroke="solid" svg:stroke-width="0cm" svg:stroke-color="#808080" draw:marker-start-width="0cm" draw:marker-end-width="0cm" svg:stroke-opacity="100%" draw:stroke-linejoin="round" svg:stroke-linecap="butt" draw:fill="solid" draw:fill-color="#85b0dd" draw:opacity="100%" fo:padding-top="0cm" fo:padding-bottom="0cm" fo:padding-left="0cm" fo:padding-right="0cm" draw:shadow-offset-x="0.203cm" draw:shadow-offset-y="0.203cm"/>
    </style:style>
    <style:style style:name="gr86" style:family="graphic" style:parent-style-name="standard">
      <style:graphic-properties draw:stroke="solid" svg:stroke-width="0.025cm" svg:stroke-color="#0066cc" draw:marker-start-width="0.098cm" draw:marker-end-width="0.098cm" draw:stroke-linejoin="round" svg:stroke-linecap="round" draw:fill="none" fo:padding-top="0.012cm" fo:padding-bottom="0.012cm" fo:padding-left="0.012cm" fo:padding-right="0.012cm"/>
    </style:style>
    <style:style style:name="gr87" style:family="graphic" style:parent-style-name="standard">
      <style:graphic-properties draw:stroke="none" svg:stroke-width="0cm" svg:stroke-color="#333333" draw:marker-start-width="0cm" draw:marker-end-width="0cm" draw:fill="solid" draw:fill-color="#111111"/>
    </style:style>
    <style:style style:name="gr88" style:family="graphic" style:parent-style-name="standard">
      <style:graphic-properties draw:stroke="solid" svg:stroke-width="0cm" svg:stroke-color="#333333" draw:marker-start-width="0cm" draw:marker-end-width="0cm" draw:stroke-linejoin="round" svg:stroke-linecap="butt" draw:fill="solid" draw:fill-color="#111111" fo:padding-top="0cm" fo:padding-bottom="0cm" fo:padding-left="0cm" fo:padding-right="0cm"/>
    </style:style>
    <style:style style:name="gr89" style:family="graphic" style:parent-style-name="standard">
      <style:graphic-properties draw:stroke="solid" svg:stroke-width="0cm" svg:stroke-color="#808080" draw:marker-start-width="0cm" draw:marker-end-width="0cm" svg:stroke-opacity="100%" draw:stroke-linejoin="round" svg:stroke-linecap="butt" draw:fill="solid" draw:fill-color="#85b0dd" draw:fill-hatch-solid="false" draw:opacity="100%" fo:padding-top="0cm" fo:padding-bottom="0cm" fo:padding-left="0cm" fo:padding-right="0cm" draw:shadow-offset-x="0.203cm" draw:shadow-offset-y="0.203cm" draw:shadow-opacity="100%"/>
    </style:style>
    <style:style style:name="gr90" style:family="graphic" style:parent-style-name="standard">
      <style:graphic-properties draw:stroke="solid" svg:stroke-width="0cm" svg:stroke-color="#333333" draw:marker-start-width="0cm" draw:marker-end-width="0cm" svg:stroke-opacity="100%" draw:stroke-linejoin="round" svg:stroke-linecap="butt" draw:fill="solid" draw:fill-color="#85b0dd" draw:opacity="100%" fo:padding-top="0cm" fo:padding-bottom="0cm" fo:padding-left="0cm" fo:padding-right="0cm" draw:shadow-offset-x="0.203cm" draw:shadow-offset-y="0.203cm"/>
    </style:style>
    <style:style style:name="gr91" style:family="graphic" style:parent-style-name="standard">
      <style:graphic-properties draw:stroke="solid" svg:stroke-width="0.01cm" svg:stroke-color="#191919" svg:stroke-opacity="40%" draw:stroke-linejoin="round" svg:stroke-linecap="butt" draw:fill="solid" draw:fill-color="#0000ff" draw:opacity="40%" fo:padding-top="0.005cm" fo:padding-bottom="0.005cm" fo:padding-left="0.005cm" fo:padding-right="0.005cm"/>
    </style:style>
    <style:style style:name="gr92" style:family="graphic" style:parent-style-name="standard">
      <style:graphic-properties draw:stroke="solid" svg:stroke-width="0.025cm" svg:stroke-color="#0066cc" draw:marker-start-width="0.062cm" draw:marker-end-width="0.062cm" draw:stroke-linejoin="round" svg:stroke-linecap="round" draw:fill="none" fo:padding-top="0.012cm" fo:padding-bottom="0.012cm" fo:padding-left="0.012cm" fo:padding-right="0.012cm"/>
    </style:style>
    <style:style style:name="gr93" style:family="graphic" style:parent-style-name="standard">
      <style:graphic-properties draw:stroke="dash" draw:stroke-dash="Ultrafine_20_Dashed" svg:stroke-width="0cm" svg:stroke-color="#cccccc" draw:marker-start-width="0.1cm" draw:marker-end-width="0.1cm" draw:stroke-linejoin="round" svg:stroke-linecap="round" draw:fill="solid" draw:fill-color="#0000ff"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0.713cm" fo:min-width="5.158cm" fo:padding-top="0cm" fo:padding-bottom="0cm" fo:padding-left="0cm" fo:padding-right="0cm"/>
    </style:style>
    <style:style style:name="gr95" style:family="graphic" style:parent-style-name="standard">
      <style:graphic-properties draw:stroke="none" draw:fill="none" draw:textarea-horizontal-align="left" draw:textarea-vertical-align="top" draw:auto-grow-height="true" draw:auto-grow-width="true" fo:min-height="0.357cm" fo:min-width="3.325cm" fo:padding-top="0cm" fo:padding-bottom="0cm" fo:padding-left="0cm" fo:padding-right="0cm"/>
    </style:style>
    <style:style style:name="gr96" style:family="graphic" style:parent-style-name="standard">
      <style:graphic-properties draw:stroke="none" draw:fill="none" draw:textarea-horizontal-align="left" draw:textarea-vertical-align="top" draw:auto-grow-height="true" draw:auto-grow-width="true" fo:min-height="0.357cm" fo:min-width="3.481cm" fo:padding-top="0cm" fo:padding-bottom="0cm" fo:padding-left="0cm" fo:padding-right="0cm"/>
    </style:style>
    <style:style style:name="gr97" style:family="graphic" style:parent-style-name="objectwithoutfill">
      <style:graphic-properties draw:marker-end="Arrow" draw:marker-end-width="0.203cm" draw:fill="none" draw:textarea-vertical-align="middle"/>
    </style:style>
    <style:style style:name="gr98" style:family="graphic" style:parent-style-name="objectwithoutfill">
      <style:graphic-properties draw:marker-end="" draw:marker-end-width="0.3cm" draw:fill="none" draw:textarea-vertical-align="middle"/>
    </style:style>
    <style:style style:name="gr99" style:family="graphic" style:parent-style-name="objectwithoutfill">
      <style:graphic-properties draw:marker-start="Circle" draw:marker-start-width="0.102cm" draw:marker-end="Circle" draw:marker-end-width="0.102cm" draw:fill="none" draw:textarea-vertical-align="middle"/>
    </style:style>
    <style:style style:name="gr100"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01" style:family="graphic" style:parent-style-name="standard">
      <style:graphic-properties draw:stroke="none" svg:stroke-color="#000000" draw:fill="none" draw:fill-color="#ffffff" draw:textarea-horizontal-align="left" draw:auto-grow-height="true" draw:auto-grow-width="false" fo:min-height="0.479cm" fo:min-width="0cm"/>
    </style:style>
    <style:style style:name="gr10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3" style:family="graphic" style:parent-style-name="objectwithoutfill">
      <style:graphic-properties draw:stroke="dash" draw:stroke-dash="Ultrafine_20_Dashed" draw:marker-end="" draw:marker-end-width="0.3cm" draw:fill="none" draw:textarea-vertical-align="middle"/>
    </style:style>
    <style:style style:name="gr104" style:family="graphic" style:parent-style-name="standard">
      <style:graphic-properties draw:stroke="none" draw:fill="none" draw:textarea-horizontal-align="left" draw:textarea-vertical-align="top" draw:auto-grow-height="true" draw:auto-grow-width="true" fo:min-height="0.357cm" fo:min-width="1.717cm" fo:padding-top="0cm" fo:padding-bottom="0cm" fo:padding-left="0cm" fo:padding-right="0cm"/>
    </style:style>
    <style:style style:name="gr105" style:family="graphic" style:parent-style-name="standard">
      <style:graphic-properties draw:stroke="none" svg:stroke-color="#000000" draw:fill="none" draw:fill-color="#ffffff" draw:textarea-horizontal-align="left" draw:auto-grow-height="true" draw:auto-grow-width="false" fo:min-height="0.127cm" fo:min-width="0cm"/>
    </style:style>
    <style:style style:name="P1" style:family="paragraph">
      <style:paragraph-properties fo:text-align="center"/>
    </style:style>
    <style:style style:name="P2" style:family="paragraph">
      <loext:graphic-properties draw:fill="none"/>
    </style:style>
    <style:style style:name="P3" style:family="paragraph">
      <loext:graphic-properties draw:fill="solid" draw:fill-color="#6095c9"/>
    </style:style>
    <style:style style:name="P4" style:family="paragraph">
      <style:paragraph-properties fo:text-align="start" style:writing-mode="lr-tb"/>
    </style:style>
    <style:style style:name="P5" style:family="paragraph">
      <loext:graphic-properties draw:fill="none"/>
      <style:text-properties fo:font-size="8.80000019073486pt" style:font-size-asian="8.80000019073486pt" style:font-size-complex="8.80000019073486pt"/>
    </style:style>
    <style:style style:name="P6" style:family="paragraph">
      <loext:graphic-properties draw:fill="none"/>
      <style:text-properties fo:font-size="7.90000009536743pt" style:font-size-asian="7.90000009536743pt" style:font-size-complex="7.90000009536743pt"/>
    </style:style>
    <style:style style:name="P7" style:family="paragraph">
      <loext:graphic-properties draw:fill="none"/>
      <style:text-properties style:font-name="Arial" fo:font-size="8.80000019073486pt" style:font-size-asian="8.80000019073486pt" style:font-size-complex="8.80000019073486pt"/>
    </style:style>
    <style:style style:name="P8" style:family="paragraph">
      <loext:graphic-properties draw:fill="none"/>
      <style:paragraph-properties fo:text-align="center"/>
    </style:style>
    <style:style style:name="P9" style:family="paragraph">
      <loext:graphic-properties draw:fill="solid" draw:fill-color="#85b0dd"/>
    </style:style>
    <style:style style:name="P10" style:family="paragraph">
      <loext:graphic-properties draw:fill="none"/>
      <style:paragraph-properties fo:text-align="start" style:writing-mode="lr-tb"/>
      <style:text-properties fo:font-size="10pt" style:font-size-asian="10pt" style:font-size-complex="10pt"/>
    </style:style>
    <style:style style:name="P11" style:family="paragraph">
      <loext:graphic-properties draw:fill="none"/>
      <style:paragraph-properties fo:text-align="start" style:writing-mode="lr-tb"/>
      <style:text-properties fo:font-size="9pt" style:font-size-asian="9pt" style:font-size-complex="9pt"/>
    </style:style>
    <style:style style:name="P12" style:family="paragraph">
      <style:paragraph-properties fo:margin-left="0cm" fo:margin-right="0cm" fo:text-align="start" fo:text-indent="0cm" style:writing-mode="lr-tb"/>
    </style:style>
    <style:style style:name="P13" style:family="paragraph">
      <loext:graphic-properties draw:fill="none"/>
      <style:text-properties fo:font-size="10pt" style:font-size-asian="10pt" style:font-size-complex="10pt"/>
    </style:style>
    <style:style style:name="P14" style:family="paragraph">
      <loext:graphic-properties draw:fill="none"/>
      <style:paragraph-properties fo:margin-left="0cm" fo:margin-right="0cm" fo:text-align="start" fo:text-indent="0cm" style:writing-mode="lr-tb"/>
      <style:text-properties fo:font-size="9pt" style:font-size-asian="9pt" style:font-size-complex="9pt"/>
    </style:style>
    <style:style style:name="P15" style:family="paragraph">
      <loext:graphic-properties draw:fill="none"/>
      <style:text-properties fo:font-size="9pt" style:font-size-asian="9pt" style:font-size-complex="9pt"/>
    </style:style>
    <style:style style:name="P16" style:family="paragraph">
      <loext:graphic-properties draw:fill="solid" draw:fill-color="#000000"/>
    </style:style>
    <style:style style:name="P17" style:family="paragraph">
      <loext:graphic-properties draw:fill="none"/>
      <style:paragraph-properties fo:text-align="start" style:writing-mode="lr-tb"/>
      <style:text-properties fo:font-size="8.89999961853027pt" style:font-size-asian="8.89999961853027pt" style:font-size-complex="8.89999961853027pt"/>
    </style:style>
    <style:style style:name="P18" style:family="paragraph">
      <loext:graphic-properties draw:fill="solid" draw:fill-color="#0000ff"/>
    </style:style>
    <style:style style:name="P19" style:family="paragraph">
      <loext:graphic-properties draw:fill="solid" draw:fill-color="#262626"/>
    </style:style>
    <style:style style:name="P20" style:family="paragraph">
      <loext:graphic-properties draw:fill="solid" draw:fill-color="#3333ff"/>
    </style:style>
    <style:style style:name="P21" style:family="paragraph">
      <loext:graphic-properties draw:fill="solid" draw:fill-color="#85b0dd" draw:opacity="100%"/>
    </style:style>
    <style:style style:name="P22" style:family="paragraph">
      <loext:graphic-properties draw:fill="solid" draw:fill-color="#111111"/>
    </style:style>
    <style:style style:name="P23" style:family="paragraph">
      <loext:graphic-properties draw:fill="solid" draw:fill-color="#85b0dd" draw:fill-hatch-solid="false" draw:opacity="100%"/>
    </style:style>
    <style:style style:name="P24" style:family="paragraph">
      <loext:graphic-properties draw:fill="solid" draw:fill-color="#0000ff" draw:opacity="40%"/>
    </style:style>
    <style:style style:name="P25" style:family="paragraph">
      <style:text-properties fo:font-size="12pt" style:font-size-asian="12pt" style:font-size-complex="12pt"/>
    </style:style>
    <style:style style:name="P26" style:family="paragraph">
      <loext:graphic-properties draw:fill="none" draw:fill-color="#ffffff"/>
      <style:text-properties fo:font-size="12pt" fo:font-style="italic" style:font-size-asian="12pt" style:font-style-asian="italic" style:font-size-complex="12pt" style:font-style-complex="italic"/>
    </style:style>
    <style:style style:name="P27" style:family="paragraph">
      <style:text-properties fo:font-size="6pt" fo:font-style="italic" style:font-size-asian="6pt" style:font-style-asian="italic" style:font-size-complex="6pt" style:font-style-complex="italic"/>
    </style:style>
    <style:style style:name="P28" style:family="paragraph">
      <loext:graphic-properties draw:fill="none" draw:fill-color="#ffffff"/>
      <style:text-properties fo:font-size="6pt" fo:font-style="italic" style:font-size-asian="6pt" style:font-style-asian="italic" style:font-size-complex="6pt" style:font-style-complex="italic"/>
    </style:style>
    <style:style style:name="P29" style:family="paragraph">
      <style:text-properties fo:font-style="italic" style:font-style-asian="italic" style:font-style-complex="italic"/>
    </style:style>
    <style:style style:name="P30" style:family="paragraph">
      <loext:graphic-properties draw:fill="none" draw:fill-color="#ffffff"/>
      <style:text-properties fo:font-size="10pt" fo:font-style="italic" style:font-size-asian="10pt" style:font-style-asian="italic" style:font-size-complex="10pt" style:font-style-complex="italic"/>
    </style:style>
    <style:style style:name="P31" style:family="paragraph">
      <loext:graphic-properties draw:fill="none" draw:fill-color="#ffffff"/>
      <style:text-properties fo:font-size="10pt" style:font-size-asian="10pt" style:font-size-complex="10pt"/>
    </style:style>
    <style:style style:name="T1" style:family="text">
      <style:text-properties fo:color="#000000" style:font-name="Calibri1" fo:font-size="8.80000019073486pt" style:font-size-asian="8.80000019073486pt" style:font-name-complex="Calibri1" style:font-size-complex="8.80000019073486pt"/>
    </style:style>
    <style:style style:name="T2" style:family="text">
      <style:text-properties fo:color="#000000" style:font-name="Calibri1" fo:font-size="7.90000009536743pt" style:font-size-asian="7.90000009536743pt" style:font-name-complex="Calibri1" style:font-size-complex="7.90000009536743pt"/>
    </style:style>
    <style:style style:name="T3" style:family="text">
      <style:text-properties fo:color="#000000" style:font-name="Arial" fo:font-size="8.80000019073486pt" style:font-size-asian="8.80000019073486pt" style:font-name-complex="Calibri1" style:font-size-complex="8.80000019073486pt"/>
    </style:style>
    <style:style style:name="T4" style:family="text">
      <style:text-properties fo:font-size="9pt" style:font-size-asian="9pt" style:font-size-complex="9pt"/>
    </style:style>
    <style:style style:name="T5" style:family="text">
      <style:text-properties fo:color="#000000" style:font-name="Liberation Sans3" fo:font-size="9pt" style:font-size-asian="9pt" style:font-name-complex="Liberation Sans3" style:font-size-complex="9pt"/>
    </style:style>
    <style:style style:name="T6" style:family="text">
      <style:text-properties style:font-name="Liberation Sans" fo:font-size="9pt" style:letter-kerning="true" style:font-name-asian="AR PL SungtiL GB" style:font-size-asian="9pt" style:font-name-complex="FreeSans" style:font-size-complex="9pt"/>
    </style:style>
    <style:style style:name="T7" style:family="text">
      <style:text-properties fo:color="#000000" style:font-name="Liberation Sans3" fo:font-size="10pt" style:font-size-asian="10pt" style:font-name-complex="Liberation Sans3" style:font-size-complex="10pt"/>
    </style:style>
    <style:style style:name="T8" style:family="text">
      <style:text-properties fo:color="#000000" style:font-name="Liberation Sans3" fo:font-size="8.89999961853027pt" style:font-size-asian="8.89999961853027pt" style:font-name-complex="Liberation Sans3" style:font-size-complex="8.89999961853027pt" style:text-scale="101%"/>
    </style:style>
    <style:style style:name="T9" style:family="text">
      <style:text-properties style:font-name="Liberation Sans4" fo:font-size="12pt" fo:font-style="italic" style:font-name-asian="Liberation Sans4" style:font-size-asian="12pt" style:font-style-asian="italic" style:font-name-complex="Liberation Sans4" style:font-size-complex="12pt" style:font-style-complex="italic"/>
    </style:style>
    <style:style style:name="T10" style:family="text">
      <style:text-properties fo:font-size="6pt" fo:font-style="italic" style:font-size-asian="6pt" style:font-style-asian="italic" style:font-size-complex="6pt" style:font-style-complex="italic"/>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9.609cm" svg:height="11.156cm" svg:x="0.619cm" svg:y="2.036cm">
          <draw:object xlink:href="./Object 1" xlink:type="simple" xlink:show="embed" xlink:actuate="onLoad"/>
          <draw:image xlink:href="./ObjectReplacements/Object 1" xlink:type="simple" xlink:show="embed" xlink:actuate="onLoad"/>
        </draw:frame>
        <draw:line draw:style-name="gr2" draw:text-style-name="P2" draw:layer="layout" svg:x1="5.925cm" svg:y1="19.192cm" svg:x2="5.925cm" svg:y2="18.477cm">
          <text:p/>
        </draw:line>
        <draw:path draw:style-name="gr3" draw:text-style-name="P3" draw:layer="layout" svg:width="0.139cm" svg:height="0.139cm" svg:x="5.856cm" svg:y="18.446cm" svg:viewBox="0 0 140 140" svg:d="M69 0l-67 117c-4 7-2 17 6 21 7 4 16 2 21-6l40-69 42 69c4 8 14 10 21 6 8-4 10-14 6-21z">
          <text:p/>
        </draw:path>
        <draw:line draw:style-name="gr2" draw:text-style-name="P2" draw:layer="layout" svg:x1="5.925cm" svg:y1="19.192cm" svg:x2="6.623cm" svg:y2="19.192cm">
          <text:p/>
        </draw:line>
        <draw:path draw:style-name="gr3" draw:text-style-name="P3" draw:layer="layout" svg:width="0.139cm" svg:height="0.139cm" svg:x="6.515cm" svg:y="19.123cm" svg:viewBox="0 0 140 140" svg:d="M140 70l-117 68c-7 4-16 2-21-6-4-7-1-17 6-21l70-41-70-41c-7-5-10-14-6-22 5-7 14-9 21-5z">
          <text:p/>
        </draw:path>
        <draw:path draw:style-name="gr4" draw:text-style-name="P2" draw:layer="layout" svg:width="0.607cm" svg:height="0.468cm" svg:x="5.943cm" svg:y="18.672cm" svg:viewBox="0 0 608 469" svg:d="M0 469c40-40 85-77 121-121 12-14 9-36 18-52 28-59 34-53 86-88 27-76 25-101 71-156 15-19 34-35 52-52 35 7 113 11 139 52 19 31 14 74 34 104 12 17 26 33 35 52 22 45 21 94 35 140 3 12 11 23 17 35">
          <text:p/>
        </draw:path>
        <draw:line draw:style-name="gr2" draw:text-style-name="P2" draw:layer="layout" svg:x1="5.925cm" svg:y1="20.262cm" svg:x2="5.925cm" svg:y2="19.547cm">
          <text:p/>
        </draw:line>
        <draw:path draw:style-name="gr3" draw:text-style-name="P3" draw:layer="layout" svg:width="0.139cm" svg:height="0.139cm" svg:x="5.856cm" svg:y="19.516cm" svg:viewBox="0 0 140 140" svg:d="M69 0l-67 117c-4 7-2 17 6 21 7 4 16 2 21-5l40-70 42 70c4 7 14 9 21 5 8-4 10-14 6-21z">
          <text:p/>
        </draw:path>
        <draw:line draw:style-name="gr2" draw:text-style-name="P2" draw:layer="layout" svg:x1="5.925cm" svg:y1="20.262cm" svg:x2="6.623cm" svg:y2="20.262cm">
          <text:p/>
        </draw:line>
        <draw:path draw:style-name="gr3" draw:text-style-name="P3" draw:layer="layout" svg:width="0.139cm" svg:height="0.139cm" svg:x="6.515cm" svg:y="20.193cm" svg:viewBox="0 0 140 140" svg:d="M140 70l-117 68c-7 4-16 2-21-6-4-7-1-17 6-21l70-41-70-41c-7-5-10-14-6-21 5-8 14-10 21-6z">
          <text:p/>
        </draw:path>
        <draw:line draw:style-name="gr2" draw:text-style-name="P2" draw:layer="layout" svg:x1="5.943cm" svg:y1="21.251cm" svg:x2="5.943cm" svg:y2="20.536cm">
          <text:p/>
        </draw:line>
        <draw:path draw:style-name="gr3" draw:text-style-name="P3" draw:layer="layout" svg:width="0.139cm" svg:height="0.139cm" svg:x="5.873cm" svg:y="20.505cm" svg:viewBox="0 0 140 140" svg:d="M71 0l-69 117c-4 7-1 17 6 21s17 2 21-6l42-69 40 69c5 8 14 10 21 6 8-4 10-14 6-21z">
          <text:p/>
        </draw:path>
        <draw:line draw:style-name="gr2" draw:text-style-name="P2" draw:layer="layout" svg:x1="5.943cm" svg:y1="21.251cm" svg:x2="6.641cm" svg:y2="21.251cm">
          <text:p/>
        </draw:line>
        <draw:path draw:style-name="gr3" draw:text-style-name="P3" draw:layer="layout" svg:width="0.138cm" svg:height="0.139cm" svg:x="6.533cm" svg:y="21.182cm" svg:viewBox="0 0 139 140" svg:d="M139 70l-116 68c-8 4-17 1-21-6-5-7-2-17 5-21l70-41-70-41c-7-5-10-14-5-21 4-8 13-10 21-6z">
          <text:p/>
        </draw:path>
        <draw:line draw:style-name="gr2" draw:text-style-name="P2" draw:layer="layout" svg:x1="5.943cm" svg:y1="22.917cm" svg:x2="5.943cm" svg:y2="22.201cm">
          <text:p/>
        </draw:line>
        <draw:path draw:style-name="gr3" draw:text-style-name="P3" draw:layer="layout" svg:width="0.139cm" svg:height="0.138cm" svg:x="5.873cm" svg:y="22.171cm" svg:viewBox="0 0 140 139" svg:d="M71 0l-69 116c-4 8-1 17 6 21 7 5 17 2 21-5l42-70 40 70c5 7 14 10 21 5 8-4 10-13 6-21z">
          <text:p/>
        </draw:path>
        <draw:line draw:style-name="gr2" draw:text-style-name="P2" draw:layer="layout" svg:x1="5.943cm" svg:y1="22.917cm" svg:x2="6.641cm" svg:y2="22.917cm">
          <text:p/>
        </draw:line>
        <draw:path draw:style-name="gr3" draw:text-style-name="P3" draw:layer="layout" svg:width="0.138cm" svg:height="0.139cm" svg:x="6.533cm" svg:y="22.847cm" svg:viewBox="0 0 139 140" svg:d="M139 71l-116 67c-8 4-17 2-21-5-5-8-2-17 5-22l70-40-70-42c-7-4-10-14-5-21 4-7 13-10 21-6z">
          <text:p/>
        </draw:path>
        <draw:path draw:style-name="gr4" draw:text-style-name="P2" draw:layer="layout" svg:width="0.642cm" svg:height="0.33cm" svg:x="5.943cm" svg:y="19.886cm" svg:viewBox="0 0 643 331" svg:d="M0 331c46-17 102-19 139-52 27-25 0-93 34-104l104-35c122 41 70 46 156 17 42-124-17 26 70-105 10-15 11-34 17-52 23 35 35 81 71 104 56 39 52 15 52 53">
          <text:p/>
        </draw:path>
        <draw:path draw:style-name="gr4" draw:text-style-name="P2" draw:layer="layout" svg:width="0.625cm" svg:height="0.121cm" svg:x="5.977cm" svg:y="20.858cm" svg:viewBox="0 0 626 122" svg:d="M0 122l157-34c28-7 58-10 86-18 36-9 70-23 104-34l53-19 53-17c191 39 10-19 121 70 14 12 52 18 52 18">
          <text:p/>
        </draw:path>
        <draw:path draw:style-name="gr4" draw:text-style-name="P2" draw:layer="layout" svg:width="0.711cm" svg:height="0.382cm" svg:x="5.96cm" svg:y="22.506cm" svg:viewBox="0 0 712 383" svg:d="M0 383c72-326-8-54 69-210 21-41 11-71 53-104 14-11 34-11 52-17 17 12 39 18 52 35 11 14 9 35 17 52 9 18 23 34 35 52 34-12 73-15 104-35 58-36 16-59 52-104 24-31 70-41 104-52 17 6 38 6 52 17 39 30 60 125 70 156 6 18 5 41 18 53l34 35">
          <text:p/>
        </draw:path>
        <draw:frame draw:style-name="gr5" draw:text-style-name="P5" draw:layer="layout" svg:width="0.311cm" svg:height="0.365cm" svg:x="6.072cm" svg:y="21.664cm">
          <draw:text-box>
            <text:p text:style-name="P4"><text:span text:style-name="T1">…</text:span></text:p>
          </draw:text-box>
        </draw:frame>
        <draw:frame draw:style-name="gr6" draw:text-style-name="P5" draw:layer="layout" svg:width="1.657cm" svg:height="0.365cm" svg:x="5.35cm" svg:y="17.733cm">
          <draw:text-box>
            <text:p text:style-name="P4"><text:span text:style-name="T1">Clusters of</text:span></text:p>
          </draw:text-box>
        </draw:frame>
        <draw:frame draw:style-name="gr7" draw:text-style-name="P5" draw:layer="layout" svg:width="2.373cm" svg:height="0.365cm" svg:x="5.35cm" svg:y="18.103cm">
          <draw:text-box>
            <text:p text:style-name="P4"><text:span text:style-name="T1">activity proﬁles</text:span></text:p>
          </draw:text-box>
        </draw:frame>
        <draw:line draw:style-name="gr2" draw:text-style-name="P2" draw:layer="layout" svg:x1="8.792cm" svg:y1="22.969cm" svg:x2="8.792cm" svg:y2="22.254cm">
          <text:p/>
        </draw:line>
        <draw:path draw:style-name="gr3" draw:text-style-name="P3" draw:layer="layout" svg:width="0.139cm" svg:height="0.138cm" svg:x="8.722cm" svg:y="22.223cm" svg:viewBox="0 0 140 139" svg:d="M70 0l-68 116c-5 8-2 17 5 21 7 5 17 2 21-5l42-71 41 71c4 7 13 10 21 5 7-4 10-13 5-21z">
          <text:p/>
        </draw:path>
        <draw:line draw:style-name="gr2" draw:text-style-name="P2" draw:layer="layout" svg:x1="8.792cm" svg:y1="22.969cm" svg:x2="9.49cm" svg:y2="22.969cm">
          <text:p/>
        </draw:line>
        <draw:path draw:style-name="gr3" draw:text-style-name="P3" draw:layer="layout" svg:width="0.138cm" svg:height="0.139cm" svg:x="9.382cm" svg:y="22.899cm" svg:viewBox="0 0 139 140" svg:d="M139 70l-116 68c-7 5-17 2-21-5-5-8-2-18 5-22l71-41-71-41c-7-4-10-14-5-21 4-7 14-10 21-6z">
          <text:p/>
        </draw:path>
        <draw:frame draw:style-name="gr8" draw:text-style-name="P5" draw:layer="layout" svg:width="2.39cm" svg:height="0.365cm" svg:x="5.445cm" svg:y="23.331cm">
          <draw:text-box>
            <text:p text:style-name="P4"><text:span text:style-name="T1">Select a cluster</text:span></text:p>
          </draw:text-box>
        </draw:frame>
        <draw:frame draw:style-name="gr9" draw:text-style-name="P5" draw:layer="layout" svg:width="3.071cm" svg:height="0.729cm" svg:x="8.111cm" svg:y="23.301cm">
          <draw:text-box>
            <text:p text:style-name="P4"><text:span text:style-name="T1">Select cooling</text:span></text:p>
            <text:p text:style-name="P4"><text:span text:style-name="T1">&amp; heating gradients</text:span></text:p>
          </draw:text-box>
        </draw:frame>
        <draw:frame draw:style-name="gr10" draw:text-style-name="P5" draw:layer="layout" svg:width="1.958cm" svg:height="0.729cm" svg:x="11.653cm" svg:y="19.964cm">
          <draw:text-box>
            <text:p text:style-name="P4"><text:span text:style-name="T1">Temperature</text:span></text:p>
            <text:p text:style-name="P4"><text:span text:style-name="T1">time series</text:span></text:p>
          </draw:text-box>
        </draw:frame>
        <draw:line draw:style-name="gr4" draw:text-style-name="P2" draw:layer="layout" svg:x1="8.792cm" svg:y1="22.778cm" svg:x2="9.163cm" svg:y2="22.889cm">
          <text:p/>
        </draw:line>
        <draw:line draw:style-name="gr4" draw:text-style-name="P2" draw:layer="layout" svg:x1="9.162cm" svg:y1="22.854cm" svg:x2="9.522cm" svg:y2="22.795cm">
          <text:p/>
        </draw:line>
        <draw:line draw:style-name="gr4" draw:text-style-name="P2" draw:layer="layout" svg:x1="8.792cm" svg:y1="22.506cm" svg:x2="9.163cm" svg:y2="22.779cm">
          <text:p/>
        </draw:line>
        <draw:line draw:style-name="gr4" draw:text-style-name="P2" draw:layer="layout" svg:x1="9.162cm" svg:y1="22.779cm" svg:x2="9.522cm" svg:y2="22.506cm">
          <text:p/>
        </draw:line>
        <draw:frame draw:style-name="gr11" draw:text-style-name="P5" draw:layer="layout" svg:width="2.72cm" svg:height="1.457cm" svg:x="11.618cm" svg:y="22.361cm">
          <draw:text-box>
            <text:p text:style-name="P4"><text:span text:style-name="T1">Activity load</text:span></text:p>
            <text:p text:style-name="P4"><text:span text:style-name="T1">+temperature </text:span></text:p>
            <text:p text:style-name="P4"><text:span text:style-name="T1"><text:s text:c="3"/></text:span><text:span text:style-name="T1">dependent load</text:span></text:p>
            <text:p text:style-name="P4"><text:span text:style-name="T1">+ white noise</text:span></text:p>
          </draw:text-box>
        </draw:frame>
        <draw:line draw:style-name="gr2" draw:text-style-name="P2" draw:layer="layout" svg:x1="14.909cm" svg:y1="23.021cm" svg:x2="14.909cm" svg:y2="22.305cm">
          <text:p/>
        </draw:line>
        <draw:path draw:style-name="gr3" draw:text-style-name="P3" draw:layer="layout" svg:width="0.139cm" svg:height="0.138cm" svg:x="14.84cm" svg:y="22.275cm" svg:viewBox="0 0 140 139" svg:d="M70 0l-68 116c-4 8-2 17 6 21 7 5 17 2 21-5l41-70 41 70c4 7 14 10 21 5 8-4 10-13 6-21z">
          <text:p/>
        </draw:path>
        <draw:line draw:style-name="gr2" draw:text-style-name="P2" draw:layer="layout" svg:x1="14.909cm" svg:y1="23.021cm" svg:x2="16.632cm" svg:y2="23.021cm">
          <text:p/>
        </draw:line>
        <draw:path draw:style-name="gr3" draw:text-style-name="P3" draw:layer="layout" svg:width="0.139cm" svg:height="0.139cm" svg:x="16.524cm" svg:y="22.951cm" svg:viewBox="0 0 140 140" svg:d="M140 71l-115 67c-8 5-18 2-23-5-4-8-1-17 6-21l71-41-71-41c-7-4-10-14-6-21 5-8 15-11 23-7z">
          <text:p/>
        </draw:path>
        <draw:line draw:style-name="gr2" draw:text-style-name="P2" draw:layer="layout" svg:x1="8.752cm" svg:y1="21.292cm" svg:x2="8.752cm" svg:y2="20.577cm">
          <text:p/>
        </draw:line>
        <draw:path draw:style-name="gr3" draw:text-style-name="P3" draw:layer="layout" svg:width="0.139cm" svg:height="0.139cm" svg:x="8.682cm" svg:y="20.546cm" svg:viewBox="0 0 140 140" svg:d="M71 0l-69 116c-4 7-2 18 7 22 7 4 17 2 21-6l41-70 40 70c5 8 14 10 21 6 8-4 10-15 6-22z">
          <text:p/>
        </draw:path>
        <draw:line draw:style-name="gr2" draw:text-style-name="P2" draw:layer="layout" svg:x1="8.752cm" svg:y1="21.292cm" svg:x2="9.45cm" svg:y2="21.292cm">
          <text:p/>
        </draw:line>
        <draw:path draw:style-name="gr3" draw:text-style-name="P3" draw:layer="layout" svg:width="0.138cm" svg:height="0.139cm" svg:x="9.341cm" svg:y="21.223cm" svg:viewBox="0 0 139 140" svg:d="M139 70l-116 68c-8 4-17 2-21-6-5-7-2-17 5-21l70-41-70-41c-7-5-10-14-5-22 4-7 13-9 21-5z">
          <text:p/>
        </draw:path>
        <draw:line draw:style-name="gr4" draw:text-style-name="P2" draw:layer="layout" svg:x1="8.752cm" svg:y1="21.101cm" svg:x2="9.123cm" svg:y2="21.212cm">
          <text:p/>
        </draw:line>
        <draw:line draw:style-name="gr4" draw:text-style-name="P2" draw:layer="layout" svg:x1="9.122cm" svg:y1="21.177cm" svg:x2="9.481cm" svg:y2="21.119cm">
          <text:p/>
        </draw:line>
        <draw:line draw:style-name="gr4" draw:text-style-name="P2" draw:layer="layout" svg:x1="8.752cm" svg:y1="20.829cm" svg:x2="9.123cm" svg:y2="21.102cm">
          <text:p/>
        </draw:line>
        <draw:line draw:style-name="gr4" draw:text-style-name="P2" draw:layer="layout" svg:x1="9.122cm" svg:y1="21.102cm" svg:x2="9.481cm" svg:y2="20.829cm">
          <text:p/>
        </draw:line>
        <draw:line draw:style-name="gr2" draw:text-style-name="P2" draw:layer="layout" svg:x1="8.752cm" svg:y1="20.274cm" svg:x2="8.752cm" svg:y2="19.559cm">
          <text:p/>
        </draw:line>
        <draw:path draw:style-name="gr3" draw:text-style-name="P3" draw:layer="layout" svg:width="0.139cm" svg:height="0.139cm" svg:x="8.682cm" svg:y="19.528cm" svg:viewBox="0 0 140 140" svg:d="M71 0l-69 117c-4 7-2 17 7 21 7 4 17 2 21-6l41-69 40 69c5 8 14 10 21 6 8-4 10-14 6-21z">
          <text:p/>
        </draw:path>
        <draw:line draw:style-name="gr2" draw:text-style-name="P2" draw:layer="layout" svg:x1="8.752cm" svg:y1="20.274cm" svg:x2="9.45cm" svg:y2="20.274cm">
          <text:p/>
        </draw:line>
        <draw:path draw:style-name="gr3" draw:text-style-name="P3" draw:layer="layout" svg:width="0.138cm" svg:height="0.139cm" svg:x="9.341cm" svg:y="20.205cm" svg:viewBox="0 0 139 140" svg:d="M139 70l-116 68c-8 4-17 1-21-6-5-7-2-17 5-21l70-41-70-42c-7-4-10-13-5-21 4-7 13-9 21-5z">
          <text:p/>
        </draw:path>
        <draw:line draw:style-name="gr4" draw:text-style-name="P2" draw:layer="layout" svg:x1="8.752cm" svg:y1="20.083cm" svg:x2="9.123cm" svg:y2="20.194cm">
          <text:p/>
        </draw:line>
        <draw:line draw:style-name="gr4" draw:text-style-name="P2" draw:layer="layout" svg:x1="9.122cm" svg:y1="20.159cm" svg:x2="9.481cm" svg:y2="20.101cm">
          <text:p/>
        </draw:line>
        <draw:line draw:style-name="gr4" draw:text-style-name="P2" draw:layer="layout" svg:x1="8.752cm" svg:y1="19.811cm" svg:x2="9.123cm" svg:y2="20.084cm">
          <text:p/>
        </draw:line>
        <draw:line draw:style-name="gr4" draw:text-style-name="P2" draw:layer="layout" svg:x1="9.122cm" svg:y1="20.084cm" svg:x2="9.481cm" svg:y2="19.811cm">
          <text:p/>
        </draw:line>
        <draw:line draw:style-name="gr2" draw:text-style-name="P2" draw:layer="layout" svg:x1="8.752cm" svg:y1="19.222cm" svg:x2="8.752cm" svg:y2="18.506cm">
          <text:p/>
        </draw:line>
        <draw:path draw:style-name="gr3" draw:text-style-name="P3" draw:layer="layout" svg:width="0.139cm" svg:height="0.139cm" svg:x="8.682cm" svg:y="18.475cm" svg:viewBox="0 0 140 140" svg:d="M71 0l-69 116c-4 7-2 18 7 22 7 4 17 2 21-5l41-71 40 71c5 7 14 9 21 5 8-4 10-15 6-22z">
          <text:p/>
        </draw:path>
        <draw:line draw:style-name="gr2" draw:text-style-name="P2" draw:layer="layout" svg:x1="8.752cm" svg:y1="19.222cm" svg:x2="9.45cm" svg:y2="19.222cm">
          <text:p/>
        </draw:line>
        <draw:path draw:style-name="gr3" draw:text-style-name="P3" draw:layer="layout" svg:width="0.138cm" svg:height="0.139cm" svg:x="9.341cm" svg:y="19.152cm" svg:viewBox="0 0 139 140" svg:d="M139 71l-116 67c-8 4-17 2-21-6-5-7-2-17 5-21l70-40-70-42c-7-5-10-14-5-21 4-8 13-10 21-6z">
          <text:p/>
        </draw:path>
        <draw:line draw:style-name="gr4" draw:text-style-name="P2" draw:layer="layout" svg:x1="8.752cm" svg:y1="19.031cm" svg:x2="9.123cm" svg:y2="19.141cm">
          <text:p/>
        </draw:line>
        <draw:line draw:style-name="gr4" draw:text-style-name="P2" draw:layer="layout" svg:x1="9.122cm" svg:y1="19.107cm" svg:x2="9.481cm" svg:y2="19.048cm">
          <text:p/>
        </draw:line>
        <draw:line draw:style-name="gr4" draw:text-style-name="P2" draw:layer="layout" svg:x1="8.752cm" svg:y1="18.759cm" svg:x2="9.123cm" svg:y2="19.032cm">
          <text:p/>
        </draw:line>
        <draw:line draw:style-name="gr4" draw:text-style-name="P2" draw:layer="layout" svg:x1="9.122cm" svg:y1="19.032cm" svg:x2="9.481cm" svg:y2="18.759cm">
          <text:p/>
        </draw:line>
        <draw:frame draw:style-name="gr12" draw:text-style-name="P5" draw:layer="layout" svg:width="3.452cm" svg:height="0.729cm" svg:x="8.154cm" svg:y="17.75cm">
          <draw:text-box>
            <text:p text:style-name="P4"><text:span text:style-name="T1">Corresponding cooling</text:span></text:p>
            <text:p text:style-name="P4"><text:span text:style-name="T1">&amp; heating gradients</text:span></text:p>
          </draw:text-box>
        </draw:frame>
        <draw:path draw:style-name="gr4" draw:text-style-name="P2" draw:layer="layout" svg:width="1.597cm" svg:height="0.364cm" svg:x="14.932cm" svg:y="22.593cm" svg:viewBox="0 0 1598 365" svg:d="M0 365c16-41 44-147 87-191 15-15 34-25 52-35 17-8 35-11 52-17 18 6 39 5 52 17 13 13 9 36 18 53 9 18 20 37 34 52 34 33 62 37 105 52 17-6 39-5 51-18 13-13 9-36 18-52 59-107 45-88 121-139 18 12 39 19 52 35 12 14 10 36 18 52 9 19 23 35 34 52 24-6 50-4 70-17 17-12 21-37 35-52 159-179 61-38 139-157 24 5 53 0 70 17 17 18 8 49 17 70 23 54 41 56 87 87 17-6 37-7 52-17 20-14 28-50 52-52 36-4 69 23 104 34l52 18c13 39 15 79 69 87 24 3 47-12 70-18 17-11 39-18 52-34 46-58-9-53 35-53">
          <text:p/>
        </draw:path>
        <draw:frame draw:style-name="gr13" draw:text-style-name="P5" draw:layer="layout" svg:width="1.759cm" svg:height="1.093cm" svg:x="14.938cm" svg:y="20.753cm">
          <draw:text-box>
            <text:p text:style-name="P4"><text:span text:style-name="T1">Return new</text:span></text:p>
            <text:p text:style-name="P4"><text:span text:style-name="T1">synthetic </text:span></text:p>
            <text:p text:style-name="P4"><text:span text:style-name="T1">time series</text:span></text:p>
          </draw:text-box>
        </draw:frame>
        <draw:frame draw:style-name="gr14" draw:text-style-name="P6" draw:layer="layout" svg:width="0.281cm" svg:height="0.331cm" svg:x="8.904cm" svg:y="21.662cm">
          <draw:text-box>
            <text:p text:style-name="P4"><text:span text:style-name="T2">…</text:span></text:p>
          </draw:text-box>
        </draw:frame>
        <draw:custom-shape draw:style-name="gr15" draw:text-style-name="P1" draw:layer="layout" svg:width="0.635cm" svg:height="0.506cm" svg:x="10.613cm" svg:y="22.4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 draw:layer="layout" svg:width="0.478cm" svg:height="0.635cm" svg:x="12.421cm" svg:y="21.0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 draw:layer="layout" svg:width="0.635cm" svg:height="0.506cm" svg:x="7.713cm" svg:y="22.4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 draw:layer="layout" svg:width="0.635cm" svg:height="0.506cm" svg:x="5.213cm" svg:y="22.4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 draw:layer="layout" svg:width="0.635cm" svg:height="0.506cm" svg:x="14.013cm" svg:y="22.4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2" draw:style-name="dp1" draw:master-page-name="Default">
        <draw:polyline draw:style-name="gr17" draw:text-style-name="P2" draw:layer="layout" svg:width="3.565cm" svg:height="0.652cm" svg:x="6.226cm" svg:y="16.061cm" svg:viewBox="0 0 3566 653" draw:points="0,517 20,626 42,647 64,653 85,561 107,502 128,490 150,298 170,224 191,381 213,462 234,534 256,606 278,602 299,618 321,549 341,449 362,449 384,404 405,234 427,70 448,0 470,229 491,468 512,517 534,626 555,647 576,653 598,561 618,502 640,490 661,298 683,224 705,381 726,462 748,534 769,606 789,602 811,618 832,549 854,449 875,449 897,404 919,234 939,70 960,0 982,229 1003,468 1025,517 1046,626 1068,647 1089,653 1110,561 1131,502 1153,490 1175,298 1196,224 1216,381 1238,462 1259,534 1281,606 1302,602 1324,618 1345,549 1367,449 1387,449 1409,404 1430,234 1452,70 1473,0 1495,229 1516,468 1538,517 1558,626 1580,647 1601,653 1622,561 1643,502 1665,490 1686,298 1708,224 1729,381 1751,462 1772,534 1793,606 1814,602 1836,618 1857,549 1879,449 1900,449 1922,404 1943,234 1963,70 1985,0 2007,229 2028,468 2050,517 2071,626 2093,647 2113,653 2135,561 2156,502 2178,490 2199,298 2221,224 2241,381 2263,462 2284,534 2306,606 2327,602 2349,618 2370,549 2390,449 2412,449 2434,404 2455,234 2477,70 2498,0 2520,229 2541,468 2561,517 2583,626 2604,647 2626,653 2648,561 2669,502 2690,490 2711,298 2733,224 2754,381 2776,462 2797,534 2819,606 2839,602 2860,618 2882,549 2904,449 2925,449 2947,404 2968,234 2990,70 3010,0 3031,229 3053,468 3074,517 3096,626 3118,647 3139,653 3161,561 3181,502 3203,490 3224,298 3245,224 3267,381 3287,462 3309,534 3330,606 3352,602 3374,618 3395,549 3417,449 3438,449 3458,404 3480,234 3502,70 3523,0 3545,229 3566,468">
          <text:p/>
        </draw:polyline>
        <draw:line draw:style-name="gr2" draw:text-style-name="P2" draw:layer="layout" svg:x1="5.924cm" svg:y1="19.193cm" svg:x2="5.924cm" svg:y2="18.478cm">
          <text:p/>
        </draw:line>
        <draw:path draw:style-name="gr3" draw:text-style-name="P3" draw:layer="layout" svg:width="0.139cm" svg:height="0.139cm" svg:x="5.855cm" svg:y="18.447cm" svg:viewBox="0 0 140 140" svg:d="M69 0l-67 117c-4 7-2 17 6 21 7 4 16 2 21-6l40-69 42 69c4 8 14 10 21 6 8-4 10-14 6-21z">
          <text:p/>
        </draw:path>
        <draw:line draw:style-name="gr2" draw:text-style-name="P2" draw:layer="layout" svg:x1="5.924cm" svg:y1="19.193cm" svg:x2="6.622cm" svg:y2="19.193cm">
          <text:p/>
        </draw:line>
        <draw:path draw:style-name="gr3" draw:text-style-name="P3" draw:layer="layout" svg:width="0.139cm" svg:height="0.139cm" svg:x="6.514cm" svg:y="19.124cm" svg:viewBox="0 0 140 140" svg:d="M140 70l-117 68c-7 4-16 2-21-6-4-7-1-17 6-21l70-41-70-41c-7-5-10-14-6-22 5-7 14-9 21-5z">
          <text:p/>
        </draw:path>
        <draw:path draw:style-name="gr4" draw:text-style-name="P2" draw:layer="layout" svg:width="0.607cm" svg:height="0.468cm" svg:x="5.942cm" svg:y="18.673cm" svg:viewBox="0 0 608 469" svg:d="M0 469c40-40 85-77 121-121 12-14 9-36 18-52 28-59 34-53 86-88 27-76 25-101 71-156 15-19 34-35 52-52 35 7 113 11 139 52 19 31 14 74 34 104 12 17 26 33 35 52 22 45 21 94 35 140 3 12 11 23 17 35">
          <text:p/>
        </draw:path>
        <draw:line draw:style-name="gr2" draw:text-style-name="P2" draw:layer="layout" svg:x1="5.924cm" svg:y1="20.063cm" svg:x2="5.924cm" svg:y2="19.348cm">
          <text:p/>
        </draw:line>
        <draw:path draw:style-name="gr3" draw:text-style-name="P3" draw:layer="layout" svg:width="0.139cm" svg:height="0.139cm" svg:x="5.855cm" svg:y="19.317cm" svg:viewBox="0 0 140 140" svg:d="M69 0l-67 117c-4 7-2 17 6 21 7 4 16 2 21-5l40-70 42 70c4 7 14 9 21 5 8-4 10-14 6-21z">
          <text:p/>
        </draw:path>
        <draw:line draw:style-name="gr2" draw:text-style-name="P2" draw:layer="layout" svg:x1="5.924cm" svg:y1="20.063cm" svg:x2="6.622cm" svg:y2="20.063cm">
          <text:p/>
        </draw:line>
        <draw:path draw:style-name="gr3" draw:text-style-name="P3" draw:layer="layout" svg:width="0.139cm" svg:height="0.139cm" svg:x="6.514cm" svg:y="19.994cm" svg:viewBox="0 0 140 140" svg:d="M140 70l-117 68c-7 4-16 2-21-6-4-7-1-17 6-21l70-41-70-41c-7-5-10-14-6-21 5-8 14-10 21-6z">
          <text:p/>
        </draw:path>
        <draw:line draw:style-name="gr2" draw:text-style-name="P2" draw:layer="layout" svg:x1="5.942cm" svg:y1="20.952cm" svg:x2="5.942cm" svg:y2="20.237cm">
          <text:p/>
        </draw:line>
        <draw:path draw:style-name="gr3" draw:text-style-name="P3" draw:layer="layout" svg:width="0.139cm" svg:height="0.139cm" svg:x="5.872cm" svg:y="20.206cm" svg:viewBox="0 0 140 140" svg:d="M71 0l-69 117c-4 7-1 17 6 21s17 2 21-6l42-69 40 69c5 8 14 10 21 6 8-4 10-14 6-21z">
          <text:p/>
        </draw:path>
        <draw:line draw:style-name="gr2" draw:text-style-name="P2" draw:layer="layout" svg:x1="5.942cm" svg:y1="20.952cm" svg:x2="6.64cm" svg:y2="20.952cm">
          <text:p/>
        </draw:line>
        <draw:path draw:style-name="gr3" draw:text-style-name="P3" draw:layer="layout" svg:width="0.138cm" svg:height="0.139cm" svg:x="6.532cm" svg:y="20.883cm" svg:viewBox="0 0 139 140" svg:d="M139 70l-116 68c-8 4-17 1-21-6-5-7-2-17 5-21l70-41-70-41c-7-5-10-14-5-21 4-8 13-10 21-6z">
          <text:p/>
        </draw:path>
        <draw:line draw:style-name="gr2" draw:text-style-name="P2" draw:layer="layout" svg:x1="5.942cm" svg:y1="22.218cm" svg:x2="5.942cm" svg:y2="21.502cm">
          <text:p/>
        </draw:line>
        <draw:path draw:style-name="gr3" draw:text-style-name="P3" draw:layer="layout" svg:width="0.139cm" svg:height="0.138cm" svg:x="5.872cm" svg:y="21.472cm" svg:viewBox="0 0 140 139" svg:d="M71 0l-69 116c-4 8-1 17 6 21 7 5 17 2 21-5l42-70 40 70c5 7 14 10 21 5 8-4 10-13 6-21z">
          <text:p/>
        </draw:path>
        <draw:line draw:style-name="gr2" draw:text-style-name="P2" draw:layer="layout" svg:x1="5.942cm" svg:y1="22.218cm" svg:x2="6.64cm" svg:y2="22.218cm">
          <text:p/>
        </draw:line>
        <draw:path draw:style-name="gr3" draw:text-style-name="P3" draw:layer="layout" svg:width="0.138cm" svg:height="0.139cm" svg:x="6.532cm" svg:y="22.148cm" svg:viewBox="0 0 139 140" svg:d="M139 71l-116 67c-8 4-17 2-21-5-5-8-2-17 5-22l70-40-70-42c-7-4-10-14-5-21 4-7 13-10 21-6z">
          <text:p/>
        </draw:path>
        <draw:path draw:style-name="gr4" draw:text-style-name="P2" draw:layer="layout" svg:width="0.642cm" svg:height="0.33cm" svg:x="5.942cm" svg:y="19.687cm" svg:viewBox="0 0 643 331" svg:d="M0 331c46-17 102-19 139-52 27-25 0-93 34-104l104-35c122 41 70 46 156 17 42-124-17 26 70-105 10-15 11-34 17-52 23 35 35 81 71 104 56 39 52 15 52 53">
          <text:p/>
        </draw:path>
        <draw:path draw:style-name="gr4" draw:text-style-name="P2" draw:layer="layout" svg:width="0.625cm" svg:height="0.121cm" svg:x="5.976cm" svg:y="20.559cm" svg:viewBox="0 0 626 122" svg:d="M0 122l157-34c28-7 58-10 86-18 36-9 70-23 104-34l53-19 53-17c191 39 10-19 121 70 14 12 52 18 52 18">
          <text:p/>
        </draw:path>
        <draw:path draw:style-name="gr4" draw:text-style-name="P2" draw:layer="layout" svg:width="0.711cm" svg:height="0.382cm" svg:x="5.959cm" svg:y="21.807cm" svg:viewBox="0 0 712 383" svg:d="M0 383c72-326-8-54 69-210 21-41 11-71 53-104 14-11 34-11 52-17 17 12 39 18 52 35 11 14 9 35 17 52 9 18 23 34 35 52 34-12 73-15 104-35 58-36 16-59 52-104 24-31 70-41 104-52 17 6 38 6 52 17 39 30 60 125 70 156 6 18 5 41 18 53l34 35">
          <text:p/>
        </draw:path>
        <draw:frame draw:style-name="gr5" draw:text-style-name="P5" draw:layer="layout" svg:width="0.311cm" svg:height="0.365cm" svg:x="6.071cm" svg:y="21.065cm">
          <draw:text-box>
            <text:p text:style-name="P4"><text:span text:style-name="T1">…</text:span></text:p>
          </draw:text-box>
        </draw:frame>
        <draw:frame draw:style-name="gr6" draw:text-style-name="P7" draw:layer="layout" svg:width="1.657cm" svg:height="0.365cm" svg:x="5.449cm" svg:y="17.734cm">
          <draw:text-box>
            <text:p text:style-name="P4"><text:span text:style-name="T3">Clusters of</text:span></text:p>
          </draw:text-box>
        </draw:frame>
        <draw:frame draw:style-name="gr7" draw:text-style-name="P7" draw:layer="layout" svg:width="2.373cm" svg:height="0.365cm" svg:x="5.449cm" svg:y="18.104cm">
          <draw:text-box>
            <text:p text:style-name="P4"><text:span text:style-name="T3">activity proﬁles</text:span></text:p>
          </draw:text-box>
        </draw:frame>
        <draw:line draw:style-name="gr2" draw:text-style-name="P2" draw:layer="layout" svg:x1="8.891cm" svg:y1="22.27cm" svg:x2="8.891cm" svg:y2="21.555cm">
          <text:p/>
        </draw:line>
        <draw:path draw:style-name="gr3" draw:text-style-name="P3" draw:layer="layout" svg:width="0.139cm" svg:height="0.138cm" svg:x="8.821cm" svg:y="21.524cm" svg:viewBox="0 0 140 139" svg:d="M70 0l-68 116c-5 8-2 17 5 21 7 5 17 2 21-5l42-71 41 71c4 7 13 10 21 5 7-4 10-13 5-21z">
          <text:p/>
        </draw:path>
        <draw:line draw:style-name="gr2" draw:text-style-name="P2" draw:layer="layout" svg:x1="8.891cm" svg:y1="22.27cm" svg:x2="9.589cm" svg:y2="22.27cm">
          <text:p/>
        </draw:line>
        <draw:path draw:style-name="gr3" draw:text-style-name="P3" draw:layer="layout" svg:width="0.138cm" svg:height="0.139cm" svg:x="9.481cm" svg:y="22.2cm" svg:viewBox="0 0 139 140" svg:d="M139 70l-116 68c-7 5-17 2-21-5-5-8-2-18 5-22l71-41-71-41c-7-4-10-14-5-21 4-7 14-10 21-6z">
          <text:p/>
        </draw:path>
        <draw:frame draw:style-name="gr8" draw:text-style-name="P7" draw:layer="layout" svg:width="2.39cm" svg:height="0.365cm" svg:x="5.444cm" svg:y="22.532cm">
          <draw:text-box>
            <text:p text:style-name="P4"><text:span text:style-name="T3">Select a cluster</text:span></text:p>
          </draw:text-box>
        </draw:frame>
        <draw:frame draw:style-name="gr9" draw:text-style-name="P7" draw:layer="layout" svg:width="3.071cm" svg:height="0.729cm" svg:x="8.21cm" svg:y="22.502cm">
          <draw:text-box>
            <text:p text:style-name="P4"><text:span text:style-name="T3">Select cooling</text:span></text:p>
            <text:p text:style-name="P4"><text:span text:style-name="T3">&amp; heating gradients</text:span></text:p>
          </draw:text-box>
        </draw:frame>
        <draw:frame draw:style-name="gr10" draw:text-style-name="P7" draw:layer="layout" svg:width="1.958cm" svg:height="0.729cm" svg:x="13.146cm" svg:y="19.542cm">
          <draw:text-box>
            <text:p text:style-name="P4"><text:span text:style-name="T3">Temperature</text:span></text:p>
            <text:p text:style-name="P4"><text:span text:style-name="T3">time series</text:span></text:p>
          </draw:text-box>
        </draw:frame>
        <draw:line draw:style-name="gr4" draw:text-style-name="P2" draw:layer="layout" svg:x1="8.891cm" svg:y1="22.079cm" svg:x2="9.262cm" svg:y2="22.19cm">
          <text:p/>
        </draw:line>
        <draw:line draw:style-name="gr4" draw:text-style-name="P2" draw:layer="layout" svg:x1="9.261cm" svg:y1="22.155cm" svg:x2="9.621cm" svg:y2="22.096cm">
          <text:p/>
        </draw:line>
        <draw:line draw:style-name="gr4" draw:text-style-name="P2" draw:layer="layout" svg:x1="8.891cm" svg:y1="21.807cm" svg:x2="9.262cm" svg:y2="22.08cm">
          <text:p/>
        </draw:line>
        <draw:line draw:style-name="gr4" draw:text-style-name="P2" draw:layer="layout" svg:x1="9.261cm" svg:y1="22.08cm" svg:x2="9.621cm" svg:y2="21.807cm">
          <text:p/>
        </draw:line>
        <draw:frame draw:style-name="gr11" draw:text-style-name="P7" draw:layer="layout" svg:width="2.72cm" svg:height="1.457cm" svg:x="12.917cm" svg:y="21.862cm">
          <draw:text-box>
            <text:p text:style-name="P4"><text:span text:style-name="T3">Activity load</text:span></text:p>
            <text:p text:style-name="P4"><text:span text:style-name="T3">+temperature </text:span></text:p>
            <text:p text:style-name="P4"><text:span text:style-name="T3"><text:s text:c="3"/></text:span><text:span text:style-name="T3">dependent load</text:span></text:p>
            <text:p text:style-name="P4"><text:span text:style-name="T3">+ white noise</text:span></text:p>
          </draw:text-box>
        </draw:frame>
        <draw:line draw:style-name="gr2" draw:text-style-name="P2" draw:layer="layout" svg:x1="16.208cm" svg:y1="22.522cm" svg:x2="16.208cm" svg:y2="21.806cm">
          <text:p/>
        </draw:line>
        <draw:path draw:style-name="gr3" draw:text-style-name="P3" draw:layer="layout" svg:width="0.139cm" svg:height="0.138cm" svg:x="16.139cm" svg:y="21.776cm" svg:viewBox="0 0 140 139" svg:d="M70 0l-68 116c-4 8-2 17 6 21 7 5 17 2 21-5l41-70 41 70c4 7 14 10 21 5 8-4 10-13 6-21z">
          <text:p/>
        </draw:path>
        <draw:line draw:style-name="gr2" draw:text-style-name="P2" draw:layer="layout" svg:x1="16.208cm" svg:y1="22.522cm" svg:x2="17.931cm" svg:y2="22.522cm">
          <text:p/>
        </draw:line>
        <draw:path draw:style-name="gr3" draw:text-style-name="P3" draw:layer="layout" svg:width="0.139cm" svg:height="0.139cm" svg:x="17.823cm" svg:y="22.452cm" svg:viewBox="0 0 140 140" svg:d="M140 71l-115 67c-8 5-18 2-23-5-4-8-1-17 6-21l71-41-71-41c-7-4-10-14-6-21 5-8 15-11 23-7z">
          <text:p/>
        </draw:path>
        <draw:line draw:style-name="gr2" draw:text-style-name="P2" draw:layer="layout" svg:x1="8.851cm" svg:y1="20.993cm" svg:x2="8.851cm" svg:y2="20.278cm">
          <text:p/>
        </draw:line>
        <draw:path draw:style-name="gr3" draw:text-style-name="P3" draw:layer="layout" svg:width="0.139cm" svg:height="0.139cm" svg:x="8.781cm" svg:y="20.247cm" svg:viewBox="0 0 140 140" svg:d="M71 0l-69 116c-4 7-2 18 7 22 7 4 17 2 21-6l41-70 40 70c5 8 14 10 21 6 8-4 10-15 6-22z">
          <text:p/>
        </draw:path>
        <draw:line draw:style-name="gr2" draw:text-style-name="P2" draw:layer="layout" svg:x1="8.851cm" svg:y1="20.993cm" svg:x2="9.549cm" svg:y2="20.993cm">
          <text:p/>
        </draw:line>
        <draw:path draw:style-name="gr3" draw:text-style-name="P3" draw:layer="layout" svg:width="0.138cm" svg:height="0.139cm" svg:x="9.44cm" svg:y="20.924cm" svg:viewBox="0 0 139 140" svg:d="M139 70l-116 68c-8 4-17 2-21-6-5-7-2-17 5-21l70-41-70-41c-7-5-10-14-5-22 4-7 13-9 21-5z">
          <text:p/>
        </draw:path>
        <draw:line draw:style-name="gr4" draw:text-style-name="P2" draw:layer="layout" svg:x1="8.851cm" svg:y1="20.802cm" svg:x2="9.222cm" svg:y2="20.913cm">
          <text:p/>
        </draw:line>
        <draw:line draw:style-name="gr4" draw:text-style-name="P2" draw:layer="layout" svg:x1="9.221cm" svg:y1="20.878cm" svg:x2="9.58cm" svg:y2="20.82cm">
          <text:p/>
        </draw:line>
        <draw:line draw:style-name="gr4" draw:text-style-name="P2" draw:layer="layout" svg:x1="8.851cm" svg:y1="20.53cm" svg:x2="9.222cm" svg:y2="20.803cm">
          <text:p/>
        </draw:line>
        <draw:line draw:style-name="gr4" draw:text-style-name="P2" draw:layer="layout" svg:x1="9.221cm" svg:y1="20.803cm" svg:x2="9.58cm" svg:y2="20.53cm">
          <text:p/>
        </draw:line>
        <draw:line draw:style-name="gr2" draw:text-style-name="P2" draw:layer="layout" svg:x1="8.851cm" svg:y1="20.075cm" svg:x2="8.851cm" svg:y2="19.36cm">
          <text:p/>
        </draw:line>
        <draw:path draw:style-name="gr3" draw:text-style-name="P3" draw:layer="layout" svg:width="0.139cm" svg:height="0.139cm" svg:x="8.781cm" svg:y="19.329cm" svg:viewBox="0 0 140 140" svg:d="M71 0l-69 117c-4 7-2 17 7 21 7 4 17 2 21-6l41-69 40 69c5 8 14 10 21 6 8-4 10-14 6-21z">
          <text:p/>
        </draw:path>
        <draw:line draw:style-name="gr2" draw:text-style-name="P2" draw:layer="layout" svg:x1="8.851cm" svg:y1="20.075cm" svg:x2="9.549cm" svg:y2="20.075cm">
          <text:p/>
        </draw:line>
        <draw:path draw:style-name="gr3" draw:text-style-name="P3" draw:layer="layout" svg:width="0.138cm" svg:height="0.139cm" svg:x="9.44cm" svg:y="20.006cm" svg:viewBox="0 0 139 140" svg:d="M139 70l-116 68c-8 4-17 1-21-6-5-7-2-17 5-21l70-41-70-42c-7-4-10-13-5-21 4-7 13-9 21-5z">
          <text:p/>
        </draw:path>
        <draw:line draw:style-name="gr4" draw:text-style-name="P2" draw:layer="layout" svg:x1="8.851cm" svg:y1="19.884cm" svg:x2="9.222cm" svg:y2="19.995cm">
          <text:p/>
        </draw:line>
        <draw:line draw:style-name="gr4" draw:text-style-name="P2" draw:layer="layout" svg:x1="9.221cm" svg:y1="19.96cm" svg:x2="9.58cm" svg:y2="19.902cm">
          <text:p/>
        </draw:line>
        <draw:line draw:style-name="gr4" draw:text-style-name="P2" draw:layer="layout" svg:x1="8.851cm" svg:y1="19.612cm" svg:x2="9.222cm" svg:y2="19.885cm">
          <text:p/>
        </draw:line>
        <draw:line draw:style-name="gr4" draw:text-style-name="P2" draw:layer="layout" svg:x1="9.221cm" svg:y1="19.885cm" svg:x2="9.58cm" svg:y2="19.612cm">
          <text:p/>
        </draw:line>
        <draw:line draw:style-name="gr2" draw:text-style-name="P2" draw:layer="layout" svg:x1="8.851cm" svg:y1="19.223cm" svg:x2="8.851cm" svg:y2="18.507cm">
          <text:p/>
        </draw:line>
        <draw:path draw:style-name="gr3" draw:text-style-name="P3" draw:layer="layout" svg:width="0.139cm" svg:height="0.139cm" svg:x="8.781cm" svg:y="18.476cm" svg:viewBox="0 0 140 140" svg:d="M71 0l-69 116c-4 7-2 18 7 22 7 4 17 2 21-5l41-71 40 71c5 7 14 9 21 5 8-4 10-15 6-22z">
          <text:p/>
        </draw:path>
        <draw:line draw:style-name="gr2" draw:text-style-name="P2" draw:layer="layout" svg:x1="8.851cm" svg:y1="19.223cm" svg:x2="9.549cm" svg:y2="19.223cm">
          <text:p/>
        </draw:line>
        <draw:path draw:style-name="gr3" draw:text-style-name="P3" draw:layer="layout" svg:width="0.138cm" svg:height="0.139cm" svg:x="9.44cm" svg:y="19.153cm" svg:viewBox="0 0 139 140" svg:d="M139 71l-116 67c-8 4-17 2-21-6-5-7-2-17 5-21l70-40-70-42c-7-5-10-14-5-21 4-8 13-10 21-6z">
          <text:p/>
        </draw:path>
        <draw:line draw:style-name="gr4" draw:text-style-name="P2" draw:layer="layout" svg:x1="8.851cm" svg:y1="19.032cm" svg:x2="9.222cm" svg:y2="19.142cm">
          <text:p/>
        </draw:line>
        <draw:line draw:style-name="gr4" draw:text-style-name="P2" draw:layer="layout" svg:x1="9.221cm" svg:y1="19.108cm" svg:x2="9.58cm" svg:y2="19.049cm">
          <text:p/>
        </draw:line>
        <draw:line draw:style-name="gr4" draw:text-style-name="P2" draw:layer="layout" svg:x1="8.851cm" svg:y1="18.76cm" svg:x2="9.222cm" svg:y2="19.033cm">
          <text:p/>
        </draw:line>
        <draw:line draw:style-name="gr4" draw:text-style-name="P2" draw:layer="layout" svg:x1="9.221cm" svg:y1="19.033cm" svg:x2="9.58cm" svg:y2="18.76cm">
          <text:p/>
        </draw:line>
        <draw:frame draw:style-name="gr12" draw:text-style-name="P7" draw:layer="layout" svg:width="3.452cm" svg:height="0.729cm" svg:x="8.253cm" svg:y="17.751cm">
          <draw:text-box>
            <text:p text:style-name="P4"><text:span text:style-name="T3">Corresponding cooling</text:span></text:p>
            <text:p text:style-name="P4"><text:span text:style-name="T3">&amp; heating gradients</text:span></text:p>
          </draw:text-box>
        </draw:frame>
        <draw:path draw:style-name="gr4" draw:text-style-name="P2" draw:layer="layout" svg:width="1.597cm" svg:height="0.364cm" svg:x="16.231cm" svg:y="22.094cm" svg:viewBox="0 0 1598 365" svg:d="M0 365c16-41 44-147 87-191 15-15 34-25 52-35 17-8 35-11 52-17 18 6 39 5 52 17 13 13 9 36 18 53 9 18 20 37 34 52 34 33 62 37 105 52 17-6 39-5 51-18 13-13 9-36 18-52 59-107 45-88 121-139 18 12 39 19 52 35 12 14 10 36 18 52 9 19 23 35 34 52 24-6 50-4 70-17 17-12 21-37 35-52 159-179 61-38 139-157 24 5 53 0 70 17 17 18 8 49 17 70 23 54 41 56 87 87 17-6 37-7 52-17 20-14 28-50 52-52 36-4 69 23 104 34l52 18c13 39 15 79 69 87 24 3 47-12 70-18 17-11 39-18 52-34 46-58-9-53 35-53">
          <text:p/>
        </draw:path>
        <draw:frame draw:style-name="gr13" draw:text-style-name="P7" draw:layer="layout" svg:width="1.759cm" svg:height="1.093cm" svg:x="16.237cm" svg:y="20.254cm">
          <draw:text-box>
            <text:p text:style-name="P4"><text:span text:style-name="T3">Return new</text:span></text:p>
            <text:p text:style-name="P4"><text:span text:style-name="T3">synthetic </text:span></text:p>
            <text:p text:style-name="P4"><text:span text:style-name="T3">time series</text:span></text:p>
          </draw:text-box>
        </draw:frame>
        <draw:frame draw:style-name="gr14" draw:text-style-name="P6" draw:layer="layout" svg:width="0.281cm" svg:height="0.331cm" svg:x="9.003cm" svg:y="21.063cm">
          <draw:text-box>
            <text:p text:style-name="P4"><text:span text:style-name="T2">…</text:span></text:p>
          </draw:text-box>
        </draw:frame>
        <draw:custom-shape draw:style-name="gr15" draw:text-style-name="P1" draw:layer="layout" svg:width="0.635cm" svg:height="0.506cm" svg:x="11.541cm" svg:y="22.3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 draw:layer="layout" svg:width="0.478cm" svg:height="0.635cm" svg:x="13.72cm" svg:y="20.5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 draw:layer="layout" svg:width="0.635cm" svg:height="0.506cm" svg:x="15.312cm" svg:y="21.9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8" draw:text-style-name="P8" draw:layer="layout" svg:x1="6.226cm" svg:y1="16.779cm" svg:x2="10.033cm" svg:y2="16.779cm">
          <text:p/>
        </draw:line>
        <draw:line draw:style-name="gr18" draw:text-style-name="P8" draw:layer="layout" svg:x1="6.226cm" svg:y1="16.779cm" svg:x2="6.226cm" svg:y2="15.932cm">
          <text:p/>
        </draw:line>
        <draw:custom-shape draw:style-name="gr19" draw:text-style-name="P1" draw:layer="layout" svg:width="0.544cm" svg:height="0.433cm" draw:transform="rotate (-2.11656078389352) translate (7.259cm 17.2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 draw:layer="layout" svg:width="0.543cm" svg:height="0.433cm" draw:transform="rotate (-0.893608577021096) translate (8.923cm 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8" draw:layer="layout" svg:width="0.254cm" svg:height="5.143cm" draw:transform="rotate (1.57899937427927) translate (5.574cm 23.5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0" draw:text-style-name="P8" draw:layer="layout" svg:width="0.254cm" svg:height="5.143cm" draw:transform="rotate (1.57899937427927) translate (12.773cm 23.5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7" draw:layer="layout" svg:width="3.418cm" svg:height="0.365cm" svg:x="6.334cm" svg:y="15.621cm">
          <draw:text-box>
            <text:p text:style-name="P4"><text:span text:style-name="T3">Consumption time series</text:span></text:p>
          </draw:text-box>
        </draw:frame>
        <draw:frame draw:style-name="gr22" draw:text-style-name="P7" draw:layer="layout" svg:width="3.38cm" svg:height="0.365cm" svg:x="6.588cm" svg:y="23.622cm">
          <draw:text-box>
            <text:p text:style-name="P4"><text:span text:style-name="T3">Step 1: Data preparation</text:span></text:p>
          </draw:text-box>
        </draw:frame>
        <draw:frame draw:style-name="gr23" draw:text-style-name="P7" draw:layer="layout" svg:width="3.279cm" svg:height="0.365cm" svg:x="13.889cm" svg:y="23.623cm">
          <draw:text-box>
            <text:p text:style-name="P4"><text:span text:style-name="T3">Step 2: Data generation</text:span></text:p>
          </draw:text-box>
        </draw:frame>
      </draw:page>
      <draw:page draw:name="page3" draw:style-name="dp1" draw:master-page-name="Default">
        <draw:line draw:style-name="gr24" draw:text-style-name="P2" draw:layer="layout" svg:x1="12.537cm" svg:y1="16.232cm" svg:x2="2.606cm" svg:y2="16.232cm">
          <text:p/>
        </draw:line>
        <draw:line draw:style-name="gr24" draw:text-style-name="P2" draw:layer="layout" svg:x1="12.537cm" svg:y1="15.562cm" svg:x2="2.606cm" svg:y2="15.562cm">
          <text:p/>
        </draw:line>
        <draw:line draw:style-name="gr24" draw:text-style-name="P2" draw:layer="layout" svg:x1="12.537cm" svg:y1="14.891cm" svg:x2="2.606cm" svg:y2="14.891cm">
          <text:p/>
        </draw:line>
        <draw:line draw:style-name="gr24" draw:text-style-name="P2" draw:layer="layout" svg:x1="12.537cm" svg:y1="14.217cm" svg:x2="2.606cm" svg:y2="14.217cm">
          <text:p/>
        </draw:line>
        <draw:line draw:style-name="gr24" draw:text-style-name="P2" draw:layer="layout" svg:x1="12.537cm" svg:y1="13.546cm" svg:x2="2.606cm" svg:y2="13.546cm">
          <text:p/>
        </draw:line>
        <draw:line draw:style-name="gr25" draw:text-style-name="P2" draw:layer="layout" svg:x1="2.458cm" svg:y1="16.232cm" svg:x2="2.606cm" svg:y2="16.232cm">
          <text:p/>
        </draw:line>
        <draw:line draw:style-name="gr25" draw:text-style-name="P2" draw:layer="layout" svg:x1="2.458cm" svg:y1="16.232cm" svg:x2="2.606cm" svg:y2="16.232cm">
          <text:p/>
        </draw:line>
        <draw:line draw:style-name="gr25" draw:text-style-name="P2" draw:layer="layout" svg:x1="2.458cm" svg:y1="15.562cm" svg:x2="2.606cm" svg:y2="15.562cm">
          <text:p/>
        </draw:line>
        <draw:line draw:style-name="gr25" draw:text-style-name="P2" draw:layer="layout" svg:x1="2.458cm" svg:y1="15.562cm" svg:x2="2.606cm" svg:y2="15.562cm">
          <text:p/>
        </draw:line>
        <draw:line draw:style-name="gr25" draw:text-style-name="P2" draw:layer="layout" svg:x1="2.458cm" svg:y1="14.891cm" svg:x2="2.606cm" svg:y2="14.891cm">
          <text:p/>
        </draw:line>
        <draw:line draw:style-name="gr25" draw:text-style-name="P2" draw:layer="layout" svg:x1="2.458cm" svg:y1="14.891cm" svg:x2="2.606cm" svg:y2="14.891cm">
          <text:p/>
        </draw:line>
        <draw:line draw:style-name="gr25" draw:text-style-name="P2" draw:layer="layout" svg:x1="2.458cm" svg:y1="14.217cm" svg:x2="2.606cm" svg:y2="14.217cm">
          <text:p/>
        </draw:line>
        <draw:line draw:style-name="gr25" draw:text-style-name="P2" draw:layer="layout" svg:x1="2.458cm" svg:y1="14.217cm" svg:x2="2.606cm" svg:y2="14.217cm">
          <text:p/>
        </draw:line>
        <draw:line draw:style-name="gr25" draw:text-style-name="P2" draw:layer="layout" svg:x1="2.458cm" svg:y1="13.546cm" svg:x2="2.606cm" svg:y2="13.546cm">
          <text:p/>
        </draw:line>
        <draw:line draw:style-name="gr25" draw:text-style-name="P2" draw:layer="layout" svg:x1="2.458cm" svg:y1="13.546cm" svg:x2="2.606cm" svg:y2="13.546cm">
          <text:p/>
        </draw:line>
        <draw:line draw:style-name="gr25" draw:text-style-name="P2" draw:layer="layout" svg:x1="2.458cm" svg:y1="12.875cm" svg:x2="2.606cm" svg:y2="12.875cm">
          <text:p/>
        </draw:line>
        <draw:line draw:style-name="gr25" draw:text-style-name="P2" draw:layer="layout" svg:x1="2.458cm" svg:y1="12.875cm" svg:x2="2.606cm" svg:y2="12.875cm">
          <text:p/>
        </draw:line>
        <draw:polygon draw:style-name="gr26" draw:text-style-name="P9" draw:layer="layout" svg:width="9.931cm" svg:height="3.649cm" svg:x="2.606cm" svg:y="13.257cm" svg:viewBox="0 0 9932 3650" draw:points="0,1464 60,1923 120,1816 180,1849 237,1694 297,1535 357,1410 417,1000 477,796 537,1274 597,1300 657,1853 713,1773 773,1849 833,1968 893,1727 953,1603 1013,1322 1073,1150 1129,1002 1189,335 1249,136 1309,802 1369,1334 1429,1402 1489,1821 1549,1719 1606,1799 1666,1640 1726,1773 1786,1495 1846,1033 1905,640 1962,798 2022,1305 2082,1526 2142,1668 2202,1807 2262,1903 2322,1595 2378,1410 2438,1467 2499,1325 2559,833 2619,298 2679,131 2739,611 2799,1235 2855,1827 2915,1858 2975,1660 3035,2045 3095,1557 3155,1614 3212,1362 3275,833 3332,974 3392,1139 3452,1356 3512,1768 3572,1790 3628,1951 3688,1770 3748,1943 3808,1480 3868,1413 3928,1311 3988,589 4048,433 4104,14 4164,796 4224,1300 4284,1657 4344,2085 4404,1878 4464,2085 4521,1784 4581,1699 4641,1402 4700,915 4757,761 4817,957 4877,1433 4937,1793 4997,1875 5057,1651 5117,1926 5177,1640 5233,1506 5293,1580 5353,1385 5413,663 5473,261 5533,309 5593,1028 5649,1345 5709,1399 5769,1847 5829,1764 5889,1912 5949,1784 6006,1430 6069,1796 6126,1133 6186,790 6246,1033 6306,1543 6366,1816 6426,1742 6482,1799 6542,1756 6602,1703 6662,1313 6722,1554 6782,1331 6842,926 6898,213 6958,57 7018,835 7078,1285 7138,1565 7198,1903 7258,1609 7318,1923 7375,1450 7435,1435 7494,1345 7554,1135 7614,717 7674,1019 7731,1385 7791,1833 7851,1937 7911,1963 7971,2093 8031,1535 8091,1597 8147,1209 8207,1005 8267,720 8327,374 8387,0 8447,781 8507,1382 8567,1526 8623,1937 8683,1940 8743,1844 8803,1512 8863,1612 8923,1328 8983,796 9040,846 9100,1313 9160,1396 9220,1498 9280,1878 9340,1731 9396,1875 9456,1585 9516,1339 9576,1444 9636,1098 9696,618 9756,383 9816,91 9872,989 9932,1008 9932,3650 0,3650">
          <text:p/>
        </draw:polygon>
        <draw:frame draw:style-name="gr27" draw:text-style-name="P10" draw:layer="layout" svg:width="0.489cm" svg:height="0.421cm" svg:x="1.88cm" svg:y="16.073cm">
          <draw:text-box>
            <text:p><text:span text:style-name="T4">0.2</text:span></text:p>
          </draw:text-box>
        </draw:frame>
        <draw:frame draw:style-name="gr27" draw:text-style-name="P11" draw:layer="layout" svg:width="0.489cm" svg:height="0.421cm" svg:x="1.88cm" svg:y="15.402cm">
          <draw:text-box>
            <text:p text:style-name="P4"><text:span text:style-name="T5">0.4</text:span></text:p>
          </draw:text-box>
        </draw:frame>
        <draw:frame draw:style-name="gr27" draw:text-style-name="P11" draw:layer="layout" svg:width="0.489cm" svg:height="0.421cm" svg:x="1.88cm" svg:y="14.731cm">
          <draw:text-box>
            <text:p text:style-name="P12"><text:span text:style-name="T6">0.6</text:span></text:p>
          </draw:text-box>
        </draw:frame>
        <draw:frame draw:style-name="gr27" draw:text-style-name="P11" draw:layer="layout" svg:width="0.489cm" svg:height="0.421cm" svg:x="1.88cm" svg:y="14.058cm">
          <draw:text-box>
            <text:p text:style-name="P12"><text:span text:style-name="T6">0.8</text:span></text:p>
          </draw:text-box>
        </draw:frame>
        <draw:frame draw:style-name="gr27" draw:text-style-name="P10" draw:layer="layout" svg:width="0.489cm" svg:height="0.421cm" svg:x="1.88cm" svg:y="13.387cm">
          <draw:text-box>
            <text:p><text:span text:style-name="T4">1.0</text:span></text:p>
          </draw:text-box>
        </draw:frame>
        <draw:polygon draw:style-name="gr26" draw:text-style-name="P9" draw:layer="layout" svg:width="0.211cm" svg:height="0.17cm" svg:x="5.87cm" svg:y="16.184cm" svg:viewBox="0 0 212 171" draw:points="107,171 0,171 0,0 212,0 212,171">
          <text:p/>
        </draw:polygon>
        <draw:frame draw:style-name="gr27" draw:text-style-name="P11" draw:layer="layout" svg:width="0.489cm" svg:height="0.421cm" svg:x="1.88cm" svg:y="12.716cm">
          <draw:text-box>
            <text:p text:style-name="P12"><text:span text:style-name="T6">1.2</text:span></text:p>
          </draw:text-box>
        </draw:frame>
        <draw:line draw:style-name="gr24" draw:text-style-name="P2" draw:layer="layout" svg:x1="12.537cm" svg:y1="11.964cm" svg:x2="2.606cm" svg:y2="11.964cm">
          <text:p/>
        </draw:line>
        <draw:line draw:style-name="gr24" draw:text-style-name="P2" draw:layer="layout" svg:x1="12.537cm" svg:y1="11.291cm" svg:x2="2.606cm" svg:y2="11.291cm">
          <text:p/>
        </draw:line>
        <draw:line draw:style-name="gr24" draw:text-style-name="P2" draw:layer="layout" svg:x1="12.537cm" svg:y1="10.62cm" svg:x2="2.606cm" svg:y2="10.62cm">
          <text:p/>
        </draw:line>
        <draw:line draw:style-name="gr24" draw:text-style-name="P2" draw:layer="layout" svg:x1="12.537cm" svg:y1="9.949cm" svg:x2="2.606cm" svg:y2="9.949cm">
          <text:p/>
        </draw:line>
        <draw:line draw:style-name="gr24" draw:text-style-name="P2" draw:layer="layout" svg:x1="12.537cm" svg:y1="9.276cm" svg:x2="2.606cm" svg:y2="9.276cm">
          <text:p/>
        </draw:line>
        <draw:line draw:style-name="gr24" draw:text-style-name="P2" draw:layer="layout" svg:x1="12.537cm" svg:y1="8.605cm" svg:x2="2.606cm" svg:y2="8.605cm">
          <text:p/>
        </draw:line>
        <draw:line draw:style-name="gr25" draw:text-style-name="P2" draw:layer="layout" svg:x1="2.606cm" svg:y1="12.083cm" svg:x2="2.606cm" svg:y2="11.964cm">
          <text:p/>
        </draw:line>
        <draw:line draw:style-name="gr25" draw:text-style-name="P2" draw:layer="layout" svg:x1="2.606cm" svg:y1="12.083cm" svg:x2="2.606cm" svg:y2="11.964cm">
          <text:p/>
        </draw:line>
        <draw:line draw:style-name="gr25" draw:text-style-name="P2" draw:layer="layout" svg:x1="4.001cm" svg:y1="12.083cm" svg:x2="4.001cm" svg:y2="11.964cm">
          <text:p/>
        </draw:line>
        <draw:line draw:style-name="gr25" draw:text-style-name="P2" draw:layer="layout" svg:x1="4.001cm" svg:y1="12.083cm" svg:x2="4.001cm" svg:y2="11.964cm">
          <text:p/>
        </draw:line>
        <draw:line draw:style-name="gr25" draw:text-style-name="P2" draw:layer="layout" svg:x1="5.396cm" svg:y1="12.083cm" svg:x2="5.396cm" svg:y2="11.964cm">
          <text:p/>
        </draw:line>
        <draw:line draw:style-name="gr25" draw:text-style-name="P2" draw:layer="layout" svg:x1="5.396cm" svg:y1="12.083cm" svg:x2="5.396cm" svg:y2="11.964cm">
          <text:p/>
        </draw:line>
        <draw:line draw:style-name="gr25" draw:text-style-name="P2" draw:layer="layout" svg:x1="6.813cm" svg:y1="12.083cm" svg:x2="6.813cm" svg:y2="11.964cm">
          <text:p/>
        </draw:line>
        <draw:line draw:style-name="gr25" draw:text-style-name="P2" draw:layer="layout" svg:x1="6.813cm" svg:y1="12.083cm" svg:x2="6.813cm" svg:y2="11.964cm">
          <text:p/>
        </draw:line>
        <draw:line draw:style-name="gr25" draw:text-style-name="P2" draw:layer="layout" svg:x1="8.208cm" svg:y1="12.083cm" svg:x2="8.208cm" svg:y2="11.964cm">
          <text:p/>
        </draw:line>
        <draw:line draw:style-name="gr25" draw:text-style-name="P2" draw:layer="layout" svg:x1="8.208cm" svg:y1="12.083cm" svg:x2="8.208cm" svg:y2="11.964cm">
          <text:p/>
        </draw:line>
        <draw:line draw:style-name="gr25" draw:text-style-name="P2" draw:layer="layout" svg:x1="9.603cm" svg:y1="12.083cm" svg:x2="9.603cm" svg:y2="11.964cm">
          <text:p/>
        </draw:line>
        <draw:line draw:style-name="gr25" draw:text-style-name="P2" draw:layer="layout" svg:x1="9.603cm" svg:y1="12.083cm" svg:x2="9.603cm" svg:y2="11.964cm">
          <text:p/>
        </draw:line>
        <draw:line draw:style-name="gr25" draw:text-style-name="P2" draw:layer="layout" svg:x1="11.004cm" svg:y1="12.083cm" svg:x2="11.004cm" svg:y2="11.964cm">
          <text:p/>
        </draw:line>
        <draw:line draw:style-name="gr25" draw:text-style-name="P2" draw:layer="layout" svg:x1="11.004cm" svg:y1="12.083cm" svg:x2="11.004cm" svg:y2="11.964cm">
          <text:p/>
        </draw:line>
        <draw:line draw:style-name="gr25" draw:text-style-name="P2" draw:layer="layout" svg:x1="12.537cm" svg:y1="12.083cm" svg:x2="12.537cm" svg:y2="11.964cm">
          <text:p/>
        </draw:line>
        <draw:line draw:style-name="gr25" draw:text-style-name="P2" draw:layer="layout" svg:x1="12.537cm" svg:y1="12.083cm" svg:x2="12.537cm" svg:y2="11.964cm">
          <text:p/>
        </draw:line>
        <draw:line draw:style-name="gr25" draw:text-style-name="P2" draw:layer="layout" svg:x1="2.606cm" svg:y1="11.964cm" svg:x2="12.537cm" svg:y2="11.964cm">
          <text:p/>
        </draw:line>
        <draw:line draw:style-name="gr25" draw:text-style-name="P2" draw:layer="layout" svg:x1="2.458cm" svg:y1="11.964cm" svg:x2="2.606cm" svg:y2="11.964cm">
          <text:p/>
        </draw:line>
        <draw:line draw:style-name="gr25" draw:text-style-name="P2" draw:layer="layout" svg:x1="2.458cm" svg:y1="11.964cm" svg:x2="2.606cm" svg:y2="11.964cm">
          <text:p/>
        </draw:line>
        <draw:line draw:style-name="gr25" draw:text-style-name="P2" draw:layer="layout" svg:x1="2.458cm" svg:y1="11.291cm" svg:x2="2.606cm" svg:y2="11.291cm">
          <text:p/>
        </draw:line>
        <draw:line draw:style-name="gr25" draw:text-style-name="P2" draw:layer="layout" svg:x1="2.458cm" svg:y1="11.291cm" svg:x2="2.606cm" svg:y2="11.291cm">
          <text:p/>
        </draw:line>
        <draw:line draw:style-name="gr25" draw:text-style-name="P2" draw:layer="layout" svg:x1="2.458cm" svg:y1="10.62cm" svg:x2="2.606cm" svg:y2="10.62cm">
          <text:p/>
        </draw:line>
        <draw:line draw:style-name="gr25" draw:text-style-name="P2" draw:layer="layout" svg:x1="2.458cm" svg:y1="10.62cm" svg:x2="2.606cm" svg:y2="10.62cm">
          <text:p/>
        </draw:line>
        <draw:line draw:style-name="gr25" draw:text-style-name="P2" draw:layer="layout" svg:x1="2.458cm" svg:y1="9.949cm" svg:x2="2.606cm" svg:y2="9.949cm">
          <text:p/>
        </draw:line>
        <draw:line draw:style-name="gr25" draw:text-style-name="P2" draw:layer="layout" svg:x1="2.458cm" svg:y1="9.949cm" svg:x2="2.606cm" svg:y2="9.949cm">
          <text:p/>
        </draw:line>
        <draw:line draw:style-name="gr25" draw:text-style-name="P2" draw:layer="layout" svg:x1="2.458cm" svg:y1="9.276cm" svg:x2="2.606cm" svg:y2="9.276cm">
          <text:p/>
        </draw:line>
        <draw:line draw:style-name="gr25" draw:text-style-name="P2" draw:layer="layout" svg:x1="2.458cm" svg:y1="9.276cm" svg:x2="2.606cm" svg:y2="9.276cm">
          <text:p/>
        </draw:line>
        <draw:line draw:style-name="gr25" draw:text-style-name="P2" draw:layer="layout" svg:x1="2.458cm" svg:y1="8.605cm" svg:x2="2.606cm" svg:y2="8.605cm">
          <text:p/>
        </draw:line>
        <draw:line draw:style-name="gr25" draw:text-style-name="P2" draw:layer="layout" svg:x1="2.458cm" svg:y1="8.605cm" svg:x2="2.606cm" svg:y2="8.605cm">
          <text:p/>
        </draw:line>
        <draw:polygon draw:style-name="gr26" draw:text-style-name="P9" draw:layer="layout" svg:width="9.931cm" svg:height="3.507cm" svg:x="2.606cm" svg:y="8.457cm" svg:viewBox="0 0 9932 3508" draw:points="0,1413 60,1710 120,1767 180,1780 237,1528 297,1370 357,1336 417,813 477,611 537,1039 597,1263 657,1455 713,1654 773,1645 833,1684 893,1497 953,1223 1013,1226 1073,1104 1129,637 1189,193 1249,0 1309,626 1369,1277 1429,1413 1489,1710 1549,1767 1606,1780 1666,1528 1726,1370 1786,1336 1846,813 1905,611 1962,1039 2022,1263 2082,1455 2142,1654 2202,1645 2262,1684 2322,1497 2378,1223 2438,1226 2499,1104 2559,637 2619,193 2679,0 2739,626 2799,1277 2855,1413 2915,1710 2975,1767 3035,1780 3095,1528 3155,1370 3212,1336 3275,813 3332,611 3392,1039 3452,1263 3512,1455 3572,1654 3628,1645 3688,1684 3748,1497 3808,1223 3868,1226 3928,1104 3988,637 4048,193 4104,0 4164,626 4224,1277 4284,1413 4344,1710 4404,1767 4464,1780 4521,1528 4581,1370 4641,1336 4700,813 4757,611 4817,1039 4877,1263 4937,1455 4997,1654 5057,1645 5117,1684 5177,1497 5233,1223 5293,1226 5353,1104 5413,637 5473,193 5533,0 5593,626 5649,1277 5709,1413 5769,1710 5829,1767 5889,1780 5949,1528 6006,1370 6069,1336 6126,813 6186,611 6246,1039 6306,1263 6366,1455 6426,1654 6482,1645 6542,1684 6602,1497 6662,1223 6722,1226 6782,1104 6842,637 6898,193 6958,0 7018,626 7078,1277 7138,1413 7198,1710 7258,1767 7318,1780 7375,1528 7435,1370 7494,1336 7554,813 7614,611 7674,1039 7731,1263 7791,1455 7851,1654 7911,1645 7971,1684 8031,1497 8091,1223 8147,1226 8207,1104 8267,637 8327,193 8387,0 8447,626 8507,1277 8567,1413 8623,1710 8683,1767 8743,1780 8803,1528 8863,1370 8923,1336 8983,813 9040,611 9100,1039 9160,1263 9220,1455 9280,1654 9340,1645 9396,1684 9456,1497 9516,1223 9576,1226 9636,1104 9696,637 9756,193 9816,0 9872,626 9932,1277 9932,3508 0,3508">
          <text:p/>
        </draw:polygon>
        <draw:frame draw:style-name="gr28" draw:text-style-name="P11" draw:layer="layout" svg:width="4.323cm" svg:height="0.357cm" draw:transform="rotate (1.5707963267949) translate (1.508cm 16.906cm)">
          <draw:text-box>
            <text:p text:style-name="P4"><text:span text:style-name="T5">Electricity consumption, kWh</text:span></text:p>
          </draw:text-box>
        </draw:frame>
        <draw:frame draw:style-name="gr29" draw:text-style-name="P10" draw:layer="layout" svg:width="0.489cm" svg:height="0.422cm" svg:x="1.88cm" svg:y="11.805cm">
          <draw:text-box>
            <text:p><text:span text:style-name="T4">0.0</text:span></text:p>
          </draw:text-box>
        </draw:frame>
        <draw:frame draw:style-name="gr27" draw:text-style-name="P10" draw:layer="layout" svg:width="0.489cm" svg:height="0.421cm" svg:x="1.88cm" svg:y="11.131cm">
          <draw:text-box>
            <text:p><text:span text:style-name="T7">0.2</text:span></text:p>
          </draw:text-box>
        </draw:frame>
        <draw:frame draw:style-name="gr27" draw:text-style-name="P11" draw:layer="layout" svg:width="0.489cm" svg:height="0.421cm" svg:x="1.88cm" svg:y="10.46cm">
          <draw:text-box>
            <text:p text:style-name="P12"><text:span text:style-name="T6">0.4</text:span></text:p>
          </draw:text-box>
        </draw:frame>
        <draw:frame draw:style-name="gr27" draw:text-style-name="P10" draw:layer="layout" svg:width="0.489cm" svg:height="0.421cm" svg:x="1.88cm" svg:y="9.789cm">
          <draw:text-box>
            <text:p><text:span text:style-name="T7">0.6</text:span></text:p>
          </draw:text-box>
        </draw:frame>
        <draw:frame draw:style-name="gr27" draw:text-style-name="P11" draw:layer="layout" svg:width="0.489cm" svg:height="0.421cm" svg:x="1.88cm" svg:y="9.116cm">
          <draw:text-box>
            <text:p text:style-name="P12"><text:span text:style-name="T6">0.8</text:span></text:p>
          </draw:text-box>
        </draw:frame>
        <draw:frame draw:style-name="gr27" draw:text-style-name="P11" draw:layer="layout" svg:width="0.489cm" svg:height="0.421cm" svg:x="1.88cm" svg:y="8.446cm">
          <draw:text-box>
            <text:p text:style-name="P12"><text:span text:style-name="T6">1.0</text:span></text:p>
          </draw:text-box>
        </draw:frame>
        <draw:polygon draw:style-name="gr26" draw:text-style-name="P9" draw:layer="layout" svg:width="0.211cm" svg:height="0.167cm" svg:x="5.884cm" svg:y="11.243cm" svg:viewBox="0 0 212 168" draw:points="107,168 0,168 0,0 212,0 212,168">
          <text:p/>
        </draw:polygon>
        <draw:frame draw:style-name="gr27" draw:text-style-name="P10" draw:layer="layout" svg:width="0.489cm" svg:height="0.421cm" svg:x="1.88cm" svg:y="7.774cm">
          <draw:text-box>
            <text:p><text:span text:style-name="T4">1.2</text:span></text:p>
          </draw:text-box>
        </draw:frame>
        <draw:frame draw:style-name="gr30" draw:text-style-name="P10" draw:layer="layout" svg:width="1.45cm" svg:height="0.421cm" svg:x="13.393cm" svg:y="10.104cm">
          <draw:text-box>
            <text:p text:style-name="P4"><text:span text:style-name="T7">Empirical</text:span></text:p>
          </draw:text-box>
        </draw:frame>
        <draw:frame draw:style-name="gr28" draw:text-style-name="P11" draw:layer="layout" svg:width="4.323cm" svg:height="0.357cm" draw:transform="rotate (1.5707963267949) translate (1.508cm 11.965cm)">
          <draw:text-box>
            <text:p text:style-name="P4"><text:span text:style-name="T5">Electricity consumption, kWh</text:span></text:p>
          </draw:text-box>
        </draw:frame>
        <draw:frame draw:style-name="gr31" draw:text-style-name="P11" draw:layer="layout" svg:width="0.684cm" svg:height="0.422cm" svg:x="2.895cm" svg:y="16.948cm">
          <draw:text-box>
            <text:p text:style-name="P12"><text:span text:style-name="T6">Mon</text:span></text:p>
          </draw:text-box>
        </draw:frame>
        <draw:frame draw:style-name="gr32" draw:text-style-name="P10" draw:layer="layout" svg:width="0.595cm" svg:height="0.422cm" svg:x="4.495cm" svg:y="16.949cm">
          <draw:text-box>
            <text:p><text:span text:style-name="T4">Tue</text:span></text:p>
          </draw:text-box>
        </draw:frame>
        <draw:frame draw:style-name="gr33" draw:text-style-name="P10" draw:layer="layout" svg:width="0.734cm" svg:height="0.422cm" svg:x="5.696cm" svg:y="16.95cm">
          <draw:text-box>
            <text:p><text:span text:style-name="T4">Wed</text:span></text:p>
          </draw:text-box>
        </draw:frame>
        <draw:frame draw:style-name="gr34" draw:text-style-name="P11" draw:layer="layout" svg:width="0.612cm" svg:height="0.422cm" svg:x="7.096cm" svg:y="16.951cm">
          <draw:text-box>
            <text:p text:style-name="P12"><text:span text:style-name="T6">Thu</text:span></text:p>
          </draw:text-box>
        </draw:frame>
        <draw:frame draw:style-name="gr35" draw:text-style-name="P11" draw:layer="layout" svg:width="0.413cm" svg:height="0.422cm" svg:x="8.596cm" svg:y="16.952cm">
          <draw:text-box>
            <text:p text:style-name="P12"><text:span text:style-name="T6">Fri</text:span></text:p>
          </draw:text-box>
        </draw:frame>
        <draw:frame draw:style-name="gr36" draw:text-style-name="P10" draw:layer="layout" svg:width="0.527cm" svg:height="0.422cm" svg:x="10.097cm" svg:y="16.952cm">
          <draw:text-box>
            <text:p><text:span text:style-name="T4">Sat</text:span></text:p>
          </draw:text-box>
        </draw:frame>
        <draw:frame draw:style-name="gr37" draw:text-style-name="P11" draw:layer="layout" svg:width="0.624cm" svg:height="0.422cm" svg:x="11.598cm" svg:y="16.953cm">
          <draw:text-box>
            <text:p text:style-name="P12"><text:span text:style-name="T6">Sun</text:span></text:p>
          </draw:text-box>
        </draw:frame>
        <draw:frame draw:style-name="gr29" draw:text-style-name="P10" draw:layer="layout" svg:width="0.489cm" svg:height="0.422cm" svg:x="1.881cm" svg:y="16.753cm">
          <draw:text-box>
            <text:p><text:span text:style-name="T4">0.0</text:span></text:p>
          </draw:text-box>
        </draw:frame>
        <draw:frame draw:style-name="gr38" draw:text-style-name="P10" draw:layer="layout" svg:width="1.45cm" svg:height="0.399cm" svg:x="12.808cm" svg:y="15.714cm">
          <draw:text-box>
            <text:p text:style-name="P4"><text:span text:style-name="T7">Synthetic</text:span></text:p>
          </draw:text-box>
        </draw:frame>
        <draw:line draw:style-name="gr25" draw:text-style-name="P2" draw:layer="layout" svg:x1="2.607cm" svg:y1="17.028cm" svg:x2="2.607cm" svg:y2="16.909cm">
          <text:p/>
        </draw:line>
        <draw:line draw:style-name="gr25" draw:text-style-name="P2" draw:layer="layout" svg:x1="2.607cm" svg:y1="17.028cm" svg:x2="2.607cm" svg:y2="16.909cm">
          <text:p/>
        </draw:line>
        <draw:line draw:style-name="gr25" draw:text-style-name="P2" draw:layer="layout" svg:x1="4.002cm" svg:y1="17.028cm" svg:x2="4.002cm" svg:y2="16.909cm">
          <text:p/>
        </draw:line>
        <draw:line draw:style-name="gr25" draw:text-style-name="P2" draw:layer="layout" svg:x1="4.002cm" svg:y1="17.028cm" svg:x2="4.002cm" svg:y2="16.909cm">
          <text:p/>
        </draw:line>
        <draw:line draw:style-name="gr25" draw:text-style-name="P2" draw:layer="layout" svg:x1="5.397cm" svg:y1="17.028cm" svg:x2="5.397cm" svg:y2="16.909cm">
          <text:p/>
        </draw:line>
        <draw:line draw:style-name="gr25" draw:text-style-name="P2" draw:layer="layout" svg:x1="5.397cm" svg:y1="17.028cm" svg:x2="5.397cm" svg:y2="16.909cm">
          <text:p/>
        </draw:line>
        <draw:line draw:style-name="gr25" draw:text-style-name="P2" draw:layer="layout" svg:x1="6.814cm" svg:y1="17.028cm" svg:x2="6.814cm" svg:y2="16.909cm">
          <text:p/>
        </draw:line>
        <draw:line draw:style-name="gr25" draw:text-style-name="P2" draw:layer="layout" svg:x1="6.814cm" svg:y1="17.028cm" svg:x2="6.814cm" svg:y2="16.909cm">
          <text:p/>
        </draw:line>
        <draw:line draw:style-name="gr25" draw:text-style-name="P2" draw:layer="layout" svg:x1="8.209cm" svg:y1="17.028cm" svg:x2="8.209cm" svg:y2="16.909cm">
          <text:p/>
        </draw:line>
        <draw:line draw:style-name="gr25" draw:text-style-name="P2" draw:layer="layout" svg:x1="8.209cm" svg:y1="17.028cm" svg:x2="8.209cm" svg:y2="16.909cm">
          <text:p/>
        </draw:line>
        <draw:line draw:style-name="gr25" draw:text-style-name="P2" draw:layer="layout" svg:x1="9.604cm" svg:y1="17.028cm" svg:x2="9.604cm" svg:y2="16.909cm">
          <text:p/>
        </draw:line>
        <draw:line draw:style-name="gr25" draw:text-style-name="P2" draw:layer="layout" svg:x1="9.604cm" svg:y1="17.028cm" svg:x2="9.604cm" svg:y2="16.909cm">
          <text:p/>
        </draw:line>
        <draw:line draw:style-name="gr25" draw:text-style-name="P2" draw:layer="layout" svg:x1="11.005cm" svg:y1="17.028cm" svg:x2="11.005cm" svg:y2="16.909cm">
          <text:p/>
        </draw:line>
        <draw:line draw:style-name="gr25" draw:text-style-name="P2" draw:layer="layout" svg:x1="11.005cm" svg:y1="17.028cm" svg:x2="11.005cm" svg:y2="16.909cm">
          <text:p/>
        </draw:line>
        <draw:line draw:style-name="gr25" draw:text-style-name="P2" draw:layer="layout" svg:x1="12.538cm" svg:y1="17.028cm" svg:x2="12.538cm" svg:y2="16.909cm">
          <text:p/>
        </draw:line>
        <draw:line draw:style-name="gr25" draw:text-style-name="P2" draw:layer="layout" svg:x1="12.538cm" svg:y1="17.028cm" svg:x2="12.538cm" svg:y2="16.909cm">
          <text:p/>
        </draw:line>
        <draw:line draw:style-name="gr25" draw:text-style-name="P2" draw:layer="layout" svg:x1="2.459cm" svg:y1="16.909cm" svg:x2="2.607cm" svg:y2="16.909cm">
          <text:p/>
        </draw:line>
        <draw:line draw:style-name="gr25" draw:text-style-name="P2" draw:layer="layout" svg:x1="2.459cm" svg:y1="16.909cm" svg:x2="2.607cm" svg:y2="16.909cm">
          <text:p/>
        </draw:line>
        <draw:polygon draw:style-name="gr25" draw:text-style-name="P2" draw:layer="layout" svg:width="10.149cm" svg:height="4.032cm" svg:x="2.589cm" svg:y="18.155cm" svg:viewBox="0 0 10150 4033" draw:points="5077,4033 0,4033 0,0 10150,0 10150,4033">
          <text:p/>
        </draw:polygon>
        <draw:line draw:style-name="gr39" draw:text-style-name="P2" draw:layer="layout" svg:x1="12.738cm" svg:y1="21.379cm" svg:x2="2.589cm" svg:y2="21.379cm">
          <text:p/>
        </draw:line>
        <draw:line draw:style-name="gr39" draw:text-style-name="P2" draw:layer="layout" svg:x1="12.738cm" svg:y1="20.575cm" svg:x2="2.589cm" svg:y2="20.575cm">
          <text:p/>
        </draw:line>
        <draw:line draw:style-name="gr39" draw:text-style-name="P2" draw:layer="layout" svg:x1="12.738cm" svg:y1="19.767cm" svg:x2="2.589cm" svg:y2="19.767cm">
          <text:p/>
        </draw:line>
        <draw:line draw:style-name="gr39" draw:text-style-name="P2" draw:layer="layout" svg:x1="12.738cm" svg:y1="18.963cm" svg:x2="2.589cm" svg:y2="18.963cm">
          <text:p/>
        </draw:line>
        <draw:line draw:style-name="gr25" draw:text-style-name="P2" draw:layer="layout" svg:x1="2.589cm" svg:y1="22.339cm" svg:x2="2.589cm" svg:y2="22.187cm">
          <text:p/>
        </draw:line>
        <draw:line draw:style-name="gr25" draw:text-style-name="P2" draw:layer="layout" svg:x1="2.589cm" svg:y1="22.339cm" svg:x2="2.589cm" svg:y2="22.187cm">
          <text:p/>
        </draw:line>
        <draw:line draw:style-name="gr25" draw:text-style-name="P2" draw:layer="layout" svg:x1="3.03cm" svg:y1="22.339cm" svg:x2="3.03cm" svg:y2="22.187cm">
          <text:p/>
        </draw:line>
        <draw:line draw:style-name="gr25" draw:text-style-name="P2" draw:layer="layout" svg:x1="3.03cm" svg:y1="22.339cm" svg:x2="3.03cm" svg:y2="22.187cm">
          <text:p/>
        </draw:line>
        <draw:line draw:style-name="gr25" draw:text-style-name="P2" draw:layer="layout" svg:x1="3.471cm" svg:y1="22.339cm" svg:x2="3.471cm" svg:y2="22.187cm">
          <text:p/>
        </draw:line>
        <draw:line draw:style-name="gr25" draw:text-style-name="P2" draw:layer="layout" svg:x1="3.471cm" svg:y1="22.339cm" svg:x2="3.471cm" svg:y2="22.187cm">
          <text:p/>
        </draw:line>
        <draw:line draw:style-name="gr25" draw:text-style-name="P2" draw:layer="layout" svg:x1="3.912cm" svg:y1="22.339cm" svg:x2="3.912cm" svg:y2="22.187cm">
          <text:p/>
        </draw:line>
        <draw:line draw:style-name="gr25" draw:text-style-name="P2" draw:layer="layout" svg:x1="3.912cm" svg:y1="22.339cm" svg:x2="3.912cm" svg:y2="22.187cm">
          <text:p/>
        </draw:line>
        <draw:line draw:style-name="gr25" draw:text-style-name="P2" draw:layer="layout" svg:x1="4.356cm" svg:y1="22.339cm" svg:x2="4.356cm" svg:y2="22.187cm">
          <text:p/>
        </draw:line>
        <draw:line draw:style-name="gr25" draw:text-style-name="P2" draw:layer="layout" svg:x1="4.356cm" svg:y1="22.339cm" svg:x2="4.356cm" svg:y2="22.187cm">
          <text:p/>
        </draw:line>
        <draw:line draw:style-name="gr25" draw:text-style-name="P2" draw:layer="layout" svg:x1="4.797cm" svg:y1="22.339cm" svg:x2="4.797cm" svg:y2="22.187cm">
          <text:p/>
        </draw:line>
        <draw:line draw:style-name="gr25" draw:text-style-name="P2" draw:layer="layout" svg:x1="4.797cm" svg:y1="22.339cm" svg:x2="4.797cm" svg:y2="22.187cm">
          <text:p/>
        </draw:line>
        <draw:line draw:style-name="gr25" draw:text-style-name="P2" draw:layer="layout" svg:x1="5.238cm" svg:y1="22.339cm" svg:x2="5.238cm" svg:y2="22.187cm">
          <text:p/>
        </draw:line>
        <draw:line draw:style-name="gr25" draw:text-style-name="P2" draw:layer="layout" svg:x1="5.238cm" svg:y1="22.339cm" svg:x2="5.238cm" svg:y2="22.187cm">
          <text:p/>
        </draw:line>
        <draw:line draw:style-name="gr25" draw:text-style-name="P2" draw:layer="layout" svg:x1="5.679cm" svg:y1="22.339cm" svg:x2="5.679cm" svg:y2="22.187cm">
          <text:p/>
        </draw:line>
        <draw:line draw:style-name="gr25" draw:text-style-name="P2" draw:layer="layout" svg:x1="5.679cm" svg:y1="22.339cm" svg:x2="5.679cm" svg:y2="22.187cm">
          <text:p/>
        </draw:line>
        <draw:line draw:style-name="gr25" draw:text-style-name="P2" draw:layer="layout" svg:x1="6.12cm" svg:y1="22.339cm" svg:x2="6.12cm" svg:y2="22.187cm">
          <text:p/>
        </draw:line>
        <draw:line draw:style-name="gr25" draw:text-style-name="P2" draw:layer="layout" svg:x1="6.12cm" svg:y1="22.339cm" svg:x2="6.12cm" svg:y2="22.187cm">
          <text:p/>
        </draw:line>
        <draw:line draw:style-name="gr25" draw:text-style-name="P2" draw:layer="layout" svg:x1="6.561cm" svg:y1="22.339cm" svg:x2="6.561cm" svg:y2="22.187cm">
          <text:p/>
        </draw:line>
        <draw:line draw:style-name="gr25" draw:text-style-name="P2" draw:layer="layout" svg:x1="6.561cm" svg:y1="22.339cm" svg:x2="6.561cm" svg:y2="22.187cm">
          <text:p/>
        </draw:line>
        <draw:line draw:style-name="gr25" draw:text-style-name="P2" draw:layer="layout" svg:x1="7.002cm" svg:y1="22.339cm" svg:x2="7.002cm" svg:y2="22.187cm">
          <text:p/>
        </draw:line>
        <draw:line draw:style-name="gr25" draw:text-style-name="P2" draw:layer="layout" svg:x1="7.002cm" svg:y1="22.339cm" svg:x2="7.002cm" svg:y2="22.187cm">
          <text:p/>
        </draw:line>
        <draw:line draw:style-name="gr25" draw:text-style-name="P2" draw:layer="layout" svg:x1="7.443cm" svg:y1="22.339cm" svg:x2="7.443cm" svg:y2="22.187cm">
          <text:p/>
        </draw:line>
        <draw:line draw:style-name="gr25" draw:text-style-name="P2" draw:layer="layout" svg:x1="7.443cm" svg:y1="22.339cm" svg:x2="7.443cm" svg:y2="22.187cm">
          <text:p/>
        </draw:line>
        <draw:line draw:style-name="gr25" draw:text-style-name="P2" draw:layer="layout" svg:x1="7.884cm" svg:y1="22.339cm" svg:x2="7.884cm" svg:y2="22.187cm">
          <text:p/>
        </draw:line>
        <draw:line draw:style-name="gr25" draw:text-style-name="P2" draw:layer="layout" svg:x1="7.884cm" svg:y1="22.339cm" svg:x2="7.884cm" svg:y2="22.187cm">
          <text:p/>
        </draw:line>
        <draw:line draw:style-name="gr25" draw:text-style-name="P2" draw:layer="layout" svg:x1="8.325cm" svg:y1="22.339cm" svg:x2="8.325cm" svg:y2="22.187cm">
          <text:p/>
        </draw:line>
        <draw:line draw:style-name="gr25" draw:text-style-name="P2" draw:layer="layout" svg:x1="8.325cm" svg:y1="22.339cm" svg:x2="8.325cm" svg:y2="22.187cm">
          <text:p/>
        </draw:line>
        <draw:line draw:style-name="gr25" draw:text-style-name="P2" draw:layer="layout" svg:x1="8.766cm" svg:y1="22.339cm" svg:x2="8.766cm" svg:y2="22.187cm">
          <text:p/>
        </draw:line>
        <draw:line draw:style-name="gr25" draw:text-style-name="P2" draw:layer="layout" svg:x1="8.766cm" svg:y1="22.339cm" svg:x2="8.766cm" svg:y2="22.187cm">
          <text:p/>
        </draw:line>
        <draw:line draw:style-name="gr25" draw:text-style-name="P2" draw:layer="layout" svg:x1="9.207cm" svg:y1="22.339cm" svg:x2="9.207cm" svg:y2="22.187cm">
          <text:p/>
        </draw:line>
        <draw:line draw:style-name="gr25" draw:text-style-name="P2" draw:layer="layout" svg:x1="9.207cm" svg:y1="22.339cm" svg:x2="9.207cm" svg:y2="22.187cm">
          <text:p/>
        </draw:line>
        <draw:line draw:style-name="gr25" draw:text-style-name="P2" draw:layer="layout" svg:x1="9.648cm" svg:y1="22.339cm" svg:x2="9.648cm" svg:y2="22.187cm">
          <text:p/>
        </draw:line>
        <draw:line draw:style-name="gr25" draw:text-style-name="P2" draw:layer="layout" svg:x1="9.648cm" svg:y1="22.339cm" svg:x2="9.648cm" svg:y2="22.187cm">
          <text:p/>
        </draw:line>
        <draw:line draw:style-name="gr25" draw:text-style-name="P2" draw:layer="layout" svg:x1="10.092cm" svg:y1="22.339cm" svg:x2="10.092cm" svg:y2="22.187cm">
          <text:p/>
        </draw:line>
        <draw:line draw:style-name="gr25" draw:text-style-name="P2" draw:layer="layout" svg:x1="10.092cm" svg:y1="22.339cm" svg:x2="10.092cm" svg:y2="22.187cm">
          <text:p/>
        </draw:line>
        <draw:line draw:style-name="gr25" draw:text-style-name="P2" draw:layer="layout" svg:x1="10.533cm" svg:y1="22.339cm" svg:x2="10.533cm" svg:y2="22.187cm">
          <text:p/>
        </draw:line>
        <draw:line draw:style-name="gr25" draw:text-style-name="P2" draw:layer="layout" svg:x1="10.533cm" svg:y1="22.339cm" svg:x2="10.533cm" svg:y2="22.187cm">
          <text:p/>
        </draw:line>
        <draw:line draw:style-name="gr25" draw:text-style-name="P2" draw:layer="layout" svg:x1="10.974cm" svg:y1="22.339cm" svg:x2="10.974cm" svg:y2="22.187cm">
          <text:p/>
        </draw:line>
        <draw:line draw:style-name="gr25" draw:text-style-name="P2" draw:layer="layout" svg:x1="10.974cm" svg:y1="22.339cm" svg:x2="10.974cm" svg:y2="22.187cm">
          <text:p/>
        </draw:line>
        <draw:line draw:style-name="gr25" draw:text-style-name="P2" draw:layer="layout" svg:x1="11.415cm" svg:y1="22.339cm" svg:x2="11.415cm" svg:y2="22.187cm">
          <text:p/>
        </draw:line>
        <draw:line draw:style-name="gr25" draw:text-style-name="P2" draw:layer="layout" svg:x1="11.415cm" svg:y1="22.339cm" svg:x2="11.415cm" svg:y2="22.187cm">
          <text:p/>
        </draw:line>
        <draw:line draw:style-name="gr25" draw:text-style-name="P2" draw:layer="layout" svg:x1="11.856cm" svg:y1="22.339cm" svg:x2="11.856cm" svg:y2="22.187cm">
          <text:p/>
        </draw:line>
        <draw:line draw:style-name="gr25" draw:text-style-name="P2" draw:layer="layout" svg:x1="11.856cm" svg:y1="22.339cm" svg:x2="11.856cm" svg:y2="22.187cm">
          <text:p/>
        </draw:line>
        <draw:line draw:style-name="gr25" draw:text-style-name="P2" draw:layer="layout" svg:x1="12.297cm" svg:y1="22.339cm" svg:x2="12.297cm" svg:y2="22.187cm">
          <text:p/>
        </draw:line>
        <draw:line draw:style-name="gr25" draw:text-style-name="P2" draw:layer="layout" svg:x1="12.297cm" svg:y1="22.339cm" svg:x2="12.297cm" svg:y2="22.187cm">
          <text:p/>
        </draw:line>
        <draw:line draw:style-name="gr25" draw:text-style-name="P2" draw:layer="layout" svg:x1="12.738cm" svg:y1="22.339cm" svg:x2="12.738cm" svg:y2="22.187cm">
          <text:p/>
        </draw:line>
        <draw:line draw:style-name="gr25" draw:text-style-name="P2" draw:layer="layout" svg:x1="12.738cm" svg:y1="22.339cm" svg:x2="12.738cm" svg:y2="22.187cm">
          <text:p/>
        </draw:line>
        <draw:line draw:style-name="gr25" draw:text-style-name="P2" draw:layer="layout" svg:x1="2.44cm" svg:y1="22.187cm" svg:x2="2.589cm" svg:y2="22.187cm">
          <text:p/>
        </draw:line>
        <draw:line draw:style-name="gr25" draw:text-style-name="P2" draw:layer="layout" svg:x1="2.44cm" svg:y1="22.187cm" svg:x2="2.589cm" svg:y2="22.187cm">
          <text:p/>
        </draw:line>
        <draw:line draw:style-name="gr25" draw:text-style-name="P2" draw:layer="layout" svg:x1="2.44cm" svg:y1="21.379cm" svg:x2="2.589cm" svg:y2="21.379cm">
          <text:p/>
        </draw:line>
        <draw:line draw:style-name="gr25" draw:text-style-name="P2" draw:layer="layout" svg:x1="2.44cm" svg:y1="21.379cm" svg:x2="2.589cm" svg:y2="21.379cm">
          <text:p/>
        </draw:line>
        <draw:line draw:style-name="gr25" draw:text-style-name="P2" draw:layer="layout" svg:x1="2.44cm" svg:y1="20.575cm" svg:x2="2.589cm" svg:y2="20.575cm">
          <text:p/>
        </draw:line>
        <draw:line draw:style-name="gr25" draw:text-style-name="P2" draw:layer="layout" svg:x1="2.44cm" svg:y1="20.575cm" svg:x2="2.589cm" svg:y2="20.575cm">
          <text:p/>
        </draw:line>
        <draw:line draw:style-name="gr25" draw:text-style-name="P2" draw:layer="layout" svg:x1="2.44cm" svg:y1="19.767cm" svg:x2="2.589cm" svg:y2="19.767cm">
          <text:p/>
        </draw:line>
        <draw:line draw:style-name="gr25" draw:text-style-name="P2" draw:layer="layout" svg:x1="2.44cm" svg:y1="19.767cm" svg:x2="2.589cm" svg:y2="19.767cm">
          <text:p/>
        </draw:line>
        <draw:line draw:style-name="gr25" draw:text-style-name="P2" draw:layer="layout" svg:x1="2.44cm" svg:y1="18.963cm" svg:x2="2.589cm" svg:y2="18.963cm">
          <text:p/>
        </draw:line>
        <draw:line draw:style-name="gr25" draw:text-style-name="P2" draw:layer="layout" svg:x1="2.44cm" svg:y1="18.963cm" svg:x2="2.589cm" svg:y2="18.963cm">
          <text:p/>
        </draw:line>
        <draw:line draw:style-name="gr25" draw:text-style-name="P2" draw:layer="layout" svg:x1="2.44cm" svg:y1="18.155cm" svg:x2="2.589cm" svg:y2="18.155cm">
          <text:p/>
        </draw:line>
        <draw:line draw:style-name="gr25" draw:text-style-name="P2" draw:layer="layout" svg:x1="2.44cm" svg:y1="18.155cm" svg:x2="2.589cm" svg:y2="18.155cm">
          <text:p/>
        </draw:line>
        <draw:line draw:style-name="gr25" draw:text-style-name="P2" draw:layer="layout" svg:x1="2.589cm" svg:y1="22.187cm" svg:x2="2.589cm" svg:y2="18.155cm">
          <text:p/>
        </draw:line>
        <draw:polyline draw:style-name="gr40" draw:text-style-name="P2" draw:layer="layout" svg:width="10.149cm" svg:height="0.706cm" svg:x="2.589cm" svg:y="20.127cm" svg:viewBox="0 0 10150 707" draw:points="0,576 441,650 882,689 1323,707 1767,689 2209,640 2650,565 3091,583 3532,647 3973,671 4414,668 4855,640 5296,604 5737,565 6178,513 6619,414 7060,301 7504,192 7945,102 8386,39 8827,0 9268,46 9709,227 10150,435">
          <text:p/>
        </draw:polyline>
        <draw:polyline draw:style-name="gr41" draw:text-style-name="P2" draw:layer="layout" svg:width="10.149cm" svg:height="0.688cm" svg:x="2.589cm" svg:y="20.222cm" svg:viewBox="0 0 10150 689" draw:points="0,555 441,643 882,675 1323,686 1767,689 2209,650 2650,545 3091,381 3532,332 3973,342 4414,381 4855,385 5296,381 5737,367 6178,353 6619,321 7060,233 7504,124 7945,64 8386,29 8827,0 9268,29 9709,177 10150,392">
          <text:p/>
        </draw:polyline>
        <draw:polyline draw:style-name="gr42" draw:text-style-name="P2" draw:layer="layout" svg:width="10.149cm" svg:height="0.596cm" svg:x="2.589cm" svg:y="20.286cm" svg:viewBox="0 0 10150 597" draw:points="0,399 441,498 882,558 1323,586 1767,597 2209,597 2650,576 3091,537 3532,488 3973,435 4414,378 4855,311 5296,243 5737,187 6178,151 6619,116 7060,63 7504,17 7945,0 8386,3 8827,21 9268,56 9709,134 10150,261">
          <text:p/>
        </draw:polyline>
        <draw:polyline draw:style-name="gr43" draw:text-style-name="P2" draw:layer="layout" svg:width="10.149cm" svg:height="1.066cm" svg:x="2.589cm" svg:y="19.929cm" svg:viewBox="0 0 10150 1067" draw:points="0,950 441,1035 882,1063 1323,1067 1767,1049 2209,936 2650,766 3091,791 3532,933 3973,1000 4414,993 4855,965 5296,929 5737,882 6178,812 6619,678 7060,459 7504,212 7945,71 8386,11 8827,0 9268,159 9709,480 10150,784">
          <text:p/>
        </draw:polyline>
        <draw:frame draw:style-name="gr44" draw:text-style-name="P10" draw:layer="layout" svg:width="0.684cm" svg:height="0.399cm" svg:x="1.879cm" svg:y="21.184cm">
          <draw:text-box>
            <text:p><text:span text:style-name="T4">0.2</text:span></text:p>
          </draw:text-box>
        </draw:frame>
        <draw:frame draw:style-name="gr44" draw:text-style-name="P10" draw:layer="layout" svg:width="0.684cm" svg:height="0.399cm" svg:x="1.879cm" svg:y="20.376cm">
          <draw:text-box>
            <text:p><text:span text:style-name="T4">0.4</text:span></text:p>
          </draw:text-box>
        </draw:frame>
        <draw:frame draw:style-name="gr44" draw:text-style-name="P10" draw:layer="layout" svg:width="0.684cm" svg:height="0.399cm" svg:x="1.879cm" svg:y="19.568cm">
          <draw:text-box>
            <text:p><text:span text:style-name="T4">0.8</text:span></text:p>
          </draw:text-box>
        </draw:frame>
        <draw:frame draw:style-name="gr45" draw:text-style-name="P11" draw:layer="layout" svg:width="0.684cm" svg:height="0.399cm" svg:x="1.879cm" svg:y="18.764cm">
          <draw:text-box>
            <text:p text:style-name="P4"><text:span text:style-name="T4">1.0</text:span></text:p>
          </draw:text-box>
        </draw:frame>
        <draw:line draw:style-name="gr43" draw:text-style-name="P2" draw:layer="layout" svg:x1="3.186cm" svg:y1="18.456cm" svg:x2="3.629cm" svg:y2="18.456cm">
          <text:p/>
        </draw:line>
        <draw:line draw:style-name="gr42" draw:text-style-name="P2" draw:layer="layout" svg:x1="3.186cm" svg:y1="18.793cm" svg:x2="3.629cm" svg:y2="18.793cm">
          <text:p/>
        </draw:line>
        <draw:line draw:style-name="gr41" draw:text-style-name="P2" draw:layer="layout" svg:x1="3.186cm" svg:y1="19.129cm" svg:x2="3.629cm" svg:y2="19.129cm">
          <text:p/>
        </draw:line>
        <draw:frame draw:style-name="gr44" draw:text-style-name="P10" draw:layer="layout" svg:width="0.684cm" svg:height="0.399cm" svg:x="1.879cm" svg:y="17.956cm">
          <draw:text-box>
            <text:p><text:span text:style-name="T4">1.2</text:span></text:p>
          </draw:text-box>
        </draw:frame>
        <draw:frame draw:style-name="gr46" draw:text-style-name="P10" draw:layer="layout" svg:width="1.446cm" svg:height="0.357cm" svg:x="3.729cm" svg:y="18.291cm">
          <draw:text-box>
            <text:p><text:span text:style-name="T4">(0, 634)</text:span></text:p>
          </draw:text-box>
        </draw:frame>
        <draw:frame draw:style-name="gr47" draw:text-style-name="P11" draw:layer="layout" svg:width="1.446cm" svg:height="0.357cm" svg:x="3.729cm" svg:y="18.627cm">
          <draw:text-box>
            <text:p text:style-name="P4"><text:span text:style-name="T4">(1, 742)</text:span></text:p>
          </draw:text-box>
        </draw:frame>
        <draw:polygon draw:style-name="gr25" draw:text-style-name="P2" draw:layer="layout" svg:width="10.118cm" svg:height="3.899cm" svg:x="2.62cm" svg:y="23.481cm" svg:viewBox="0 0 10119 3900" draw:points="5060,3900 0,3900 0,0 10119,0 10119,3900">
          <text:p/>
        </draw:polygon>
        <draw:line draw:style-name="gr39" draw:text-style-name="P2" draw:layer="layout" svg:x1="12.738cm" svg:y1="26.598cm" svg:x2="2.62cm" svg:y2="26.598cm">
          <text:p/>
        </draw:line>
        <draw:line draw:style-name="gr39" draw:text-style-name="P2" draw:layer="layout" svg:x1="12.738cm" svg:y1="25.815cm" svg:x2="2.62cm" svg:y2="25.815cm">
          <text:p/>
        </draw:line>
        <draw:line draw:style-name="gr39" draw:text-style-name="P2" draw:layer="layout" svg:x1="12.738cm" svg:y1="25.036cm" svg:x2="2.62cm" svg:y2="25.036cm">
          <text:p/>
        </draw:line>
        <draw:line draw:style-name="gr39" draw:text-style-name="P2" draw:layer="layout" svg:x1="12.738cm" svg:y1="24.252cm" svg:x2="2.62cm" svg:y2="24.252cm">
          <text:p/>
        </draw:line>
        <draw:line draw:style-name="gr25" draw:text-style-name="P2" draw:layer="layout" svg:x1="2.62cm" svg:y1="27.53cm" svg:x2="2.62cm" svg:y2="27.382cm">
          <text:p/>
        </draw:line>
        <draw:line draw:style-name="gr25" draw:text-style-name="P2" draw:layer="layout" svg:x1="2.62cm" svg:y1="27.53cm" svg:x2="2.62cm" svg:y2="27.382cm">
          <text:p/>
        </draw:line>
        <draw:line draw:style-name="gr25" draw:text-style-name="P2" draw:layer="layout" svg:x1="3.061cm" svg:y1="27.53cm" svg:x2="3.061cm" svg:y2="27.382cm">
          <text:p/>
        </draw:line>
        <draw:line draw:style-name="gr25" draw:text-style-name="P2" draw:layer="layout" svg:x1="3.061cm" svg:y1="27.53cm" svg:x2="3.061cm" svg:y2="27.382cm">
          <text:p/>
        </draw:line>
        <draw:line draw:style-name="gr25" draw:text-style-name="P2" draw:layer="layout" svg:x1="3.499cm" svg:y1="27.53cm" svg:x2="3.499cm" svg:y2="27.382cm">
          <text:p/>
        </draw:line>
        <draw:line draw:style-name="gr25" draw:text-style-name="P2" draw:layer="layout" svg:x1="3.499cm" svg:y1="27.53cm" svg:x2="3.499cm" svg:y2="27.382cm">
          <text:p/>
        </draw:line>
        <draw:line draw:style-name="gr25" draw:text-style-name="P2" draw:layer="layout" svg:x1="3.94cm" svg:y1="27.53cm" svg:x2="3.94cm" svg:y2="27.382cm">
          <text:p/>
        </draw:line>
        <draw:line draw:style-name="gr25" draw:text-style-name="P2" draw:layer="layout" svg:x1="3.94cm" svg:y1="27.53cm" svg:x2="3.94cm" svg:y2="27.382cm">
          <text:p/>
        </draw:line>
        <draw:line draw:style-name="gr25" draw:text-style-name="P2" draw:layer="layout" svg:x1="4.381cm" svg:y1="27.53cm" svg:x2="4.381cm" svg:y2="27.382cm">
          <text:p/>
        </draw:line>
        <draw:line draw:style-name="gr25" draw:text-style-name="P2" draw:layer="layout" svg:x1="4.381cm" svg:y1="27.53cm" svg:x2="4.381cm" svg:y2="27.382cm">
          <text:p/>
        </draw:line>
        <draw:line draw:style-name="gr25" draw:text-style-name="P2" draw:layer="layout" svg:x1="4.822cm" svg:y1="27.53cm" svg:x2="4.822cm" svg:y2="27.382cm">
          <text:p/>
        </draw:line>
        <draw:line draw:style-name="gr25" draw:text-style-name="P2" draw:layer="layout" svg:x1="4.822cm" svg:y1="27.53cm" svg:x2="4.822cm" svg:y2="27.382cm">
          <text:p/>
        </draw:line>
        <draw:line draw:style-name="gr25" draw:text-style-name="P2" draw:layer="layout" svg:x1="5.259cm" svg:y1="27.53cm" svg:x2="5.259cm" svg:y2="27.382cm">
          <text:p/>
        </draw:line>
        <draw:line draw:style-name="gr25" draw:text-style-name="P2" draw:layer="layout" svg:x1="5.259cm" svg:y1="27.53cm" svg:x2="5.259cm" svg:y2="27.382cm">
          <text:p/>
        </draw:line>
        <draw:line draw:style-name="gr25" draw:text-style-name="P2" draw:layer="layout" svg:x1="5.7cm" svg:y1="27.53cm" svg:x2="5.7cm" svg:y2="27.382cm">
          <text:p/>
        </draw:line>
        <draw:line draw:style-name="gr25" draw:text-style-name="P2" draw:layer="layout" svg:x1="5.7cm" svg:y1="27.53cm" svg:x2="5.7cm" svg:y2="27.382cm">
          <text:p/>
        </draw:line>
        <draw:line draw:style-name="gr25" draw:text-style-name="P2" draw:layer="layout" svg:x1="6.141cm" svg:y1="27.53cm" svg:x2="6.141cm" svg:y2="27.382cm">
          <text:p/>
        </draw:line>
        <draw:line draw:style-name="gr25" draw:text-style-name="P2" draw:layer="layout" svg:x1="6.141cm" svg:y1="27.53cm" svg:x2="6.141cm" svg:y2="27.382cm">
          <text:p/>
        </draw:line>
        <draw:line draw:style-name="gr25" draw:text-style-name="P2" draw:layer="layout" svg:x1="6.582cm" svg:y1="27.53cm" svg:x2="6.582cm" svg:y2="27.382cm">
          <text:p/>
        </draw:line>
        <draw:line draw:style-name="gr25" draw:text-style-name="P2" draw:layer="layout" svg:x1="6.582cm" svg:y1="27.53cm" svg:x2="6.582cm" svg:y2="27.382cm">
          <text:p/>
        </draw:line>
        <draw:line draw:style-name="gr25" draw:text-style-name="P2" draw:layer="layout" svg:x1="7.02cm" svg:y1="27.53cm" svg:x2="7.02cm" svg:y2="27.382cm">
          <text:p/>
        </draw:line>
        <draw:line draw:style-name="gr25" draw:text-style-name="P2" draw:layer="layout" svg:x1="7.02cm" svg:y1="27.53cm" svg:x2="7.02cm" svg:y2="27.382cm">
          <text:p/>
        </draw:line>
        <draw:line draw:style-name="gr25" draw:text-style-name="P2" draw:layer="layout" svg:x1="7.461cm" svg:y1="27.53cm" svg:x2="7.461cm" svg:y2="27.382cm">
          <text:p/>
        </draw:line>
        <draw:line draw:style-name="gr25" draw:text-style-name="P2" draw:layer="layout" svg:x1="7.461cm" svg:y1="27.53cm" svg:x2="7.461cm" svg:y2="27.382cm">
          <text:p/>
        </draw:line>
        <draw:line draw:style-name="gr25" draw:text-style-name="P2" draw:layer="layout" svg:x1="7.898cm" svg:y1="27.53cm" svg:x2="7.898cm" svg:y2="27.382cm">
          <text:p/>
        </draw:line>
        <draw:line draw:style-name="gr25" draw:text-style-name="P2" draw:layer="layout" svg:x1="7.898cm" svg:y1="27.53cm" svg:x2="7.898cm" svg:y2="27.382cm">
          <text:p/>
        </draw:line>
        <draw:line draw:style-name="gr25" draw:text-style-name="P2" draw:layer="layout" svg:x1="8.339cm" svg:y1="27.53cm" svg:x2="8.339cm" svg:y2="27.382cm">
          <text:p/>
        </draw:line>
        <draw:line draw:style-name="gr25" draw:text-style-name="P2" draw:layer="layout" svg:x1="8.339cm" svg:y1="27.53cm" svg:x2="8.339cm" svg:y2="27.382cm">
          <text:p/>
        </draw:line>
        <draw:line draw:style-name="gr25" draw:text-style-name="P2" draw:layer="layout" svg:x1="8.78cm" svg:y1="27.53cm" svg:x2="8.78cm" svg:y2="27.382cm">
          <text:p/>
        </draw:line>
        <draw:line draw:style-name="gr25" draw:text-style-name="P2" draw:layer="layout" svg:x1="8.78cm" svg:y1="27.53cm" svg:x2="8.78cm" svg:y2="27.382cm">
          <text:p/>
        </draw:line>
        <draw:line draw:style-name="gr25" draw:text-style-name="P2" draw:layer="layout" svg:x1="9.221cm" svg:y1="27.53cm" svg:x2="9.221cm" svg:y2="27.382cm">
          <text:p/>
        </draw:line>
        <draw:line draw:style-name="gr25" draw:text-style-name="P2" draw:layer="layout" svg:x1="9.221cm" svg:y1="27.53cm" svg:x2="9.221cm" svg:y2="27.382cm">
          <text:p/>
        </draw:line>
        <draw:line draw:style-name="gr25" draw:text-style-name="P2" draw:layer="layout" svg:x1="9.658cm" svg:y1="27.53cm" svg:x2="9.658cm" svg:y2="27.382cm">
          <text:p/>
        </draw:line>
        <draw:line draw:style-name="gr25" draw:text-style-name="P2" draw:layer="layout" svg:x1="9.658cm" svg:y1="27.53cm" svg:x2="9.658cm" svg:y2="27.382cm">
          <text:p/>
        </draw:line>
        <draw:line draw:style-name="gr25" draw:text-style-name="P2" draw:layer="layout" svg:x1="10.099cm" svg:y1="27.53cm" svg:x2="10.099cm" svg:y2="27.382cm">
          <text:p/>
        </draw:line>
        <draw:line draw:style-name="gr25" draw:text-style-name="P2" draw:layer="layout" svg:x1="10.099cm" svg:y1="27.53cm" svg:x2="10.099cm" svg:y2="27.382cm">
          <text:p/>
        </draw:line>
        <draw:line draw:style-name="gr25" draw:text-style-name="P2" draw:layer="layout" svg:x1="10.54cm" svg:y1="27.53cm" svg:x2="10.54cm" svg:y2="27.382cm">
          <text:p/>
        </draw:line>
        <draw:line draw:style-name="gr25" draw:text-style-name="P2" draw:layer="layout" svg:x1="10.54cm" svg:y1="27.53cm" svg:x2="10.54cm" svg:y2="27.382cm">
          <text:p/>
        </draw:line>
        <draw:line draw:style-name="gr25" draw:text-style-name="P2" draw:layer="layout" svg:x1="10.981cm" svg:y1="27.53cm" svg:x2="10.981cm" svg:y2="27.382cm">
          <text:p/>
        </draw:line>
        <draw:line draw:style-name="gr25" draw:text-style-name="P2" draw:layer="layout" svg:x1="10.981cm" svg:y1="27.53cm" svg:x2="10.981cm" svg:y2="27.382cm">
          <text:p/>
        </draw:line>
        <draw:line draw:style-name="gr25" draw:text-style-name="P2" draw:layer="layout" svg:x1="11.419cm" svg:y1="27.53cm" svg:x2="11.419cm" svg:y2="27.382cm">
          <text:p/>
        </draw:line>
        <draw:line draw:style-name="gr25" draw:text-style-name="P2" draw:layer="layout" svg:x1="11.419cm" svg:y1="27.53cm" svg:x2="11.419cm" svg:y2="27.382cm">
          <text:p/>
        </draw:line>
        <draw:line draw:style-name="gr25" draw:text-style-name="P2" draw:layer="layout" svg:x1="11.86cm" svg:y1="27.53cm" svg:x2="11.86cm" svg:y2="27.382cm">
          <text:p/>
        </draw:line>
        <draw:line draw:style-name="gr25" draw:text-style-name="P2" draw:layer="layout" svg:x1="11.86cm" svg:y1="27.53cm" svg:x2="11.86cm" svg:y2="27.382cm">
          <text:p/>
        </draw:line>
        <draw:line draw:style-name="gr25" draw:text-style-name="P2" draw:layer="layout" svg:x1="12.301cm" svg:y1="27.53cm" svg:x2="12.301cm" svg:y2="27.382cm">
          <text:p/>
        </draw:line>
        <draw:line draw:style-name="gr25" draw:text-style-name="P2" draw:layer="layout" svg:x1="12.301cm" svg:y1="27.53cm" svg:x2="12.301cm" svg:y2="27.382cm">
          <text:p/>
        </draw:line>
        <draw:line draw:style-name="gr25" draw:text-style-name="P2" draw:layer="layout" svg:x1="12.738cm" svg:y1="27.53cm" svg:x2="12.738cm" svg:y2="27.382cm">
          <text:p/>
        </draw:line>
        <draw:line draw:style-name="gr25" draw:text-style-name="P2" draw:layer="layout" svg:x1="12.738cm" svg:y1="27.53cm" svg:x2="12.738cm" svg:y2="27.382cm">
          <text:p/>
        </draw:line>
        <draw:line draw:style-name="gr25" draw:text-style-name="P2" draw:layer="layout" svg:x1="2.472cm" svg:y1="27.382cm" svg:x2="2.62cm" svg:y2="27.382cm">
          <text:p/>
        </draw:line>
        <draw:line draw:style-name="gr25" draw:text-style-name="P2" draw:layer="layout" svg:x1="2.472cm" svg:y1="27.382cm" svg:x2="2.62cm" svg:y2="27.382cm">
          <text:p/>
        </draw:line>
        <draw:line draw:style-name="gr25" draw:text-style-name="P2" draw:layer="layout" svg:x1="2.472cm" svg:y1="26.598cm" svg:x2="2.62cm" svg:y2="26.598cm">
          <text:p/>
        </draw:line>
        <draw:line draw:style-name="gr25" draw:text-style-name="P2" draw:layer="layout" svg:x1="2.472cm" svg:y1="26.598cm" svg:x2="2.62cm" svg:y2="26.598cm">
          <text:p/>
        </draw:line>
        <draw:line draw:style-name="gr25" draw:text-style-name="P2" draw:layer="layout" svg:x1="2.472cm" svg:y1="25.815cm" svg:x2="2.62cm" svg:y2="25.815cm">
          <text:p/>
        </draw:line>
        <draw:line draw:style-name="gr25" draw:text-style-name="P2" draw:layer="layout" svg:x1="2.472cm" svg:y1="25.815cm" svg:x2="2.62cm" svg:y2="25.815cm">
          <text:p/>
        </draw:line>
        <draw:line draw:style-name="gr25" draw:text-style-name="P2" draw:layer="layout" svg:x1="2.472cm" svg:y1="25.036cm" svg:x2="2.62cm" svg:y2="25.036cm">
          <text:p/>
        </draw:line>
        <draw:line draw:style-name="gr25" draw:text-style-name="P2" draw:layer="layout" svg:x1="2.472cm" svg:y1="25.036cm" svg:x2="2.62cm" svg:y2="25.036cm">
          <text:p/>
        </draw:line>
        <draw:line draw:style-name="gr25" draw:text-style-name="P2" draw:layer="layout" svg:x1="2.472cm" svg:y1="24.252cm" svg:x2="2.62cm" svg:y2="24.252cm">
          <text:p/>
        </draw:line>
        <draw:line draw:style-name="gr25" draw:text-style-name="P2" draw:layer="layout" svg:x1="2.472cm" svg:y1="24.252cm" svg:x2="2.62cm" svg:y2="24.252cm">
          <text:p/>
        </draw:line>
        <draw:line draw:style-name="gr25" draw:text-style-name="P2" draw:layer="layout" svg:x1="2.472cm" svg:y1="23.473cm" svg:x2="2.62cm" svg:y2="23.473cm">
          <text:p/>
        </draw:line>
        <draw:line draw:style-name="gr25" draw:text-style-name="P2" draw:layer="layout" svg:x1="2.472cm" svg:y1="23.473cm" svg:x2="2.62cm" svg:y2="23.473cm">
          <text:p/>
        </draw:line>
        <draw:line draw:style-name="gr25" draw:text-style-name="P2" draw:layer="layout" svg:x1="2.62cm" svg:y1="27.382cm" svg:x2="2.62cm" svg:y2="23.473cm">
          <text:p/>
        </draw:line>
        <draw:polyline draw:style-name="gr40" draw:text-style-name="P2" draw:layer="layout" svg:width="10.118cm" svg:height="0.967cm" svg:x="2.62cm" svg:y="25.293cm" svg:viewBox="0 0 10119 968" draw:points="0,663 441,804 879,908 1320,943 1762,968 2203,968 2640,939 3081,925 3522,918 3963,908 4401,883 4842,834 5279,741 5720,632 6161,427 6602,215 7039,49 7480,0 7921,60 8362,131 8800,180 9241,219 9682,300 10119,469">
          <text:p/>
        </draw:polyline>
        <draw:polyline draw:style-name="gr41" draw:text-style-name="P2" draw:layer="layout" svg:width="10.118cm" svg:height="0.783cm" svg:x="2.62cm" svg:y="25.501cm" svg:viewBox="0 0 10119 784" draw:points="0,587 441,710 879,756 1320,777 1762,784 2203,777 2640,749 3081,657 3522,527 3963,361 4401,238 4842,160 5279,146 5720,156 6161,171 6602,149 7039,85 7480,11 7921,0 8362,18 8800,39 9241,81 9682,181 10119,379">
          <text:p/>
        </draw:polyline>
        <draw:polyline draw:style-name="gr42" draw:text-style-name="P2" draw:layer="layout" svg:width="10.118cm" svg:height="1.178cm" svg:x="2.62cm" svg:y="25.244cm" svg:viewBox="0 0 10119 1179" draw:points="0,738 441,985 879,1091 1320,1130 1762,1091 2203,1179 2640,1112 3081,1070 3522,992 3963,861 4401,745 4842,592 5279,423 5720,437 6161,240 6602,243 7039,70 7480,70 7921,0 8362,7 8800,158 9241,95 9682,264 10119,543">
          <text:p/>
        </draw:polyline>
        <draw:polyline draw:style-name="gr43" draw:text-style-name="P2" draw:layer="layout" svg:width="10.118cm" svg:height="1.192cm" svg:x="2.62cm" svg:y="25.036cm" svg:viewBox="0 0 10119 1193" draw:points="0,959 441,1158 879,1186 1320,1193 1762,1172 2203,1062 2640,896 3081,920 3522,1062 3963,1122 4401,1119 4842,1091 5279,1055 5720,1013 6161,941 6602,811 7039,599 7480,359 7921,187 8362,49 8800,0 9241,232 9682,465 10119,758">
          <text:p/>
        </draw:polyline>
        <draw:frame draw:style-name="gr47" draw:text-style-name="P11" draw:layer="layout" svg:width="1.446cm" svg:height="0.357cm" svg:x="3.729cm" svg:y="18.964cm">
          <draw:text-box>
            <text:p text:style-name="P4"><text:span text:style-name="T4">(2, 551)</text:span></text:p>
          </draw:text-box>
        </draw:frame>
        <draw:frame draw:style-name="gr48" draw:text-style-name="P11" draw:layer="layout" svg:width="10.492cm" svg:height="0.399cm" svg:x="2.529cm" svg:y="27.63cm">
          <draw:text-box>
            <text:p text:style-name="P4"><text:span text:style-name="T5">0 <text:s text:c="2"/>1 <text:s text:c="2"/>2 <text:s text:c="2"/>3 <text:s text:c="2"/>4 <text:s text:c="2"/>5 <text:s text:c="2"/>6 <text:s text:c="2"/>7 <text:s text:c="2"/>8 <text:s text:c="2"/>9 <text:s/>10 11 12 13 14 15 16 17 18 19 20 21 22 23</text:span></text:p>
          </draw:text-box>
        </draw:frame>
        <draw:frame draw:style-name="gr49" draw:text-style-name="P11" draw:layer="layout" svg:width="3.394cm" svg:height="0.357cm" draw:transform="rotate (1.5707963267949) translate (1.509cm 21.666cm)">
          <draw:text-box>
            <text:p text:style-name="P4"><text:span text:style-name="T5">Activity load, kWh</text:span></text:p>
          </draw:text-box>
        </draw:frame>
        <draw:line draw:style-name="gr40" draw:text-style-name="P2" draw:layer="layout" svg:x1="3.186cm" svg:y1="19.46cm" svg:x2="3.629cm" svg:y2="19.46cm">
          <text:p/>
        </draw:line>
        <draw:frame draw:style-name="gr47" draw:text-style-name="P11" draw:layer="layout" svg:width="1.446cm" svg:height="0.357cm" svg:x="3.729cm" svg:y="19.296cm">
          <draw:text-box>
            <text:p text:style-name="P4"><text:span text:style-name="T4">(3, 803)</text:span></text:p>
          </draw:text-box>
        </draw:frame>
        <draw:frame draw:style-name="gr30" draw:text-style-name="P10" draw:layer="layout" svg:width="1.45cm" svg:height="0.421cm" svg:x="14.716cm" svg:y="26.233cm">
          <draw:text-box>
            <text:p text:style-name="P4"><text:span text:style-name="T7">Synthetic</text:span></text:p>
          </draw:text-box>
        </draw:frame>
        <draw:frame draw:style-name="gr50" draw:text-style-name="P10" draw:layer="layout" svg:width="1.55cm" svg:height="0.399cm" svg:x="14.208cm" svg:y="21.066cm">
          <draw:text-box>
            <text:p text:style-name="P4"><text:span text:style-name="T7">Empirical</text:span></text:p>
          </draw:text-box>
        </draw:frame>
        <draw:line draw:style-name="gr43" draw:text-style-name="P2" draw:layer="layout" svg:x1="3.186cm" svg:y1="23.802cm" svg:x2="3.672cm" svg:y2="23.802cm">
          <text:p/>
        </draw:line>
        <draw:line draw:style-name="gr42" draw:text-style-name="P2" draw:layer="layout" svg:x1="3.186cm" svg:y1="24.16cm" svg:x2="3.672cm" svg:y2="24.16cm">
          <text:p/>
        </draw:line>
        <draw:line draw:style-name="gr41" draw:text-style-name="P2" draw:layer="layout" svg:x1="3.186cm" svg:y1="24.517cm" svg:x2="3.672cm" svg:y2="24.517cm">
          <text:p/>
        </draw:line>
        <draw:frame draw:style-name="gr46" draw:text-style-name="P10" draw:layer="layout" svg:width="1.446cm" svg:height="0.357cm" svg:x="3.772cm" svg:y="23.627cm">
          <draw:text-box>
            <text:p><text:span text:style-name="T4">(0, 652)</text:span></text:p>
          </draw:text-box>
        </draw:frame>
        <draw:frame draw:style-name="gr47" draw:text-style-name="P11" draw:layer="layout" svg:width="1.446cm" svg:height="0.357cm" svg:x="3.772cm" svg:y="23.984cm">
          <draw:text-box>
            <text:p text:style-name="P4"><text:span text:style-name="T4">(1, 770)</text:span></text:p>
          </draw:text-box>
        </draw:frame>
        <draw:frame draw:style-name="gr47" draw:text-style-name="P11" draw:layer="layout" svg:width="1.446cm" svg:height="0.357cm" svg:x="3.772cm" svg:y="24.341cm">
          <draw:text-box>
            <text:p text:style-name="P4"><text:span text:style-name="T4">(2, 567)</text:span></text:p>
          </draw:text-box>
        </draw:frame>
        <draw:line draw:style-name="gr40" draw:text-style-name="P2" draw:layer="layout" svg:x1="3.186cm" svg:y1="24.869cm" svg:x2="3.672cm" svg:y2="24.869cm">
          <text:p/>
        </draw:line>
        <draw:frame draw:style-name="gr47" draw:text-style-name="P11" draw:layer="layout" svg:width="1.446cm" svg:height="0.357cm" svg:x="3.772cm" svg:y="24.695cm">
          <draw:text-box>
            <text:p text:style-name="P4"><text:span text:style-name="T4">(3, 741)</text:span></text:p>
          </draw:text-box>
        </draw:frame>
        <draw:frame draw:style-name="gr44" draw:text-style-name="P10" draw:layer="layout" svg:width="0.684cm" svg:height="0.399cm" svg:x="1.879cm" svg:y="21.985cm">
          <draw:text-box>
            <text:p><text:span text:style-name="T4">0.0</text:span></text:p>
          </draw:text-box>
        </draw:frame>
        <draw:frame draw:style-name="gr51" draw:text-style-name="P10" draw:layer="layout" svg:width="0.684cm" svg:height="0.384cm" svg:x="1.904cm" svg:y="26.464cm">
          <draw:text-box>
            <text:p><text:span text:style-name="T4">0.2</text:span></text:p>
          </draw:text-box>
        </draw:frame>
        <draw:frame draw:style-name="gr51" draw:text-style-name="P10" draw:layer="layout" svg:width="0.684cm" svg:height="0.384cm" svg:x="1.904cm" svg:y="25.686cm">
          <draw:text-box>
            <text:p><text:span text:style-name="T4">0.6</text:span></text:p>
          </draw:text-box>
        </draw:frame>
        <draw:frame draw:style-name="gr51" draw:text-style-name="P10" draw:layer="layout" svg:width="0.684cm" svg:height="0.384cm" svg:x="1.904cm" svg:y="24.908cm">
          <draw:text-box>
            <text:p><text:span text:style-name="T4">0.8</text:span></text:p>
          </draw:text-box>
        </draw:frame>
        <draw:frame draw:style-name="gr52" draw:text-style-name="P11" draw:layer="layout" svg:width="0.684cm" svg:height="0.384cm" svg:x="1.904cm" svg:y="24.134cm">
          <draw:text-box>
            <text:p text:style-name="P4"><text:span text:style-name="T4">1.0</text:span></text:p>
          </draw:text-box>
        </draw:frame>
        <draw:frame draw:style-name="gr51" draw:text-style-name="P10" draw:layer="layout" svg:width="0.684cm" svg:height="0.384cm" svg:x="1.904cm" svg:y="23.357cm">
          <draw:text-box>
            <text:p><text:span text:style-name="T4">1.2</text:span></text:p>
          </draw:text-box>
        </draw:frame>
        <draw:frame draw:style-name="gr53" draw:text-style-name="P11" draw:layer="layout" svg:width="2.883cm" svg:height="0.357cm" draw:transform="rotate (1.5707963267949) translate (1.534cm 27.005cm)">
          <draw:text-box>
            <text:p text:style-name="P4"><text:span text:style-name="T5">Activity load, kWh</text:span></text:p>
          </draw:text-box>
        </draw:frame>
        <draw:frame draw:style-name="gr51" draw:text-style-name="P10" draw:layer="layout" svg:width="0.684cm" svg:height="0.384cm" svg:x="1.904cm" svg:y="27.235cm">
          <draw:text-box>
            <text:p><text:span text:style-name="T4">0.0</text:span></text:p>
          </draw:text-box>
        </draw:frame>
        <draw:polygon draw:style-name="gr25" draw:text-style-name="P2" draw:layer="layout" svg:width="9.931cm" svg:height="4.031cm" svg:x="2.606cm" svg:y="12.875cm" svg:viewBox="0 0 9932 4032" draw:points="4969,4032 0,4032 0,0 9932,0 9932,4032">
          <text:p/>
        </draw:polygon>
        <draw:polygon draw:style-name="gr25" draw:text-style-name="P2" draw:layer="layout" svg:width="9.931cm" svg:height="4.03cm" svg:x="2.606cm" svg:y="7.934cm" svg:viewBox="0 0 9932 4031" draw:points="4969,4031 0,4031 0,0 9932,0 9932,4031">
          <text:p/>
        </draw:polygon>
        <draw:polygon draw:style-name="gr25" draw:text-style-name="P2" draw:layer="layout" svg:width="9.937cm" svg:height="3.966cm" svg:x="2.435cm" svg:y="2.278cm" svg:viewBox="0 0 9938 3967" draw:points="4968,3967 0,3967 0,0 9938,0 9938,3967">
          <text:p/>
        </draw:polygon>
        <draw:line draw:style-name="gr39" draw:text-style-name="P2" draw:layer="layout" svg:x1="12.372cm" svg:y1="5.678cm" svg:x2="2.435cm" svg:y2="5.678cm">
          <text:p/>
        </draw:line>
        <draw:line draw:style-name="gr39" draw:text-style-name="P2" draw:layer="layout" svg:x1="12.372cm" svg:y1="5.109cm" svg:x2="2.435cm" svg:y2="5.109cm">
          <text:p/>
        </draw:line>
        <draw:line draw:style-name="gr39" draw:text-style-name="P2" draw:layer="layout" svg:x1="12.372cm" svg:y1="4.543cm" svg:x2="2.435cm" svg:y2="4.543cm">
          <text:p/>
        </draw:line>
        <draw:line draw:style-name="gr39" draw:text-style-name="P2" draw:layer="layout" svg:x1="12.372cm" svg:y1="3.976cm" svg:x2="2.435cm" svg:y2="3.976cm">
          <text:p/>
        </draw:line>
        <draw:line draw:style-name="gr39" draw:text-style-name="P2" draw:layer="layout" svg:x1="12.372cm" svg:y1="3.41cm" svg:x2="2.435cm" svg:y2="3.41cm">
          <text:p/>
        </draw:line>
        <draw:line draw:style-name="gr39" draw:text-style-name="P2" draw:layer="layout" svg:x1="12.372cm" svg:y1="2.844cm" svg:x2="2.435cm" svg:y2="2.844cm">
          <text:p/>
        </draw:line>
        <draw:line draw:style-name="gr25" draw:text-style-name="P2" draw:layer="layout" svg:x1="2.435cm" svg:y1="6.359cm" svg:x2="2.435cm" svg:y2="6.244cm">
          <text:p/>
        </draw:line>
        <draw:line draw:style-name="gr25" draw:text-style-name="P2" draw:layer="layout" svg:x1="2.435cm" svg:y1="6.359cm" svg:x2="2.435cm" svg:y2="6.244cm">
          <text:p/>
        </draw:line>
        <draw:line draw:style-name="gr25" draw:text-style-name="P2" draw:layer="layout" svg:x1="2.865cm" svg:y1="6.359cm" svg:x2="2.865cm" svg:y2="6.244cm">
          <text:p/>
        </draw:line>
        <draw:line draw:style-name="gr25" draw:text-style-name="P2" draw:layer="layout" svg:x1="2.865cm" svg:y1="6.359cm" svg:x2="2.865cm" svg:y2="6.244cm">
          <text:p/>
        </draw:line>
        <draw:line draw:style-name="gr25" draw:text-style-name="P2" draw:layer="layout" svg:x1="3.299cm" svg:y1="6.359cm" svg:x2="3.299cm" svg:y2="6.244cm">
          <text:p/>
        </draw:line>
        <draw:line draw:style-name="gr25" draw:text-style-name="P2" draw:layer="layout" svg:x1="3.299cm" svg:y1="6.359cm" svg:x2="3.299cm" svg:y2="6.244cm">
          <text:p/>
        </draw:line>
        <draw:line draw:style-name="gr25" draw:text-style-name="P2" draw:layer="layout" svg:x1="3.729cm" svg:y1="6.359cm" svg:x2="3.729cm" svg:y2="6.244cm">
          <text:p/>
        </draw:line>
        <draw:line draw:style-name="gr25" draw:text-style-name="P2" draw:layer="layout" svg:x1="3.729cm" svg:y1="6.359cm" svg:x2="3.729cm" svg:y2="6.244cm">
          <text:p/>
        </draw:line>
        <draw:line draw:style-name="gr25" draw:text-style-name="P2" draw:layer="layout" svg:x1="4.16cm" svg:y1="6.359cm" svg:x2="4.16cm" svg:y2="6.244cm">
          <text:p/>
        </draw:line>
        <draw:line draw:style-name="gr25" draw:text-style-name="P2" draw:layer="layout" svg:x1="4.16cm" svg:y1="6.359cm" svg:x2="4.16cm" svg:y2="6.244cm">
          <text:p/>
        </draw:line>
        <draw:line draw:style-name="gr25" draw:text-style-name="P2" draw:layer="layout" svg:x1="4.594cm" svg:y1="6.359cm" svg:x2="4.594cm" svg:y2="6.244cm">
          <text:p/>
        </draw:line>
        <draw:line draw:style-name="gr25" draw:text-style-name="P2" draw:layer="layout" svg:x1="4.594cm" svg:y1="6.359cm" svg:x2="4.594cm" svg:y2="6.244cm">
          <text:p/>
        </draw:line>
        <draw:line draw:style-name="gr25" draw:text-style-name="P2" draw:layer="layout" svg:x1="5.028cm" svg:y1="6.359cm" svg:x2="5.028cm" svg:y2="6.244cm">
          <text:p/>
        </draw:line>
        <draw:line draw:style-name="gr25" draw:text-style-name="P2" draw:layer="layout" svg:x1="5.028cm" svg:y1="6.359cm" svg:x2="5.028cm" svg:y2="6.244cm">
          <text:p/>
        </draw:line>
        <draw:line draw:style-name="gr25" draw:text-style-name="P2" draw:layer="layout" svg:x1="5.458cm" svg:y1="6.359cm" svg:x2="5.458cm" svg:y2="6.244cm">
          <text:p/>
        </draw:line>
        <draw:line draw:style-name="gr25" draw:text-style-name="P2" draw:layer="layout" svg:x1="5.458cm" svg:y1="6.359cm" svg:x2="5.458cm" svg:y2="6.244cm">
          <text:p/>
        </draw:line>
        <draw:line draw:style-name="gr25" draw:text-style-name="P2" draw:layer="layout" svg:x1="5.892cm" svg:y1="6.359cm" svg:x2="5.892cm" svg:y2="6.244cm">
          <text:p/>
        </draw:line>
        <draw:line draw:style-name="gr25" draw:text-style-name="P2" draw:layer="layout" svg:x1="5.892cm" svg:y1="6.359cm" svg:x2="5.892cm" svg:y2="6.244cm">
          <text:p/>
        </draw:line>
        <draw:line draw:style-name="gr25" draw:text-style-name="P2" draw:layer="layout" svg:x1="6.322cm" svg:y1="6.359cm" svg:x2="6.322cm" svg:y2="6.244cm">
          <text:p/>
        </draw:line>
        <draw:line draw:style-name="gr25" draw:text-style-name="P2" draw:layer="layout" svg:x1="6.322cm" svg:y1="6.359cm" svg:x2="6.322cm" svg:y2="6.244cm">
          <text:p/>
        </draw:line>
        <draw:line draw:style-name="gr25" draw:text-style-name="P2" draw:layer="layout" svg:x1="6.756cm" svg:y1="6.359cm" svg:x2="6.756cm" svg:y2="6.244cm">
          <text:p/>
        </draw:line>
        <draw:line draw:style-name="gr25" draw:text-style-name="P2" draw:layer="layout" svg:x1="6.756cm" svg:y1="6.359cm" svg:x2="6.756cm" svg:y2="6.244cm">
          <text:p/>
        </draw:line>
        <draw:line draw:style-name="gr25" draw:text-style-name="P2" draw:layer="layout" svg:x1="7.187cm" svg:y1="6.359cm" svg:x2="7.187cm" svg:y2="6.244cm">
          <text:p/>
        </draw:line>
        <draw:line draw:style-name="gr25" draw:text-style-name="P2" draw:layer="layout" svg:x1="7.187cm" svg:y1="6.359cm" svg:x2="7.187cm" svg:y2="6.244cm">
          <text:p/>
        </draw:line>
        <draw:line draw:style-name="gr25" draw:text-style-name="P2" draw:layer="layout" svg:x1="7.617cm" svg:y1="6.359cm" svg:x2="7.617cm" svg:y2="6.244cm">
          <text:p/>
        </draw:line>
        <draw:line draw:style-name="gr25" draw:text-style-name="P2" draw:layer="layout" svg:x1="7.617cm" svg:y1="6.359cm" svg:x2="7.617cm" svg:y2="6.244cm">
          <text:p/>
        </draw:line>
        <draw:line draw:style-name="gr25" draw:text-style-name="P2" draw:layer="layout" svg:x1="8.051cm" svg:y1="6.359cm" svg:x2="8.051cm" svg:y2="6.244cm">
          <text:p/>
        </draw:line>
        <draw:line draw:style-name="gr25" draw:text-style-name="P2" draw:layer="layout" svg:x1="8.051cm" svg:y1="6.359cm" svg:x2="8.051cm" svg:y2="6.244cm">
          <text:p/>
        </draw:line>
        <draw:line draw:style-name="gr25" draw:text-style-name="P2" draw:layer="layout" svg:x1="8.481cm" svg:y1="6.359cm" svg:x2="8.481cm" svg:y2="6.244cm">
          <text:p/>
        </draw:line>
        <draw:line draw:style-name="gr25" draw:text-style-name="P2" draw:layer="layout" svg:x1="8.481cm" svg:y1="6.359cm" svg:x2="8.481cm" svg:y2="6.244cm">
          <text:p/>
        </draw:line>
        <draw:line draw:style-name="gr25" draw:text-style-name="P2" draw:layer="layout" svg:x1="8.915cm" svg:y1="6.359cm" svg:x2="8.915cm" svg:y2="6.244cm">
          <text:p/>
        </draw:line>
        <draw:line draw:style-name="gr25" draw:text-style-name="P2" draw:layer="layout" svg:x1="8.915cm" svg:y1="6.359cm" svg:x2="8.915cm" svg:y2="6.244cm">
          <text:p/>
        </draw:line>
        <draw:line draw:style-name="gr25" draw:text-style-name="P2" draw:layer="layout" svg:x1="9.346cm" svg:y1="6.359cm" svg:x2="9.346cm" svg:y2="6.244cm">
          <text:p/>
        </draw:line>
        <draw:line draw:style-name="gr25" draw:text-style-name="P2" draw:layer="layout" svg:x1="9.346cm" svg:y1="6.359cm" svg:x2="9.346cm" svg:y2="6.244cm">
          <text:p/>
        </draw:line>
        <draw:line draw:style-name="gr25" draw:text-style-name="P2" draw:layer="layout" svg:x1="9.78cm" svg:y1="6.359cm" svg:x2="9.78cm" svg:y2="6.244cm">
          <text:p/>
        </draw:line>
        <draw:line draw:style-name="gr25" draw:text-style-name="P2" draw:layer="layout" svg:x1="9.78cm" svg:y1="6.359cm" svg:x2="9.78cm" svg:y2="6.244cm">
          <text:p/>
        </draw:line>
        <draw:line draw:style-name="gr25" draw:text-style-name="P2" draw:layer="layout" svg:x1="10.21cm" svg:y1="6.359cm" svg:x2="10.21cm" svg:y2="6.244cm">
          <text:p/>
        </draw:line>
        <draw:line draw:style-name="gr25" draw:text-style-name="P2" draw:layer="layout" svg:x1="10.21cm" svg:y1="6.359cm" svg:x2="10.21cm" svg:y2="6.244cm">
          <text:p/>
        </draw:line>
        <draw:line draw:style-name="gr25" draw:text-style-name="P2" draw:layer="layout" svg:x1="10.644cm" svg:y1="6.359cm" svg:x2="10.644cm" svg:y2="6.244cm">
          <text:p/>
        </draw:line>
        <draw:line draw:style-name="gr25" draw:text-style-name="P2" draw:layer="layout" svg:x1="10.644cm" svg:y1="6.359cm" svg:x2="10.644cm" svg:y2="6.244cm">
          <text:p/>
        </draw:line>
        <draw:line draw:style-name="gr25" draw:text-style-name="P2" draw:layer="layout" svg:x1="11.074cm" svg:y1="6.359cm" svg:x2="11.074cm" svg:y2="6.244cm">
          <text:p/>
        </draw:line>
        <draw:line draw:style-name="gr25" draw:text-style-name="P2" draw:layer="layout" svg:x1="11.074cm" svg:y1="6.359cm" svg:x2="11.074cm" svg:y2="6.244cm">
          <text:p/>
        </draw:line>
        <draw:line draw:style-name="gr25" draw:text-style-name="P2" draw:layer="layout" svg:x1="11.508cm" svg:y1="6.359cm" svg:x2="11.508cm" svg:y2="6.244cm">
          <text:p/>
        </draw:line>
        <draw:line draw:style-name="gr25" draw:text-style-name="P2" draw:layer="layout" svg:x1="11.508cm" svg:y1="6.359cm" svg:x2="11.508cm" svg:y2="6.244cm">
          <text:p/>
        </draw:line>
        <draw:line draw:style-name="gr25" draw:text-style-name="P2" draw:layer="layout" svg:x1="11.939cm" svg:y1="6.359cm" svg:x2="11.939cm" svg:y2="6.244cm">
          <text:p/>
        </draw:line>
        <draw:line draw:style-name="gr25" draw:text-style-name="P2" draw:layer="layout" svg:x1="11.939cm" svg:y1="6.359cm" svg:x2="11.939cm" svg:y2="6.244cm">
          <text:p/>
        </draw:line>
        <draw:line draw:style-name="gr25" draw:text-style-name="P2" draw:layer="layout" svg:x1="12.372cm" svg:y1="6.359cm" svg:x2="12.372cm" svg:y2="6.244cm">
          <text:p/>
        </draw:line>
        <draw:line draw:style-name="gr25" draw:text-style-name="P2" draw:layer="layout" svg:x1="12.372cm" svg:y1="6.359cm" svg:x2="12.372cm" svg:y2="6.244cm">
          <text:p/>
        </draw:line>
        <draw:line draw:style-name="gr25" draw:text-style-name="P2" draw:layer="layout" svg:x1="2.283cm" svg:y1="6.244cm" svg:x2="2.435cm" svg:y2="6.244cm">
          <text:p/>
        </draw:line>
        <draw:line draw:style-name="gr25" draw:text-style-name="P2" draw:layer="layout" svg:x1="2.283cm" svg:y1="6.244cm" svg:x2="2.435cm" svg:y2="6.244cm">
          <text:p/>
        </draw:line>
        <draw:line draw:style-name="gr25" draw:text-style-name="P2" draw:layer="layout" svg:x1="2.283cm" svg:y1="5.678cm" svg:x2="2.435cm" svg:y2="5.678cm">
          <text:p/>
        </draw:line>
        <draw:line draw:style-name="gr25" draw:text-style-name="P2" draw:layer="layout" svg:x1="2.283cm" svg:y1="5.678cm" svg:x2="2.435cm" svg:y2="5.678cm">
          <text:p/>
        </draw:line>
        <draw:line draw:style-name="gr25" draw:text-style-name="P2" draw:layer="layout" svg:x1="2.283cm" svg:y1="5.109cm" svg:x2="2.435cm" svg:y2="5.109cm">
          <text:p/>
        </draw:line>
        <draw:line draw:style-name="gr25" draw:text-style-name="P2" draw:layer="layout" svg:x1="2.283cm" svg:y1="5.109cm" svg:x2="2.435cm" svg:y2="5.109cm">
          <text:p/>
        </draw:line>
        <draw:line draw:style-name="gr25" draw:text-style-name="P2" draw:layer="layout" svg:x1="2.283cm" svg:y1="4.543cm" svg:x2="2.435cm" svg:y2="4.543cm">
          <text:p/>
        </draw:line>
        <draw:line draw:style-name="gr25" draw:text-style-name="P2" draw:layer="layout" svg:x1="2.283cm" svg:y1="4.543cm" svg:x2="2.435cm" svg:y2="4.543cm">
          <text:p/>
        </draw:line>
        <draw:line draw:style-name="gr25" draw:text-style-name="P2" draw:layer="layout" svg:x1="2.283cm" svg:y1="3.976cm" svg:x2="2.435cm" svg:y2="3.976cm">
          <text:p/>
        </draw:line>
        <draw:line draw:style-name="gr25" draw:text-style-name="P2" draw:layer="layout" svg:x1="2.283cm" svg:y1="3.976cm" svg:x2="2.435cm" svg:y2="3.976cm">
          <text:p/>
        </draw:line>
        <draw:line draw:style-name="gr25" draw:text-style-name="P2" draw:layer="layout" svg:x1="2.283cm" svg:y1="3.41cm" svg:x2="2.435cm" svg:y2="3.41cm">
          <text:p/>
        </draw:line>
        <draw:line draw:style-name="gr25" draw:text-style-name="P2" draw:layer="layout" svg:x1="2.283cm" svg:y1="3.41cm" svg:x2="2.435cm" svg:y2="3.41cm">
          <text:p/>
        </draw:line>
        <draw:line draw:style-name="gr25" draw:text-style-name="P2" draw:layer="layout" svg:x1="2.283cm" svg:y1="2.844cm" svg:x2="2.435cm" svg:y2="2.844cm">
          <text:p/>
        </draw:line>
        <draw:line draw:style-name="gr25" draw:text-style-name="P2" draw:layer="layout" svg:x1="2.283cm" svg:y1="2.844cm" svg:x2="2.435cm" svg:y2="2.844cm">
          <text:p/>
        </draw:line>
        <draw:line draw:style-name="gr25" draw:text-style-name="P2" draw:layer="layout" svg:x1="2.283cm" svg:y1="2.278cm" svg:x2="2.435cm" svg:y2="2.278cm">
          <text:p/>
        </draw:line>
        <draw:line draw:style-name="gr25" draw:text-style-name="P2" draw:layer="layout" svg:x1="2.283cm" svg:y1="2.278cm" svg:x2="2.435cm" svg:y2="2.278cm">
          <text:p/>
        </draw:line>
        <draw:line draw:style-name="gr25" draw:text-style-name="P2" draw:layer="layout" svg:x1="2.435cm" svg:y1="6.244cm" svg:x2="2.435cm" svg:y2="2.278cm">
          <text:p/>
        </draw:line>
        <draw:polyline draw:style-name="gr41" draw:text-style-name="P2" draw:layer="layout" svg:width="9.937cm" svg:height="0.752cm" svg:x="2.435cm" svg:y="4.841cm" svg:viewBox="0 0 9938 753" draw:points="0,597 430,723 864,745 1294,753 1725,647 2159,578 2594,564 3024,345 3458,257 3888,438 4322,533 4753,616 5183,699 5617,696 6047,713 6481,633 6912,517 7346,517 7776,465 8210,271 8640,82 9074,0 9505,263 9938,539">
          <text:p/>
        </draw:polyline>
        <draw:polyline draw:style-name="gr42" draw:text-style-name="P2" draw:layer="layout" svg:width="9.937cm" svg:height="0.774cm" svg:x="2.435cm" svg:y="4.839cm" svg:viewBox="0 0 9938 775" draw:points="0,561 430,755 864,709 1294,723 1725,656 2159,591 2594,539 3024,364 3458,279 3888,478 4322,489 4753,726 5183,692 5617,723 6047,775 6481,673 6912,618 7346,500 7776,426 8210,367 8640,85 9074,0 9505,281 9938,506">
          <text:p/>
        </draw:polyline>
        <draw:polyline draw:style-name="gr43" draw:text-style-name="P2" draw:layer="layout" svg:width="9.937cm" svg:height="2.856cm" svg:x="2.435cm" svg:y="2.642cm" svg:viewBox="0 0 9938 2857" draw:points="0,2646 430,2837 864,2794 1294,2807 1725,2742 2159,2674 2594,2622 3024,1822 3458,1396 3888,2397 4322,2452 4753,2807 5183,2774 5617,2807 6047,2857 6481,2755 6912,2703 7346,2504 7776,2137 8210,1828 8640,419 9074,0 9505,1407 9938,2529">
          <text:p/>
        </draw:polyline>
        <draw:frame draw:style-name="gr54" draw:text-style-name="P11" draw:layer="layout" svg:width="10.403cm" svg:height="0.357cm" svg:x="2.34cm" svg:y="6.437cm">
          <draw:text-box>
            <text:p text:style-name="P4"><text:span text:style-name="T5">0 <text:s text:c="2"/>1 <text:s text:c="2"/>2 <text:s text:c="2"/>3 <text:s text:c="2"/>4 <text:s text:c="2"/>5 <text:s text:c="2"/>6 <text:s/>7 <text:s text:c="2"/>8 <text:s text:c="2"/>9 <text:s/>10 11 12 13 14 15 16 17 18 19 20 21 22 23</text:span></text:p>
          </draw:text-box>
        </draw:frame>
        <draw:frame draw:style-name="gr55" draw:text-style-name="P10" draw:layer="layout" svg:width="0.489cm" svg:height="0.399cm" svg:x="1.734cm" svg:y="6.09cm">
          <draw:text-box>
            <text:p text:style-name="P4"><text:span text:style-name="T7">0.0</text:span></text:p>
          </draw:text-box>
        </draw:frame>
        <draw:frame draw:style-name="gr56" draw:text-style-name="P11" draw:layer="layout" svg:width="0.447cm" svg:height="0.357cm" svg:x="1.734cm" svg:y="5.543cm">
          <draw:text-box>
            <text:p text:style-name="P4"><text:span text:style-name="T5">0.5</text:span></text:p>
          </draw:text-box>
        </draw:frame>
        <draw:frame draw:style-name="gr56" draw:text-style-name="P13" draw:layer="layout" svg:width="0.447cm" svg:height="0.357cm" svg:x="1.734cm" svg:y="4.975cm">
          <draw:text-box>
            <text:p><text:span text:style-name="T4">1.0</text:span></text:p>
          </draw:text-box>
        </draw:frame>
        <draw:frame draw:style-name="gr56" draw:text-style-name="P13" draw:layer="layout" svg:width="0.447cm" svg:height="0.357cm" svg:x="1.734cm" svg:y="4.408cm">
          <draw:text-box>
            <text:p><text:span text:style-name="T4">1.5</text:span></text:p>
          </draw:text-box>
        </draw:frame>
        <draw:frame draw:style-name="gr56" draw:text-style-name="P13" draw:layer="layout" svg:width="0.447cm" svg:height="0.357cm" svg:x="1.734cm" svg:y="3.842cm">
          <draw:text-box>
            <text:p><text:span text:style-name="T4">2.0</text:span></text:p>
          </draw:text-box>
        </draw:frame>
        <draw:frame draw:style-name="gr56" draw:text-style-name="P14" draw:layer="layout" svg:width="0.447cm" svg:height="0.357cm" svg:x="1.734cm" svg:y="3.276cm">
          <draw:text-box>
            <text:p text:style-name="P12"><text:span text:style-name="T6">2.5</text:span></text:p>
          </draw:text-box>
        </draw:frame>
        <draw:frame draw:style-name="gr56" draw:text-style-name="P13" draw:layer="layout" svg:width="0.447cm" svg:height="0.357cm" svg:x="1.734cm" svg:y="2.709cm">
          <draw:text-box>
            <text:p><text:span text:style-name="T4">3.0</text:span></text:p>
          </draw:text-box>
        </draw:frame>
        <draw:line draw:style-name="gr43" draw:text-style-name="P2" draw:layer="layout" svg:x1="3.02cm" svg:y1="2.647cm" svg:x2="3.821cm" svg:y2="2.647cm">
          <text:p/>
        </draw:line>
        <draw:line draw:style-name="gr42" draw:text-style-name="P2" draw:layer="layout" svg:x1="3.02cm" svg:y1="2.97cm" svg:x2="3.821cm" svg:y2="2.97cm">
          <text:p/>
        </draw:line>
        <draw:line draw:style-name="gr41" draw:text-style-name="P2" draw:layer="layout" svg:x1="3.02cm" svg:y1="3.295cm" svg:x2="3.821cm" svg:y2="3.295cm">
          <text:p/>
        </draw:line>
        <draw:frame draw:style-name="gr56" draw:text-style-name="P14" draw:layer="layout" svg:width="0.447cm" svg:height="0.357cm" svg:x="1.734cm" svg:y="2.143cm">
          <draw:text-box>
            <text:p text:style-name="P12"><text:span text:style-name="T6">3.5</text:span></text:p>
          </draw:text-box>
        </draw:frame>
        <draw:frame draw:style-name="gr57" draw:text-style-name="P14" draw:layer="layout" svg:width="3.939cm" svg:height="0.357cm" svg:x="3.92cm" svg:y="2.505cm">
          <draw:text-box>
            <text:p text:style-name="P12"><text:span text:style-name="T6">Synthetic(factor=5.0)</text:span></text:p>
          </draw:text-box>
        </draw:frame>
        <draw:frame draw:style-name="gr58" draw:text-style-name="P15" draw:layer="layout" svg:width="1.319cm" svg:height="0.357cm" svg:x="3.92cm" svg:y="2.829cm">
          <draw:text-box>
            <text:p><text:span text:style-name="T4">Synthetic</text:span></text:p>
          </draw:text-box>
        </draw:frame>
        <draw:frame draw:style-name="gr59" draw:text-style-name="P14" draw:layer="layout" svg:width="1.314cm" svg:height="0.357cm" svg:x="3.92cm" svg:y="3.152cm">
          <draw:text-box>
            <text:p text:style-name="P12"><text:span text:style-name="T6">Empirical</text:span></text:p>
          </draw:text-box>
        </draw:frame>
        <draw:frame draw:style-name="gr60" draw:text-style-name="P15" draw:layer="layout" svg:width="4.091cm" svg:height="0.357cm" draw:transform="rotate (1.5707963267949) translate (1.303cm 6.393cm)">
          <draw:text-box>
            <text:p text:style-name="P4"><text:span text:style-name="T5">Electricity consumption, kWh</text:span></text:p>
          </draw:text-box>
        </draw:frame>
        <draw:frame draw:style-name="gr30" draw:text-style-name="P10" draw:layer="layout" svg:width="1.45cm" svg:height="0.421cm" svg:x="23.606cm" svg:y="5.659cm">
          <draw:text-box>
            <text:p text:style-name="P4"><text:span text:style-name="T7">Empirical</text:span></text:p>
          </draw:text-box>
        </draw:frame>
        <draw:frame draw:style-name="gr30" draw:text-style-name="P10" draw:layer="layout" svg:width="1.45cm" svg:height="0.421cm" svg:x="27.617cm" svg:y="6.08cm">
          <draw:text-box>
            <text:p text:style-name="P4"><text:span text:style-name="T7">Synthetic</text:span></text:p>
          </draw:text-box>
        </draw:frame>
        <draw:frame draw:style-name="gr48" draw:text-style-name="P11" draw:layer="layout" svg:width="10.492cm" svg:height="0.399cm" svg:x="2.465cm" svg:y="22.359cm">
          <draw:text-box>
            <text:p text:style-name="P4"><text:span text:style-name="T5">0 <text:s text:c="2"/>1 <text:s text:c="2"/>2 <text:s text:c="2"/>3 <text:s text:c="2"/>4 <text:s text:c="2"/>5 <text:s text:c="2"/>6 <text:s text:c="2"/>7 <text:s text:c="2"/>8 <text:s text:c="2"/>9 <text:s/>10 11 12 13 14 15 16 17 18 19 20 21 22 23</text:span></text:p>
          </draw:text-box>
        </draw:frame>
        <draw:frame draw:style-name="gr31" draw:text-style-name="P11" draw:layer="layout" svg:width="0.684cm" svg:height="0.422cm" svg:x="2.896cm" svg:y="11.985cm">
          <draw:text-box>
            <text:p text:style-name="P12"><text:span text:style-name="T6">Mon</text:span></text:p>
          </draw:text-box>
        </draw:frame>
        <draw:frame draw:style-name="gr32" draw:text-style-name="P10" draw:layer="layout" svg:width="0.595cm" svg:height="0.422cm" svg:x="4.496cm" svg:y="11.986cm">
          <draw:text-box>
            <text:p><text:span text:style-name="T4">Tue</text:span></text:p>
          </draw:text-box>
        </draw:frame>
        <draw:frame draw:style-name="gr33" draw:text-style-name="P10" draw:layer="layout" svg:width="0.734cm" svg:height="0.422cm" svg:x="5.697cm" svg:y="11.987cm">
          <draw:text-box>
            <text:p><text:span text:style-name="T4">Wed</text:span></text:p>
          </draw:text-box>
        </draw:frame>
        <draw:frame draw:style-name="gr34" draw:text-style-name="P11" draw:layer="layout" svg:width="0.612cm" svg:height="0.422cm" svg:x="7.097cm" svg:y="11.988cm">
          <draw:text-box>
            <text:p text:style-name="P12"><text:span text:style-name="T6">Thu</text:span></text:p>
          </draw:text-box>
        </draw:frame>
        <draw:frame draw:style-name="gr35" draw:text-style-name="P11" draw:layer="layout" svg:width="0.413cm" svg:height="0.422cm" svg:x="8.597cm" svg:y="11.989cm">
          <draw:text-box>
            <text:p text:style-name="P12"><text:span text:style-name="T6">Fri</text:span></text:p>
          </draw:text-box>
        </draw:frame>
        <draw:frame draw:style-name="gr36" draw:text-style-name="P10" draw:layer="layout" svg:width="0.527cm" svg:height="0.422cm" svg:x="10.098cm" svg:y="11.989cm">
          <draw:text-box>
            <text:p><text:span text:style-name="T4">Sat</text:span></text:p>
          </draw:text-box>
        </draw:frame>
        <draw:frame draw:style-name="gr37" draw:text-style-name="P11" draw:layer="layout" svg:width="0.624cm" svg:height="0.422cm" svg:x="11.599cm" svg:y="11.99cm">
          <draw:text-box>
            <text:p text:style-name="P12"><text:span text:style-name="T6">Sun</text:span></text:p>
          </draw:text-box>
        </draw:frame>
      </draw:page>
      <draw:page draw:name="page4" draw:style-name="dp1" draw:master-page-name="Default">
        <draw:polygon draw:style-name="gr25" draw:text-style-name="P2" draw:layer="layout" svg:width="4.799cm" svg:height="4.055cm" svg:x="13.636cm" svg:y="11.974cm" svg:viewBox="0 0 4800 4056" draw:points="2400,4056 0,4056 0,0 4800,0 4800,4056">
          <text:p/>
        </draw:polygon>
        <draw:line draw:style-name="gr61" draw:text-style-name="P2" draw:layer="layout" svg:x1="18.435cm" svg:y1="16.029cm" svg:x2="13.636cm" svg:y2="16.029cm">
          <text:p/>
        </draw:line>
        <draw:line draw:style-name="gr61" draw:text-style-name="P2" draw:layer="layout" svg:x1="18.435cm" svg:y1="15.216cm" svg:x2="13.636cm" svg:y2="15.216cm">
          <text:p/>
        </draw:line>
        <draw:line draw:style-name="gr61" draw:text-style-name="P2" draw:layer="layout" svg:x1="18.435cm" svg:y1="14.406cm" svg:x2="13.636cm" svg:y2="14.406cm">
          <text:p/>
        </draw:line>
        <draw:line draw:style-name="gr61" draw:text-style-name="P2" draw:layer="layout" svg:x1="18.435cm" svg:y1="13.596cm" svg:x2="13.636cm" svg:y2="13.596cm">
          <text:p/>
        </draw:line>
        <draw:line draw:style-name="gr61" draw:text-style-name="P2" draw:layer="layout" svg:x1="18.435cm" svg:y1="12.784cm" svg:x2="13.636cm" svg:y2="12.784cm">
          <text:p/>
        </draw:line>
        <draw:line draw:style-name="gr25" draw:text-style-name="P2" draw:layer="layout" svg:x1="13.636cm" svg:y1="16.167cm" svg:x2="13.636cm" svg:y2="16.029cm">
          <text:p/>
        </draw:line>
        <draw:line draw:style-name="gr25" draw:text-style-name="P2" draw:layer="layout" svg:x1="13.636cm" svg:y1="16.167cm" svg:x2="13.636cm" svg:y2="16.029cm">
          <text:p/>
        </draw:line>
        <draw:line draw:style-name="gr25" draw:text-style-name="P2" draw:layer="layout" svg:x1="15.237cm" svg:y1="16.167cm" svg:x2="15.237cm" svg:y2="16.029cm">
          <text:p/>
        </draw:line>
        <draw:line draw:style-name="gr25" draw:text-style-name="P2" draw:layer="layout" svg:x1="15.237cm" svg:y1="16.167cm" svg:x2="15.237cm" svg:y2="16.029cm">
          <text:p/>
        </draw:line>
        <draw:line draw:style-name="gr25" draw:text-style-name="P2" draw:layer="layout" svg:x1="16.836cm" svg:y1="16.167cm" svg:x2="16.836cm" svg:y2="16.029cm">
          <text:p/>
        </draw:line>
        <draw:line draw:style-name="gr25" draw:text-style-name="P2" draw:layer="layout" svg:x1="16.836cm" svg:y1="16.167cm" svg:x2="16.836cm" svg:y2="16.029cm">
          <text:p/>
        </draw:line>
        <draw:line draw:style-name="gr25" draw:text-style-name="P2" draw:layer="layout" svg:x1="18.436cm" svg:y1="16.167cm" svg:x2="18.436cm" svg:y2="16.029cm">
          <text:p/>
        </draw:line>
        <draw:line draw:style-name="gr25" draw:text-style-name="P2" draw:layer="layout" svg:x1="18.436cm" svg:y1="16.167cm" svg:x2="18.436cm" svg:y2="16.029cm">
          <text:p/>
        </draw:line>
        <draw:line draw:style-name="gr25" draw:text-style-name="P2" draw:layer="layout" svg:x1="13.636cm" svg:y1="16.029cm" svg:x2="18.435cm" svg:y2="16.029cm">
          <text:p/>
        </draw:line>
        <draw:line draw:style-name="gr25" draw:text-style-name="P2" draw:layer="layout" svg:x1="13.496cm" svg:y1="16.029cm" svg:x2="13.636cm" svg:y2="16.029cm">
          <text:p/>
        </draw:line>
        <draw:line draw:style-name="gr25" draw:text-style-name="P2" draw:layer="layout" svg:x1="13.496cm" svg:y1="16.029cm" svg:x2="13.636cm" svg:y2="16.029cm">
          <text:p/>
        </draw:line>
        <draw:line draw:style-name="gr25" draw:text-style-name="P2" draw:layer="layout" svg:x1="13.496cm" svg:y1="15.216cm" svg:x2="13.636cm" svg:y2="15.216cm">
          <text:p/>
        </draw:line>
        <draw:line draw:style-name="gr25" draw:text-style-name="P2" draw:layer="layout" svg:x1="13.496cm" svg:y1="15.216cm" svg:x2="13.636cm" svg:y2="15.216cm">
          <text:p/>
        </draw:line>
        <draw:line draw:style-name="gr25" draw:text-style-name="P2" draw:layer="layout" svg:x1="13.496cm" svg:y1="14.406cm" svg:x2="13.636cm" svg:y2="14.406cm">
          <text:p/>
        </draw:line>
        <draw:line draw:style-name="gr25" draw:text-style-name="P2" draw:layer="layout" svg:x1="13.496cm" svg:y1="14.406cm" svg:x2="13.636cm" svg:y2="14.406cm">
          <text:p/>
        </draw:line>
        <draw:line draw:style-name="gr25" draw:text-style-name="P2" draw:layer="layout" svg:x1="13.496cm" svg:y1="13.596cm" svg:x2="13.636cm" svg:y2="13.596cm">
          <text:p/>
        </draw:line>
        <draw:line draw:style-name="gr25" draw:text-style-name="P2" draw:layer="layout" svg:x1="13.496cm" svg:y1="13.596cm" svg:x2="13.636cm" svg:y2="13.596cm">
          <text:p/>
        </draw:line>
        <draw:line draw:style-name="gr25" draw:text-style-name="P2" draw:layer="layout" svg:x1="13.496cm" svg:y1="12.784cm" svg:x2="13.636cm" svg:y2="12.784cm">
          <text:p/>
        </draw:line>
        <draw:line draw:style-name="gr25" draw:text-style-name="P2" draw:layer="layout" svg:x1="13.496cm" svg:y1="12.784cm" svg:x2="13.636cm" svg:y2="12.784cm">
          <text:p/>
        </draw:line>
        <draw:line draw:style-name="gr25" draw:text-style-name="P2" draw:layer="layout" svg:x1="13.496cm" svg:y1="11.974cm" svg:x2="13.636cm" svg:y2="11.974cm">
          <text:p/>
        </draw:line>
        <draw:line draw:style-name="gr25" draw:text-style-name="P2" draw:layer="layout" svg:x1="13.496cm" svg:y1="11.974cm" svg:x2="13.636cm" svg:y2="11.974cm">
          <text:p/>
        </draw:line>
        <draw:line draw:style-name="gr25" draw:text-style-name="P2" draw:layer="layout" svg:x1="13.636cm" svg:y1="16.029cm" svg:x2="13.636cm" svg:y2="11.974cm">
          <text:p/>
        </draw:line>
        <draw:polyline draw:style-name="gr17" draw:text-style-name="P2" draw:layer="layout" svg:width="4.799cm" svg:height="2.741cm" svg:x="13.636cm" svg:y="12.31cm" svg:viewBox="0 0 4800 2742" draw:points="0,2742 1600,1752 3200,888 4800,0">
          <text:p/>
        </draw:polyline>
        <draw:polygon draw:style-name="gr62" draw:text-style-name="P16" draw:layer="layout" svg:width="0.234cm" svg:height="0.23cm" svg:x="13.52cm" svg:y="14.936cm" svg:viewBox="0 0 235 231" draw:points="0,115 117,231 235,115 117,0">
          <text:p/>
        </draw:polygon>
        <draw:polygon draw:style-name="gr62" draw:text-style-name="P16" draw:layer="layout" svg:width="0.234cm" svg:height="0.234cm" svg:x="15.119cm" svg:y="13.945cm" svg:viewBox="0 0 235 235" draw:points="0,117 118,235 235,117 118,0">
          <text:p/>
        </draw:polygon>
        <draw:polygon draw:style-name="gr62" draw:text-style-name="P16" draw:layer="layout" svg:width="0.234cm" svg:height="0.233cm" svg:x="16.719cm" svg:y="13.083cm" svg:viewBox="0 0 235 234" draw:points="0,116 118,234 235,116 118,0">
          <text:p/>
        </draw:polygon>
        <draw:polygon draw:style-name="gr62" draw:text-style-name="P16" draw:layer="layout" svg:width="0.234cm" svg:height="0.234cm" svg:x="18.319cm" svg:y="12.194cm" svg:viewBox="0 0 235 235" draw:points="0,116 118,235 235,116 118,0">
          <text:p/>
        </draw:polygon>
        <draw:frame draw:style-name="gr63" draw:text-style-name="P10" draw:layer="layout" svg:width="0.331cm" svg:height="0.399cm" svg:x="13.55cm" svg:y="16.261cm">
          <draw:text-box>
            <text:p text:style-name="P4"><text:span text:style-name="T7">4</text:span></text:p>
          </draw:text-box>
        </draw:frame>
        <draw:frame draw:style-name="gr63" draw:text-style-name="P10" draw:layer="layout" svg:width="0.331cm" svg:height="0.399cm" svg:x="15.15cm" svg:y="16.261cm">
          <draw:text-box>
            <text:p text:style-name="P4"><text:span text:style-name="T7">8</text:span></text:p>
          </draw:text-box>
        </draw:frame>
        <draw:frame draw:style-name="gr64" draw:text-style-name="P10" draw:layer="layout" svg:width="0.391cm" svg:height="0.399cm" svg:x="16.663cm" svg:y="16.261cm">
          <draw:text-box>
            <text:p text:style-name="P4"><text:span text:style-name="T7">12</text:span></text:p>
          </draw:text-box>
        </draw:frame>
        <draw:frame draw:style-name="gr64" draw:text-style-name="P10" draw:layer="layout" svg:width="0.391cm" svg:height="0.399cm" svg:x="18.262cm" svg:y="16.261cm">
          <draw:text-box>
            <text:p text:style-name="P4"><text:span text:style-name="T7">16</text:span></text:p>
          </draw:text-box>
        </draw:frame>
        <draw:frame draw:style-name="gr63" draw:text-style-name="P10" draw:layer="layout" svg:width="0.331cm" svg:height="0.399cm" svg:x="13.229cm" svg:y="15.843cm">
          <draw:text-box>
            <text:p text:style-name="P4"><text:span text:style-name="T7">0</text:span></text:p>
          </draw:text-box>
        </draw:frame>
        <draw:frame draw:style-name="gr65" draw:text-style-name="P10" draw:layer="layout" svg:width="0.391cm" svg:height="0.399cm" svg:x="13.055cm" svg:y="15.031cm">
          <draw:text-box>
            <text:p text:style-name="P4"><text:span text:style-name="T7">40</text:span></text:p>
          </draw:text-box>
        </draw:frame>
        <draw:frame draw:style-name="gr65" draw:text-style-name="P10" draw:layer="layout" svg:width="0.391cm" svg:height="0.399cm" svg:x="13.055cm" svg:y="14.221cm">
          <draw:text-box>
            <text:p text:style-name="P4"><text:span text:style-name="T7">80</text:span></text:p>
          </draw:text-box>
        </draw:frame>
        <draw:frame draw:style-name="gr66" draw:text-style-name="P10" draw:layer="layout" svg:width="0.586cm" svg:height="0.399cm" svg:x="12.878cm" svg:y="13.411cm">
          <draw:text-box>
            <text:p text:style-name="P4"><text:span text:style-name="T7">120</text:span></text:p>
          </draw:text-box>
        </draw:frame>
        <draw:frame draw:style-name="gr66" draw:text-style-name="P10" draw:layer="layout" svg:width="0.586cm" svg:height="0.399cm" svg:x="12.878cm" svg:y="12.601cm">
          <draw:text-box>
            <text:p text:style-name="P4"><text:span text:style-name="T7">160</text:span></text:p>
          </draw:text-box>
        </draw:frame>
        <draw:frame draw:style-name="gr66" draw:text-style-name="P10" draw:layer="layout" svg:width="0.586cm" svg:height="0.399cm" svg:x="12.878cm" svg:y="11.788cm">
          <draw:text-box>
            <text:p text:style-name="P4"><text:span text:style-name="T7">200</text:span></text:p>
          </draw:text-box>
        </draw:frame>
        <draw:frame draw:style-name="gr67" draw:text-style-name="P11" draw:layer="layout" svg:width="2.449cm" svg:height="0.357cm" svg:x="14.954cm" svg:y="16.672cm">
          <draw:text-box>
            <text:p text:style-name="P4"><text:span text:style-name="T5">Number of nodes</text:span></text:p>
          </draw:text-box>
        </draw:frame>
        <draw:polygon draw:style-name="gr25" draw:text-style-name="P2" draw:layer="layout" svg:width="4.84cm" svg:height="4.074cm" svg:x="4.037cm" svg:y="12.239cm" svg:viewBox="0 0 4841 4075" draw:points="2421,4075 0,4075 0,0 4841,0 4841,4075">
          <text:p/>
        </draw:polygon>
        <draw:line draw:style-name="gr61" draw:text-style-name="P2" draw:layer="layout" svg:x1="8.878cm" svg:y1="16.314cm" svg:x2="4.037cm" svg:y2="16.314cm">
          <text:p/>
        </draw:line>
        <draw:line draw:style-name="gr61" draw:text-style-name="P2" draw:layer="layout" svg:x1="8.878cm" svg:y1="15.636cm" svg:x2="4.037cm" svg:y2="15.636cm">
          <text:p/>
        </draw:line>
        <draw:line draw:style-name="gr61" draw:text-style-name="P2" draw:layer="layout" svg:x1="8.878cm" svg:y1="14.955cm" svg:x2="4.037cm" svg:y2="14.955cm">
          <text:p/>
        </draw:line>
        <draw:line draw:style-name="gr61" draw:text-style-name="P2" draw:layer="layout" svg:x1="8.878cm" svg:y1="14.278cm" svg:x2="4.037cm" svg:y2="14.278cm">
          <text:p/>
        </draw:line>
        <draw:line draw:style-name="gr61" draw:text-style-name="P2" draw:layer="layout" svg:x1="8.878cm" svg:y1="13.598cm" svg:x2="4.037cm" svg:y2="13.598cm">
          <text:p/>
        </draw:line>
        <draw:line draw:style-name="gr61" draw:text-style-name="P2" draw:layer="layout" svg:x1="8.878cm" svg:y1="12.919cm" svg:x2="4.037cm" svg:y2="12.919cm">
          <text:p/>
        </draw:line>
        <draw:line draw:style-name="gr25" draw:text-style-name="P2" draw:layer="layout" svg:x1="4.037cm" svg:y1="16.459cm" svg:x2="4.037cm" svg:y2="16.314cm">
          <text:p/>
        </draw:line>
        <draw:line draw:style-name="gr25" draw:text-style-name="P2" draw:layer="layout" svg:x1="4.037cm" svg:y1="16.459cm" svg:x2="4.037cm" svg:y2="16.314cm">
          <text:p/>
        </draw:line>
        <draw:line draw:style-name="gr25" draw:text-style-name="P2" draw:layer="layout" svg:x1="5.003cm" svg:y1="16.459cm" svg:x2="5.003cm" svg:y2="16.314cm">
          <text:p/>
        </draw:line>
        <draw:line draw:style-name="gr25" draw:text-style-name="P2" draw:layer="layout" svg:x1="5.003cm" svg:y1="16.459cm" svg:x2="5.003cm" svg:y2="16.314cm">
          <text:p/>
        </draw:line>
        <draw:line draw:style-name="gr25" draw:text-style-name="P2" draw:layer="layout" svg:x1="5.974cm" svg:y1="16.459cm" svg:x2="5.974cm" svg:y2="16.314cm">
          <text:p/>
        </draw:line>
        <draw:line draw:style-name="gr25" draw:text-style-name="P2" draw:layer="layout" svg:x1="5.974cm" svg:y1="16.459cm" svg:x2="5.974cm" svg:y2="16.314cm">
          <text:p/>
        </draw:line>
        <draw:line draw:style-name="gr25" draw:text-style-name="P2" draw:layer="layout" svg:x1="6.941cm" svg:y1="16.459cm" svg:x2="6.941cm" svg:y2="16.314cm">
          <text:p/>
        </draw:line>
        <draw:line draw:style-name="gr25" draw:text-style-name="P2" draw:layer="layout" svg:x1="6.941cm" svg:y1="16.459cm" svg:x2="6.941cm" svg:y2="16.314cm">
          <text:p/>
        </draw:line>
        <draw:line draw:style-name="gr25" draw:text-style-name="P2" draw:layer="layout" svg:x1="7.91cm" svg:y1="16.459cm" svg:x2="7.91cm" svg:y2="16.314cm">
          <text:p/>
        </draw:line>
        <draw:line draw:style-name="gr25" draw:text-style-name="P2" draw:layer="layout" svg:x1="7.91cm" svg:y1="16.459cm" svg:x2="7.91cm" svg:y2="16.314cm">
          <text:p/>
        </draw:line>
        <draw:line draw:style-name="gr25" draw:text-style-name="P2" draw:layer="layout" svg:x1="8.877cm" svg:y1="16.459cm" svg:x2="8.877cm" svg:y2="16.314cm">
          <text:p/>
        </draw:line>
        <draw:line draw:style-name="gr25" draw:text-style-name="P2" draw:layer="layout" svg:x1="8.877cm" svg:y1="16.459cm" svg:x2="8.877cm" svg:y2="16.314cm">
          <text:p/>
        </draw:line>
        <draw:line draw:style-name="gr25" draw:text-style-name="P2" draw:layer="layout" svg:x1="4.037cm" svg:y1="16.314cm" svg:x2="8.878cm" svg:y2="16.314cm">
          <text:p/>
        </draw:line>
        <draw:line draw:style-name="gr25" draw:text-style-name="P2" draw:layer="layout" svg:x1="3.897cm" svg:y1="16.314cm" svg:x2="4.037cm" svg:y2="16.314cm">
          <text:p/>
        </draw:line>
        <draw:line draw:style-name="gr25" draw:text-style-name="P2" draw:layer="layout" svg:x1="3.897cm" svg:y1="16.314cm" svg:x2="4.037cm" svg:y2="16.314cm">
          <text:p/>
        </draw:line>
        <draw:line draw:style-name="gr25" draw:text-style-name="P2" draw:layer="layout" svg:x1="3.897cm" svg:y1="15.636cm" svg:x2="4.037cm" svg:y2="15.636cm">
          <text:p/>
        </draw:line>
        <draw:line draw:style-name="gr25" draw:text-style-name="P2" draw:layer="layout" svg:x1="3.897cm" svg:y1="15.636cm" svg:x2="4.037cm" svg:y2="15.636cm">
          <text:p/>
        </draw:line>
        <draw:line draw:style-name="gr25" draw:text-style-name="P2" draw:layer="layout" svg:x1="3.897cm" svg:y1="14.955cm" svg:x2="4.037cm" svg:y2="14.955cm">
          <text:p/>
        </draw:line>
        <draw:line draw:style-name="gr25" draw:text-style-name="P2" draw:layer="layout" svg:x1="3.897cm" svg:y1="14.955cm" svg:x2="4.037cm" svg:y2="14.955cm">
          <text:p/>
        </draw:line>
        <draw:line draw:style-name="gr25" draw:text-style-name="P2" draw:layer="layout" svg:x1="3.897cm" svg:y1="14.278cm" svg:x2="4.037cm" svg:y2="14.278cm">
          <text:p/>
        </draw:line>
        <draw:line draw:style-name="gr25" draw:text-style-name="P2" draw:layer="layout" svg:x1="3.897cm" svg:y1="14.278cm" svg:x2="4.037cm" svg:y2="14.278cm">
          <text:p/>
        </draw:line>
        <draw:line draw:style-name="gr25" draw:text-style-name="P2" draw:layer="layout" svg:x1="3.897cm" svg:y1="13.598cm" svg:x2="4.037cm" svg:y2="13.598cm">
          <text:p/>
        </draw:line>
        <draw:line draw:style-name="gr25" draw:text-style-name="P2" draw:layer="layout" svg:x1="3.897cm" svg:y1="13.598cm" svg:x2="4.037cm" svg:y2="13.598cm">
          <text:p/>
        </draw:line>
        <draw:line draw:style-name="gr25" draw:text-style-name="P2" draw:layer="layout" svg:x1="3.897cm" svg:y1="12.919cm" svg:x2="4.037cm" svg:y2="12.919cm">
          <text:p/>
        </draw:line>
        <draw:line draw:style-name="gr25" draw:text-style-name="P2" draw:layer="layout" svg:x1="3.897cm" svg:y1="12.919cm" svg:x2="4.037cm" svg:y2="12.919cm">
          <text:p/>
        </draw:line>
        <draw:line draw:style-name="gr25" draw:text-style-name="P2" draw:layer="layout" svg:x1="3.897cm" svg:y1="12.239cm" svg:x2="4.037cm" svg:y2="12.239cm">
          <text:p/>
        </draw:line>
        <draw:line draw:style-name="gr25" draw:text-style-name="P2" draw:layer="layout" svg:x1="3.897cm" svg:y1="12.239cm" svg:x2="4.037cm" svg:y2="12.239cm">
          <text:p/>
        </draw:line>
        <draw:line draw:style-name="gr25" draw:text-style-name="P2" draw:layer="layout" svg:x1="4.037cm" svg:y1="16.314cm" svg:x2="4.037cm" svg:y2="12.239cm">
          <text:p/>
        </draw:line>
        <draw:polyline draw:style-name="gr17" draw:text-style-name="P2" draw:layer="layout" svg:width="4.84cm" svg:height="2.992cm" svg:x="4.037cm" svg:y="12.627cm" svg:viewBox="0 0 4841 2993" draw:points="0,2993 967,2397 1938,1786 2905,1172 3875,563 4841,0">
          <text:p/>
        </draw:polyline>
        <draw:polygon draw:style-name="gr62" draw:text-style-name="P16" draw:layer="layout" svg:width="0.236cm" svg:height="0.24cm" svg:x="3.917cm" svg:y="15.498cm" svg:viewBox="0 0 237 241" draw:points="0,121 121,241 237,121 121,0">
          <text:p/>
        </draw:polygon>
        <draw:polygon draw:style-name="gr68" draw:text-style-name="P16" draw:layer="layout" svg:width="0.236cm" svg:height="0.239cm" svg:x="4.887cm" svg:y="14.902cm" svg:viewBox="0 0 237 240" draw:points="0,122 117,240 237,122 117,0">
          <text:p/>
        </draw:polygon>
        <draw:polygon draw:style-name="gr25" draw:text-style-name="P2" draw:layer="layout" svg:width="0.236cm" svg:height="0.239cm" svg:x="4.887cm" svg:y="14.902cm" svg:viewBox="0 0 237 240" draw:points="0,122 117,240 237,122 117,0">
          <text:p/>
        </draw:polygon>
        <draw:polygon draw:style-name="gr62" draw:text-style-name="P16" draw:layer="layout" svg:width="0.236cm" svg:height="0.24cm" svg:x="5.854cm" svg:y="14.291cm" svg:viewBox="0 0 237 241" draw:points="0,121 121,241 237,121 121,0">
          <text:p/>
        </draw:polygon>
        <draw:polygon draw:style-name="gr62" draw:text-style-name="P16" draw:layer="layout" svg:width="0.233cm" svg:height="0.24cm" svg:x="6.824cm" svg:y="13.678cm" svg:viewBox="0 0 234 241" draw:points="0,122 118,241 234,122 118,0">
          <text:p/>
        </draw:polygon>
        <draw:polygon draw:style-name="gr62" draw:text-style-name="P16" draw:layer="layout" svg:width="0.237cm" svg:height="0.239cm" svg:x="7.79cm" svg:y="13.068cm" svg:viewBox="0 0 238 240" draw:points="0,121 120,240 238,121 120,0">
          <text:p/>
        </draw:polygon>
        <draw:polygon draw:style-name="gr62" draw:text-style-name="P16" draw:layer="layout" svg:width="0.233cm" svg:height="0.236cm" svg:x="8.761cm" svg:y="12.509cm" svg:viewBox="0 0 234 237" draw:points="0,119 116,237 234,119 116,0">
          <text:p/>
        </draw:polygon>
        <draw:frame draw:style-name="gr69" draw:text-style-name="P17" draw:layer="layout" svg:width="2.965cm" svg:height="0.357cm" draw:transform="rotate (1.5707963267949) translate (12.43cm 15.515cm)">
          <draw:text-box>
            <text:p text:style-name="P4"><text:span text:style-name="T8">Throughput, MB/sec.</text:span></text:p>
          </draw:text-box>
        </draw:frame>
        <draw:frame draw:style-name="gr70" draw:text-style-name="P10" draw:layer="layout" svg:width="0.391cm" svg:height="0.399cm" svg:x="3.864cm" svg:y="16.552cm">
          <draw:text-box>
            <text:p text:style-name="P4"><text:span text:style-name="T7">50</text:span></text:p>
          </draw:text-box>
        </draw:frame>
        <draw:frame draw:style-name="gr71" draw:text-style-name="P10" draw:layer="layout" svg:width="0.586cm" svg:height="0.399cm" svg:x="4.743cm" svg:y="16.552cm">
          <draw:text-box>
            <text:p text:style-name="P4"><text:span text:style-name="T7">100</text:span></text:p>
          </draw:text-box>
        </draw:frame>
        <draw:frame draw:style-name="gr71" draw:text-style-name="P10" draw:layer="layout" svg:width="0.586cm" svg:height="0.399cm" svg:x="5.71cm" svg:y="16.552cm">
          <draw:text-box>
            <text:p text:style-name="P4"><text:span text:style-name="T7">150</text:span></text:p>
          </draw:text-box>
        </draw:frame>
        <draw:frame draw:style-name="gr71" draw:text-style-name="P10" draw:layer="layout" svg:width="0.586cm" svg:height="0.399cm" svg:x="6.681cm" svg:y="16.552cm">
          <draw:text-box>
            <text:p text:style-name="P4"><text:span text:style-name="T7">200</text:span></text:p>
          </draw:text-box>
        </draw:frame>
        <draw:frame draw:style-name="gr71" draw:text-style-name="P10" draw:layer="layout" svg:width="0.586cm" svg:height="0.399cm" svg:x="7.648cm" svg:y="16.552cm">
          <draw:text-box>
            <text:p text:style-name="P4"><text:span text:style-name="T7">250</text:span></text:p>
          </draw:text-box>
        </draw:frame>
        <draw:frame draw:style-name="gr71" draw:text-style-name="P10" draw:layer="layout" svg:width="0.586cm" svg:height="0.399cm" svg:x="8.618cm" svg:y="16.552cm">
          <draw:text-box>
            <text:p text:style-name="P4"><text:span text:style-name="T7">300</text:span></text:p>
          </draw:text-box>
        </draw:frame>
        <draw:frame draw:style-name="gr72" draw:text-style-name="P10" draw:layer="layout" svg:width="0.332cm" svg:height="0.399cm" svg:x="3.627cm" svg:y="16.124cm">
          <draw:text-box>
            <text:p text:style-name="P4"><text:span text:style-name="T7">0</text:span></text:p>
          </draw:text-box>
        </draw:frame>
        <draw:frame draw:style-name="gr72" draw:text-style-name="P10" draw:layer="layout" svg:width="0.332cm" svg:height="0.399cm" svg:x="3.627cm" svg:y="15.446cm">
          <draw:text-box>
            <text:p text:style-name="P4"><text:span text:style-name="T7">5</text:span></text:p>
          </draw:text-box>
        </draw:frame>
        <draw:frame draw:style-name="gr70" draw:text-style-name="P10" draw:layer="layout" svg:width="0.391cm" svg:height="0.399cm" svg:x="3.453cm" svg:y="14.765cm">
          <draw:text-box>
            <text:p text:style-name="P4"><text:span text:style-name="T7">10</text:span></text:p>
          </draw:text-box>
        </draw:frame>
        <draw:frame draw:style-name="gr70" draw:text-style-name="P10" draw:layer="layout" svg:width="0.391cm" svg:height="0.399cm" svg:x="3.453cm" svg:y="14.088cm">
          <draw:text-box>
            <text:p text:style-name="P4"><text:span text:style-name="T7">15</text:span></text:p>
          </draw:text-box>
        </draw:frame>
        <draw:frame draw:style-name="gr70" draw:text-style-name="P10" draw:layer="layout" svg:width="0.391cm" svg:height="0.399cm" svg:x="3.453cm" svg:y="13.407cm">
          <draw:text-box>
            <text:p text:style-name="P4"><text:span text:style-name="T7">20</text:span></text:p>
          </draw:text-box>
        </draw:frame>
        <draw:frame draw:style-name="gr70" draw:text-style-name="P10" draw:layer="layout" svg:width="0.391cm" svg:height="0.399cm" svg:x="3.453cm" svg:y="12.729cm">
          <draw:text-box>
            <text:p text:style-name="P4"><text:span text:style-name="T7">25</text:span></text:p>
          </draw:text-box>
        </draw:frame>
        <draw:frame draw:style-name="gr70" draw:text-style-name="P10" draw:layer="layout" svg:width="0.391cm" svg:height="0.399cm" svg:x="3.453cm" svg:y="12.049cm">
          <draw:text-box>
            <text:p text:style-name="P4"><text:span text:style-name="T7">30</text:span></text:p>
          </draw:text-box>
        </draw:frame>
        <draw:frame draw:style-name="gr73" draw:text-style-name="P11" draw:layer="layout" svg:width="2.86cm" svg:height="0.357cm" svg:x="4.964cm" svg:y="16.941cm">
          <draw:text-box>
            <text:p text:style-name="P4"><text:span text:style-name="T5">Size of the data, GB</text:span></text:p>
          </draw:text-box>
        </draw:frame>
        <draw:frame draw:style-name="gr74" draw:text-style-name="P11" draw:layer="layout" svg:width="2.876cm" svg:height="0.357cm" draw:transform="rotate (1.5707963267949) translate (3.032cm 15.671cm)">
          <draw:text-box>
            <text:p text:style-name="P4"><text:span text:style-name="T5">Execution time, min.</text:span></text:p>
          </draw:text-box>
        </draw:frame>
        <draw:line draw:style-name="gr75" draw:text-style-name="P2" draw:layer="layout" svg:x1="4.593cm" svg:y1="10.269cm" svg:x2="4.593cm" svg:y2="5.631cm">
          <text:p/>
        </draw:line>
        <draw:line draw:style-name="gr75" draw:text-style-name="P2" draw:layer="layout" svg:x1="5.215cm" svg:y1="10.269cm" svg:x2="5.215cm" svg:y2="5.631cm">
          <text:p/>
        </draw:line>
        <draw:polygon draw:style-name="gr76" draw:text-style-name="P18" draw:layer="layout" svg:width="0cm" svg:height="0cm" svg:x="7.165cm" svg:y="5.526cm" svg:viewBox="0 0 0 0" draw:points="0,0">
          <text:p/>
        </draw:polygon>
        <draw:polyline draw:style-name="gr77" draw:text-style-name="P18" draw:layer="layout" svg:width="0cm" svg:height="0cm" svg:x="7.165cm" svg:y="5.526cm" svg:viewBox="0 0 0 0" draw:points="0,0">
          <text:p/>
        </draw:polyline>
        <draw:polygon draw:style-name="gr78" draw:text-style-name="P18" draw:layer="layout" svg:width="0cm" svg:height="0cm" svg:x="8.147cm" svg:y="5.526cm" svg:viewBox="0 0 0 0" draw:points="0,0">
          <text:p/>
        </draw:polygon>
        <draw:polyline draw:style-name="gr79" draw:text-style-name="P18" draw:layer="layout" svg:width="0cm" svg:height="0cm" svg:x="8.147cm" svg:y="5.526cm" svg:viewBox="0 0 0 0" draw:points="0,0">
          <text:p/>
        </draw:polyline>
        <draw:polygon draw:style-name="gr80" draw:text-style-name="P19" draw:layer="layout" svg:width="0cm" svg:height="0cm" svg:x="9.13cm" svg:y="5.526cm" svg:viewBox="0 0 0 0" draw:points="0,0">
          <text:p/>
        </draw:polygon>
        <draw:polyline draw:style-name="gr81" draw:text-style-name="P2" draw:layer="layout" svg:width="0cm" svg:height="0cm" svg:x="9.13cm" svg:y="5.526cm" svg:viewBox="0 0 0 0" draw:points="0,0">
          <text:p/>
        </draw:polyline>
        <draw:polygon draw:style-name="gr80" draw:text-style-name="P19" draw:layer="layout" svg:width="0cm" svg:height="0cm" svg:x="9.621cm" svg:y="8.688cm" svg:viewBox="0 0 0 0" draw:points="0,0">
          <text:p/>
        </draw:polygon>
        <draw:polyline draw:style-name="gr81" draw:text-style-name="P2" draw:layer="layout" svg:width="0cm" svg:height="0cm" svg:x="9.621cm" svg:y="8.688cm" svg:viewBox="0 0 0 0" draw:points="0,0">
          <text:p/>
        </draw:polyline>
        <draw:polygon draw:style-name="gr80" draw:text-style-name="P19" draw:layer="layout" svg:width="0cm" svg:height="0cm" svg:x="9.621cm" svg:y="7.897cm" svg:viewBox="0 0 0 0" draw:points="0,0">
          <text:p/>
        </draw:polygon>
        <draw:polyline draw:style-name="gr81" draw:text-style-name="P2" draw:layer="layout" svg:width="0cm" svg:height="0cm" svg:x="9.621cm" svg:y="7.897cm" svg:viewBox="0 0 0 0" draw:points="0,0">
          <text:p/>
        </draw:polyline>
        <draw:polygon draw:style-name="gr80" draw:text-style-name="P19" draw:layer="layout" svg:width="0cm" svg:height="0cm" svg:x="9.621cm" svg:y="7.107cm" svg:viewBox="0 0 0 0" draw:points="0,0">
          <text:p/>
        </draw:polygon>
        <draw:polyline draw:style-name="gr81" draw:text-style-name="P2" draw:layer="layout" svg:width="0cm" svg:height="0cm" svg:x="9.621cm" svg:y="7.107cm" svg:viewBox="0 0 0 0" draw:points="0,0">
          <text:p/>
        </draw:polyline>
        <draw:polygon draw:style-name="gr80" draw:text-style-name="P19" draw:layer="layout" svg:width="0cm" svg:height="0cm" svg:x="9.621cm" svg:y="6.316cm" svg:viewBox="0 0 0 0" draw:points="0,0">
          <text:p/>
        </draw:polygon>
        <draw:polyline draw:style-name="gr81" draw:text-style-name="P2" draw:layer="layout" svg:width="0cm" svg:height="0cm" svg:x="9.621cm" svg:y="6.316cm" svg:viewBox="0 0 0 0" draw:points="0,0">
          <text:p/>
        </draw:polyline>
        <draw:line draw:style-name="gr75" draw:text-style-name="P2" draw:layer="layout" svg:x1="4.709cm" svg:y1="5.526cm" svg:x2="9.622cm" svg:y2="5.526cm">
          <text:p/>
        </draw:line>
        <draw:polygon draw:style-name="gr80" draw:text-style-name="P19" draw:layer="layout" svg:width="0cm" svg:height="0cm" svg:x="9.621cm" svg:y="5.526cm" svg:viewBox="0 0 0 0" draw:points="0,0">
          <text:p/>
        </draw:polygon>
        <draw:polyline draw:style-name="gr81" draw:text-style-name="P2" draw:layer="layout" svg:width="0cm" svg:height="0cm" svg:x="9.621cm" svg:y="5.526cm" svg:viewBox="0 0 0 0" draw:points="0,0">
          <text:p/>
        </draw:polyline>
        <draw:polygon draw:style-name="gr82" draw:text-style-name="P20" draw:layer="layout" svg:width="0cm" svg:height="0cm" svg:x="14.147cm" svg:y="5.266cm" svg:viewBox="0 0 0 0" draw:points="0,0">
          <text:p/>
        </draw:polygon>
        <draw:polyline draw:style-name="gr81" draw:text-style-name="P2" draw:layer="layout" svg:width="0cm" svg:height="0cm" svg:x="14.147cm" svg:y="5.266cm" svg:viewBox="0 0 0 0" draw:points="0,0">
          <text:p/>
        </draw:polyline>
        <draw:line draw:style-name="gr83" draw:text-style-name="P20" draw:layer="layout" svg:x1="14.461cm" svg:y1="9.313cm" svg:x2="14.461cm" svg:y2="5.266cm">
          <text:p/>
        </draw:line>
        <draw:polygon draw:style-name="gr82" draw:text-style-name="P20" draw:layer="layout" svg:width="0cm" svg:height="0cm" svg:x="15.126cm" svg:y="5.266cm" svg:viewBox="0 0 0 0" draw:points="0,0">
          <text:p/>
        </draw:polygon>
        <draw:polyline draw:style-name="gr81" draw:text-style-name="P2" draw:layer="layout" svg:width="0cm" svg:height="0cm" svg:x="15.126cm" svg:y="5.266cm" svg:viewBox="0 0 0 0" draw:points="0,0">
          <text:p/>
        </draw:polyline>
        <draw:polygon draw:style-name="gr82" draw:text-style-name="P20" draw:layer="layout" svg:width="0cm" svg:height="0cm" svg:x="16.105cm" svg:y="5.266cm" svg:viewBox="0 0 0 0" draw:points="0,0">
          <text:p/>
        </draw:polygon>
        <draw:polyline draw:style-name="gr81" draw:text-style-name="P2" draw:layer="layout" svg:width="0cm" svg:height="0cm" svg:x="16.105cm" svg:y="5.266cm" svg:viewBox="0 0 0 0" draw:points="0,0">
          <text:p/>
        </draw:polyline>
        <draw:polygon draw:style-name="gr82" draw:text-style-name="P20" draw:layer="layout" svg:width="0cm" svg:height="0cm" svg:x="17.084cm" svg:y="5.266cm" svg:viewBox="0 0 0 0" draw:points="0,0">
          <text:p/>
        </draw:polygon>
        <draw:polyline draw:style-name="gr81" draw:text-style-name="P2" draw:layer="layout" svg:width="0cm" svg:height="0cm" svg:x="17.084cm" svg:y="5.266cm" svg:viewBox="0 0 0 0" draw:points="0,0">
          <text:p/>
        </draw:polyline>
        <draw:polygon draw:style-name="gr80" draw:text-style-name="P19" draw:layer="layout" svg:width="0cm" svg:height="0cm" svg:x="18.063cm" svg:y="5.266cm" svg:viewBox="0 0 0 0" draw:points="0,0">
          <text:p/>
        </draw:polygon>
        <draw:polyline draw:style-name="gr81" draw:text-style-name="P2" draw:layer="layout" svg:width="0cm" svg:height="0cm" svg:x="18.063cm" svg:y="5.266cm" svg:viewBox="0 0 0 0" draw:points="0,0">
          <text:p/>
        </draw:polyline>
        <draw:line draw:style-name="gr84" draw:text-style-name="P2" draw:layer="layout" svg:x1="13.658cm" svg:y1="8.504cm" svg:x2="18.455cm" svg:y2="8.504cm">
          <text:p/>
        </draw:line>
        <draw:polygon draw:style-name="gr80" draw:text-style-name="P19" draw:layer="layout" svg:width="0cm" svg:height="0cm" svg:x="18.553cm" svg:y="8.504cm" svg:viewBox="0 0 0 0" draw:points="0,0">
          <text:p/>
        </draw:polygon>
        <draw:polyline draw:style-name="gr81" draw:text-style-name="P2" draw:layer="layout" svg:width="0cm" svg:height="0cm" svg:x="18.553cm" svg:y="8.504cm" svg:viewBox="0 0 0 0" draw:points="0,0">
          <text:p/>
        </draw:polyline>
        <draw:line draw:style-name="gr84" draw:text-style-name="P2" draw:layer="layout" svg:x1="13.658cm" svg:y1="7.694cm" svg:x2="18.455cm" svg:y2="7.694cm">
          <text:p/>
        </draw:line>
        <draw:polygon draw:style-name="gr80" draw:text-style-name="P19" draw:layer="layout" svg:width="0cm" svg:height="0cm" svg:x="18.553cm" svg:y="7.694cm" svg:viewBox="0 0 0 0" draw:points="0,0">
          <text:p/>
        </draw:polygon>
        <draw:polyline draw:style-name="gr81" draw:text-style-name="P2" draw:layer="layout" svg:width="0cm" svg:height="0cm" svg:x="18.553cm" svg:y="7.694cm" svg:viewBox="0 0 0 0" draw:points="0,0">
          <text:p/>
        </draw:polyline>
        <draw:line draw:style-name="gr84" draw:text-style-name="P2" draw:layer="layout" svg:x1="13.658cm" svg:y1="6.885cm" svg:x2="18.455cm" svg:y2="6.885cm">
          <text:p/>
        </draw:line>
        <draw:polygon draw:style-name="gr80" draw:text-style-name="P19" draw:layer="layout" svg:width="0cm" svg:height="0cm" svg:x="18.553cm" svg:y="6.885cm" svg:viewBox="0 0 0 0" draw:points="0,0">
          <text:p/>
        </draw:polygon>
        <draw:polyline draw:style-name="gr81" draw:text-style-name="P2" draw:layer="layout" svg:width="0cm" svg:height="0cm" svg:x="18.553cm" svg:y="6.885cm" svg:viewBox="0 0 0 0" draw:points="0,0">
          <text:p/>
        </draw:polyline>
        <draw:line draw:style-name="gr84" draw:text-style-name="P2" draw:layer="layout" svg:x1="13.658cm" svg:y1="6.075cm" svg:x2="18.455cm" svg:y2="6.075cm">
          <text:p/>
        </draw:line>
        <draw:polygon draw:style-name="gr80" draw:text-style-name="P19" draw:layer="layout" svg:width="0cm" svg:height="0cm" svg:x="18.553cm" svg:y="6.075cm" svg:viewBox="0 0 0 0" draw:points="0,0">
          <text:p/>
        </draw:polygon>
        <draw:polyline draw:style-name="gr81" draw:text-style-name="P2" draw:layer="layout" svg:width="0cm" svg:height="0cm" svg:x="18.553cm" svg:y="6.075cm" svg:viewBox="0 0 0 0" draw:points="0,0">
          <text:p/>
        </draw:polyline>
        <draw:polygon draw:style-name="gr80" draw:text-style-name="P19" draw:layer="layout" svg:width="0cm" svg:height="0cm" svg:x="18.553cm" svg:y="5.266cm" svg:viewBox="0 0 0 0" draw:points="0,0">
          <text:p/>
        </draw:polygon>
        <draw:polyline draw:style-name="gr81" draw:text-style-name="P2" draw:layer="layout" svg:width="0cm" svg:height="0cm" svg:x="18.553cm" svg:y="5.266cm" svg:viewBox="0 0 0 0" draw:points="0,0">
          <text:p/>
        </draw:polyline>
        <draw:polygon draw:style-name="gr85" draw:text-style-name="P21" draw:layer="layout" svg:width="0.077cm" svg:height="0.923cm" svg:x="14.225cm" svg:y="8.389cm" svg:viewBox="0 0 78 924" draw:points="0,924 78,924 78,0 0,0">
          <text:p/>
        </draw:polygon>
        <draw:polygon draw:style-name="gr85" draw:text-style-name="P21" draw:layer="layout" svg:width="0.077cm" svg:height="3.202cm" svg:x="14.303cm" svg:y="6.11cm" svg:viewBox="0 0 78 3203" draw:points="0,3203 78,3203 78,0 0,0">
          <text:p/>
        </draw:polygon>
        <draw:polygon draw:style-name="gr85" draw:text-style-name="P21" draw:layer="layout" svg:width="0.077cm" svg:height="3.489cm" svg:x="14.381cm" svg:y="5.823cm" svg:viewBox="0 0 78 3490" draw:points="0,3490 78,3490 78,0 0,0">
          <text:p/>
        </draw:polygon>
        <draw:polygon draw:style-name="gr85" draw:text-style-name="P21" draw:layer="layout" svg:width="0.077cm" svg:height="2.089cm" svg:x="14.459cm" svg:y="7.223cm" svg:viewBox="0 0 78 2090" draw:points="0,2090 78,2090 78,0 0,0">
          <text:p/>
        </draw:polygon>
        <draw:polygon draw:style-name="gr85" draw:text-style-name="P21" draw:layer="layout" svg:width="0.077cm" svg:height="1.616cm" svg:x="14.537cm" svg:y="7.697cm" svg:viewBox="0 0 78 1617" draw:points="0,1617 78,1617 78,0 0,0">
          <text:p/>
        </draw:polygon>
        <draw:polygon draw:style-name="gr85" draw:text-style-name="P21" draw:layer="layout" svg:width="0.077cm" svg:height="1.449cm" svg:x="14.615cm" svg:y="7.863cm" svg:viewBox="0 0 78 1450" draw:points="0,1450 78,1450 78,0 0,0">
          <text:p/>
        </draw:polygon>
        <draw:polygon draw:style-name="gr85" draw:text-style-name="P21" draw:layer="layout" svg:width="0.077cm" svg:height="1.116cm" svg:x="14.693cm" svg:y="8.196cm" svg:viewBox="0 0 78 1117" draw:points="0,1117 78,1117 78,0 0,0">
          <text:p/>
        </draw:polygon>
        <draw:polygon draw:style-name="gr85" draw:text-style-name="P21" draw:layer="layout" svg:width="0.077cm" svg:height="0.677cm" svg:x="14.85cm" svg:y="8.636cm" svg:viewBox="0 0 78 678" draw:points="0,678 78,678 78,0 0,0">
          <text:p/>
        </draw:polygon>
        <draw:polygon draw:style-name="gr85" draw:text-style-name="P21" draw:layer="layout" svg:width="0.077cm" svg:height="0.571cm" svg:x="14.928cm" svg:y="8.741cm" svg:viewBox="0 0 78 572" draw:points="0,572 78,572 78,0 0,0">
          <text:p/>
        </draw:polygon>
        <draw:polygon draw:style-name="gr85" draw:text-style-name="P21" draw:layer="layout" svg:width="0.077cm" svg:height="0.503cm" svg:x="15.006cm" svg:y="8.81cm" svg:viewBox="0 0 78 504" draw:points="0,504 78,504 78,0 0,0">
          <text:p/>
        </draw:polygon>
        <draw:polygon draw:style-name="gr85" draw:text-style-name="P21" draw:layer="layout" svg:width="0.077cm" svg:height="0.53cm" svg:x="15.084cm" svg:y="8.783cm" svg:viewBox="0 0 78 531" draw:points="0,531 78,531 78,0 0,0">
          <text:p/>
        </draw:polygon>
        <draw:polygon draw:style-name="gr85" draw:text-style-name="P21" draw:layer="layout" svg:width="0.077cm" svg:height="0.436cm" svg:x="15.162cm" svg:y="8.876cm" svg:viewBox="0 0 78 437" draw:points="0,437 78,437 78,0 0,0">
          <text:p/>
        </draw:polygon>
        <draw:polygon draw:style-name="gr85" draw:text-style-name="P21" draw:layer="layout" svg:width="0.077cm" svg:height="0.418cm" svg:x="15.24cm" svg:y="8.895cm" svg:viewBox="0 0 78 419" draw:points="0,419 78,419 78,0 0,0">
          <text:p/>
        </draw:polygon>
        <draw:polygon draw:style-name="gr85" draw:text-style-name="P21" draw:layer="layout" svg:width="0.077cm" svg:height="0.368cm" svg:x="15.318cm" svg:y="8.944cm" svg:viewBox="0 0 78 369" draw:points="0,369 78,369 78,0 0,0">
          <text:p/>
        </draw:polygon>
        <draw:polygon draw:style-name="gr85" draw:text-style-name="P21" draw:layer="layout" svg:width="0.077cm" svg:height="0.314cm" svg:x="15.396cm" svg:y="8.999cm" svg:viewBox="0 0 78 315" draw:points="0,315 78,315 78,0 0,0">
          <text:p/>
        </draw:polygon>
        <draw:polygon draw:style-name="gr85" draw:text-style-name="P21" draw:layer="layout" svg:width="0.077cm" svg:height="0.38cm" svg:x="15.474cm" svg:y="8.932cm" svg:viewBox="0 0 78 381" draw:points="0,381 78,381 78,0 0,0">
          <text:p/>
        </draw:polygon>
        <draw:polygon draw:style-name="gr85" draw:text-style-name="P21" draw:layer="layout" svg:width="0.077cm" svg:height="0.291cm" svg:x="15.552cm" svg:y="9.021cm" svg:viewBox="0 0 78 292" draw:points="0,292 78,292 78,0 0,0">
          <text:p/>
        </draw:polygon>
        <draw:polygon draw:style-name="gr85" draw:text-style-name="P21" draw:layer="layout" svg:width="0.077cm" svg:height="0.268cm" svg:x="15.63cm" svg:y="9.044cm" svg:viewBox="0 0 78 269" draw:points="0,269 78,269 78,0 0,0">
          <text:p/>
        </draw:polygon>
        <draw:polygon draw:style-name="gr85" draw:text-style-name="P21" draw:layer="layout" svg:width="0.077cm" svg:height="0.259cm" svg:x="15.708cm" svg:y="9.054cm" svg:viewBox="0 0 78 260" draw:points="0,260 78,260 78,0 0,0">
          <text:p/>
        </draw:polygon>
        <draw:polygon draw:style-name="gr85" draw:text-style-name="P21" draw:layer="layout" svg:width="0.077cm" svg:height="0.259cm" svg:x="15.786cm" svg:y="9.054cm" svg:viewBox="0 0 78 260" draw:points="0,260 78,260 78,0 0,0">
          <text:p/>
        </draw:polygon>
        <draw:polygon draw:style-name="gr85" draw:text-style-name="P21" draw:layer="layout" svg:width="0.077cm" svg:height="0.228cm" svg:x="15.864cm" svg:y="9.084cm" svg:viewBox="0 0 78 229" draw:points="0,229 78,229 78,0 0,0">
          <text:p/>
        </draw:polygon>
        <draw:polygon draw:style-name="gr85" draw:text-style-name="P21" draw:layer="layout" svg:width="0.077cm" svg:height="0.24cm" svg:x="15.942cm" svg:y="9.073cm" svg:viewBox="0 0 78 241" draw:points="0,241 78,241 78,0 0,0">
          <text:p/>
        </draw:polygon>
        <draw:polygon draw:style-name="gr85" draw:text-style-name="P21" draw:layer="layout" svg:width="0.077cm" svg:height="0.259cm" svg:x="16.02cm" svg:y="9.054cm" svg:viewBox="0 0 78 260" draw:points="0,260 78,260 78,0 0,0">
          <text:p/>
        </draw:polygon>
        <draw:polygon draw:style-name="gr85" draw:text-style-name="P21" draw:layer="layout" svg:width="0.077cm" svg:height="0.219cm" svg:x="16.098cm" svg:y="9.094cm" svg:viewBox="0 0 78 220" draw:points="0,220 78,220 78,0 0,0">
          <text:p/>
        </draw:polygon>
        <draw:polygon draw:style-name="gr85" draw:text-style-name="P21" draw:layer="layout" svg:width="0.077cm" svg:height="0.177cm" svg:x="16.176cm" svg:y="9.136cm" svg:viewBox="0 0 78 178" draw:points="0,178 78,178 78,0 0,0">
          <text:p/>
        </draw:polygon>
        <draw:polygon draw:style-name="gr85" draw:text-style-name="P21" draw:layer="layout" svg:width="0.077cm" svg:height="0.175cm" svg:x="16.254cm" svg:y="9.137cm" svg:viewBox="0 0 78 176" draw:points="0,176 78,176 78,0 0,0">
          <text:p/>
        </draw:polygon>
        <draw:polygon draw:style-name="gr85" draw:text-style-name="P21" draw:layer="layout" svg:width="0.077cm" svg:height="0.149cm" svg:x="16.332cm" svg:y="9.164cm" svg:viewBox="0 0 78 150" draw:points="0,150 78,150 78,0 0,0">
          <text:p/>
        </draw:polygon>
        <draw:polygon draw:style-name="gr85" draw:text-style-name="P21" draw:layer="layout" svg:width="0.077cm" svg:height="0.097cm" svg:x="16.41cm" svg:y="9.215cm" svg:viewBox="0 0 78 98" draw:points="0,98 78,98 78,0 0,0">
          <text:p/>
        </draw:polygon>
        <draw:polygon draw:style-name="gr85" draw:text-style-name="P21" draw:layer="layout" svg:width="0.077cm" svg:height="0.069cm" svg:x="16.488cm" svg:y="9.243cm" svg:viewBox="0 0 78 70" draw:points="0,70 78,70 78,0 0,0">
          <text:p/>
        </draw:polygon>
        <draw:polygon draw:style-name="gr85" draw:text-style-name="P21" draw:layer="layout" svg:width="0.077cm" svg:height="0.064cm" svg:x="16.566cm" svg:y="9.249cm" svg:viewBox="0 0 78 65" draw:points="0,65 78,65 78,0 0,0">
          <text:p/>
        </draw:polygon>
        <draw:polygon draw:style-name="gr85" draw:text-style-name="P21" draw:layer="layout" svg:width="0.077cm" svg:height="0.054cm" svg:x="16.644cm" svg:y="9.259cm" svg:viewBox="0 0 78 55" draw:points="0,55 78,55 78,0 0,0">
          <text:p/>
        </draw:polygon>
        <draw:polygon draw:style-name="gr85" draw:text-style-name="P21" draw:layer="layout" svg:width="0.077cm" svg:height="0.043cm" svg:x="16.722cm" svg:y="9.27cm" svg:viewBox="0 0 78 44" draw:points="0,44 78,44 78,0 0,0">
          <text:p/>
        </draw:polygon>
        <draw:polygon draw:style-name="gr85" draw:text-style-name="P21" draw:layer="layout" svg:width="0.077cm" svg:height="0.043cm" svg:x="16.8cm" svg:y="9.27cm" svg:viewBox="0 0 78 44" draw:points="0,44 78,44 78,0 0,0">
          <text:p/>
        </draw:polygon>
        <draw:polygon draw:style-name="gr85" draw:text-style-name="P21" draw:layer="layout" svg:width="0.077cm" svg:height="0.03cm" svg:x="16.878cm" svg:y="9.283cm" svg:viewBox="0 0 78 31" draw:points="0,31 78,31 78,0 0,0">
          <text:p/>
        </draw:polygon>
        <draw:polygon draw:style-name="gr85" draw:text-style-name="P21" draw:layer="layout" svg:width="0.077cm" svg:height="0.034cm" svg:x="16.956cm" svg:y="9.28cm" svg:viewBox="0 0 78 35" draw:points="0,35 78,35 78,0 0,0">
          <text:p/>
        </draw:polygon>
        <draw:polygon draw:style-name="gr85" draw:text-style-name="P21" draw:layer="layout" svg:width="0.077cm" svg:height="0.043cm" svg:x="17.034cm" svg:y="9.27cm" svg:viewBox="0 0 78 44" draw:points="0,44 78,44 78,0 0,0">
          <text:p/>
        </draw:polygon>
        <draw:polygon draw:style-name="gr85" draw:text-style-name="P21" draw:layer="layout" svg:width="0.077cm" svg:height="0.035cm" svg:x="17.112cm" svg:y="9.277cm" svg:viewBox="0 0 78 36" draw:points="0,36 78,36 78,0 0,0">
          <text:p/>
        </draw:polygon>
        <draw:polyline draw:style-name="gr86" draw:text-style-name="P2" draw:layer="layout" svg:width="4.378cm" svg:height="3.079cm" svg:x="13.909cm" svg:y="6.233cm" svg:viewBox="0 0 4379 3080" draw:points="0,3080 69,3079 103,3077 138,3068 172,3044 207,2981 241,2847 276,2596 310,2202 345,1673 379,1078 414,530 448,146 483,0 517,89 552,345 586,672 621,985 655,1240 690,1434 724,1582 758,1706 827,1936 862,2046 896,2149 931,2245 965,2328 1000,2398 1034,2456 1069,2497 1103,2528 1138,2548 1207,2581 1241,2599 1310,2639 1345,2657 1414,2688 1448,2702 1483,2714 1517,2724 1621,2750 1655,2762 1759,2803 1793,2812 1828,2817 2000,2835 2069,2837 2103,2837 2138,2840 2172,2847 2207,2857 2310,2892 2414,2924 2483,2951 2552,2979 2586,2991 2620,3001 2655,3007 2724,3018 2827,3029 3000,3044 3069,3045 3138,3043 3172,3044 3207,3047 3276,3054 3345,3063 3414,3067 3689,3071 3793,3069 3896,3071 4068,3076 4310,3080 4379,3080">
          <text:p/>
        </draw:polyline>
        <draw:polyline draw:style-name="gr77" draw:text-style-name="P18" draw:layer="layout" svg:width="0cm" svg:height="0cm" svg:x="5.205cm" svg:y="9.448cm" svg:viewBox="0 0 0 0" draw:points="0,0">
          <text:p/>
        </draw:polyline>
        <draw:polygon draw:style-name="gr76" draw:text-style-name="P18" draw:layer="layout" svg:width="0cm" svg:height="0cm" svg:x="5.827cm" svg:y="9.448cm" svg:viewBox="0 0 0 0" draw:points="0,0">
          <text:p/>
        </draw:polygon>
        <draw:polyline draw:style-name="gr77" draw:text-style-name="P18" draw:layer="layout" svg:width="0cm" svg:height="0cm" svg:x="5.827cm" svg:y="9.448cm" svg:viewBox="0 0 0 0" draw:points="0,0">
          <text:p/>
        </draw:polyline>
        <draw:polygon draw:style-name="gr87" draw:text-style-name="P22" draw:layer="layout" svg:width="0cm" svg:height="0cm" svg:x="6.448cm" svg:y="9.448cm" svg:viewBox="0 0 0 0" draw:points="0,0">
          <text:p/>
        </draw:polygon>
        <draw:polyline draw:style-name="gr88" draw:text-style-name="P22" draw:layer="layout" svg:width="0cm" svg:height="0cm" svg:x="6.448cm" svg:y="9.448cm" svg:viewBox="0 0 0 0" draw:points="0,0">
          <text:p/>
        </draw:polyline>
        <draw:polygon draw:style-name="gr87" draw:text-style-name="P22" draw:layer="layout" svg:width="0cm" svg:height="0cm" svg:x="7.07cm" svg:y="9.448cm" svg:viewBox="0 0 0 0" draw:points="0,0">
          <text:p/>
        </draw:polygon>
        <draw:polyline draw:style-name="gr88" draw:text-style-name="P22" draw:layer="layout" svg:width="0cm" svg:height="0cm" svg:x="7.07cm" svg:y="9.448cm" svg:viewBox="0 0 0 0" draw:points="0,0">
          <text:p/>
        </draw:polyline>
        <draw:polygon draw:style-name="gr87" draw:text-style-name="P22" draw:layer="layout" svg:width="0cm" svg:height="0cm" svg:x="7.692cm" svg:y="9.448cm" svg:viewBox="0 0 0 0" draw:points="0,0">
          <text:p/>
        </draw:polygon>
        <draw:polyline draw:style-name="gr88" draw:text-style-name="P22" draw:layer="layout" svg:width="0cm" svg:height="0cm" svg:x="7.692cm" svg:y="9.448cm" svg:viewBox="0 0 0 0" draw:points="0,0">
          <text:p/>
        </draw:polyline>
        <draw:polygon draw:style-name="gr78" draw:text-style-name="P18" draw:layer="layout" svg:width="0cm" svg:height="0cm" svg:x="8.314cm" svg:y="9.448cm" svg:viewBox="0 0 0 0" draw:points="0,0">
          <text:p/>
        </draw:polygon>
        <draw:polyline draw:style-name="gr79" draw:text-style-name="P18" draw:layer="layout" svg:width="0cm" svg:height="0cm" svg:x="8.314cm" svg:y="9.448cm" svg:viewBox="0 0 0 0" draw:points="0,0">
          <text:p/>
        </draw:polyline>
        <draw:polygon draw:style-name="gr89" draw:text-style-name="P23" draw:layer="layout" svg:width="0.076cm" svg:height="0.369cm" draw:transform="rotate (-3.14159265358979) translate (5.280910396622cm 9.4515685152298cm)" svg:viewBox="0 0 77 370" draw:points="77,370 0,370 0,0 77,0">
          <text:p/>
        </draw:polygon>
        <draw:polygon draw:style-name="gr85" draw:text-style-name="P21" draw:layer="layout" svg:width="0.077cm" svg:height="3.314cm" svg:x="5.282cm" svg:y="6.133cm" svg:viewBox="0 0 78 3315" draw:points="0,3315 78,3315 78,0 0,0">
          <text:p/>
        </draw:polygon>
        <draw:polygon draw:style-name="gr85" draw:text-style-name="P21" draw:layer="layout" svg:width="0.076cm" svg:height="4.004cm" svg:x="5.359cm" svg:y="5.443cm" svg:viewBox="0 0 77 4005" draw:points="0,4005 77,4005 77,0 0,0">
          <text:p/>
        </draw:polygon>
        <draw:polygon draw:style-name="gr85" draw:text-style-name="P21" draw:layer="layout" svg:width="0.077cm" svg:height="2.157cm" svg:x="5.436cm" svg:y="7.29cm" svg:viewBox="0 0 78 2158" draw:points="0,2158 78,2158 78,0 0,0">
          <text:p/>
        </draw:polygon>
        <draw:polygon draw:style-name="gr85" draw:text-style-name="P21" draw:layer="layout" svg:width="0.076cm" svg:height="1.951cm" svg:x="5.513cm" svg:y="7.496cm" svg:viewBox="0 0 77 1952" draw:points="0,1952 77,1952 77,0 0,0">
          <text:p/>
        </draw:polygon>
        <draw:polygon draw:style-name="gr85" draw:text-style-name="P21" draw:layer="layout" svg:width="0.077cm" svg:height="1.617cm" svg:x="5.591cm" svg:y="7.831cm" svg:viewBox="0 0 78 1618" draw:points="0,1618 78,1618 78,0 0,0">
          <text:p/>
        </draw:polygon>
        <draw:polygon draw:style-name="gr85" draw:text-style-name="P21" draw:layer="layout" svg:width="0.076cm" svg:height="1.144cm" svg:x="5.668cm" svg:y="8.303cm" svg:viewBox="0 0 77 1145" draw:points="0,1145 77,1145 77,0 0,0">
          <text:p/>
        </draw:polygon>
        <draw:polygon draw:style-name="gr85" draw:text-style-name="P21" draw:layer="layout" svg:width="0.077cm" svg:height="0.965cm" svg:x="5.745cm" svg:y="8.483cm" svg:viewBox="0 0 78 966" draw:points="0,966 78,966 78,0 0,0">
          <text:p/>
        </draw:polygon>
        <draw:polygon draw:style-name="gr85" draw:text-style-name="P21" draw:layer="layout" svg:width="0.076cm" svg:height="0.727cm" svg:x="5.822cm" svg:y="8.72cm" svg:viewBox="0 0 77 728" draw:points="0,728 77,728 77,0 0,0">
          <text:p/>
        </draw:polygon>
        <draw:polygon draw:style-name="gr85" draw:text-style-name="P21" draw:layer="layout" svg:width="0.077cm" svg:height="0.58cm" svg:x="5.899cm" svg:y="8.867cm" svg:viewBox="0 0 78 581" draw:points="0,581 78,581 78,0 0,0">
          <text:p/>
        </draw:polygon>
        <draw:polygon draw:style-name="gr85" draw:text-style-name="P21" draw:layer="layout" svg:width="0.076cm" svg:height="0.462cm" svg:x="5.977cm" svg:y="8.985cm" svg:viewBox="0 0 77 463" draw:points="0,463 77,463 77,0 0,0">
          <text:p/>
        </draw:polygon>
        <draw:polygon draw:style-name="gr85" draw:text-style-name="P21" draw:layer="layout" svg:width="0.077cm" svg:height="0.459cm" svg:x="6.054cm" svg:y="8.988cm" svg:viewBox="0 0 78 460" draw:points="0,460 78,460 78,0 0,0">
          <text:p/>
        </draw:polygon>
        <draw:polygon draw:style-name="gr85" draw:text-style-name="P21" draw:layer="layout" svg:width="0.076cm" svg:height="0.448cm" svg:x="6.131cm" svg:y="8.999cm" svg:viewBox="0 0 77 449" draw:points="0,449 77,449 77,0 0,0">
          <text:p/>
        </draw:polygon>
        <draw:polygon draw:style-name="gr85" draw:text-style-name="P21" draw:layer="layout" svg:width="0.077cm" svg:height="0.35cm" svg:x="6.208cm" svg:y="9.097cm" svg:viewBox="0 0 78 351" draw:points="0,351 78,351 78,0 0,0">
          <text:p/>
        </draw:polygon>
        <draw:polygon draw:style-name="gr85" draw:text-style-name="P21" draw:layer="layout" svg:width="0.076cm" svg:height="0.306cm" svg:x="6.286cm" svg:y="9.141cm" svg:viewBox="0 0 77 307" draw:points="0,307 77,307 77,0 0,0">
          <text:p/>
        </draw:polygon>
        <draw:polygon draw:style-name="gr85" draw:text-style-name="P21" draw:layer="layout" svg:width="0.077cm" svg:height="0.275cm" svg:x="6.363cm" svg:y="9.172cm" svg:viewBox="0 0 78 276" draw:points="0,276 78,276 78,0 0,0">
          <text:p/>
        </draw:polygon>
        <draw:polygon draw:style-name="gr85" draw:text-style-name="P21" draw:layer="layout" svg:width="0.076cm" svg:height="0.265cm" svg:x="6.44cm" svg:y="9.182cm" svg:viewBox="0 0 77 266" draw:points="0,266 77,266 77,0 0,0">
          <text:p/>
        </draw:polygon>
        <draw:polygon draw:style-name="gr85" draw:text-style-name="P21" draw:layer="layout" svg:width="0.077cm" svg:height="0.209cm" svg:x="6.517cm" svg:y="9.238cm" svg:viewBox="0 0 78 210" draw:points="0,210 78,210 78,0 0,0">
          <text:p/>
        </draw:polygon>
        <draw:polygon draw:style-name="gr85" draw:text-style-name="P21" draw:layer="layout" svg:width="0.076cm" svg:height="0.174cm" svg:x="6.595cm" svg:y="9.273cm" svg:viewBox="0 0 77 175" draw:points="0,175 77,175 77,0 0,0">
          <text:p/>
        </draw:polygon>
        <draw:polygon draw:style-name="gr85" draw:text-style-name="P21" draw:layer="layout" svg:width="0.077cm" svg:height="0.163cm" svg:x="6.672cm" svg:y="9.284cm" svg:viewBox="0 0 78 164" draw:points="0,164 78,164 78,0 0,0">
          <text:p/>
        </draw:polygon>
        <draw:polygon draw:style-name="gr85" draw:text-style-name="P21" draw:layer="layout" svg:width="0.076cm" svg:height="0.111cm" svg:x="6.749cm" svg:y="9.336cm" svg:viewBox="0 0 77 112" draw:points="0,112 77,112 77,0 0,0">
          <text:p/>
        </draw:polygon>
        <draw:polygon draw:style-name="gr85" draw:text-style-name="P21" draw:layer="layout" svg:width="0.077cm" svg:height="0.097cm" svg:x="6.826cm" svg:y="9.35cm" svg:viewBox="0 0 78 98" draw:points="0,98 78,98 78,0 0,0">
          <text:p/>
        </draw:polygon>
        <draw:polygon draw:style-name="gr85" draw:text-style-name="P21" draw:layer="layout" svg:width="0.076cm" svg:height="0.074cm" svg:x="6.904cm" svg:y="9.374cm" svg:viewBox="0 0 77 75" draw:points="0,75 77,75 77,0 0,0">
          <text:p/>
        </draw:polygon>
        <draw:polygon draw:style-name="gr85" draw:text-style-name="P21" draw:layer="layout" svg:width="0.077cm" svg:height="0.058cm" svg:x="6.981cm" svg:y="9.39cm" svg:viewBox="0 0 78 59" draw:points="0,59 78,59 78,0 0,0">
          <text:p/>
        </draw:polygon>
        <draw:polygon draw:style-name="gr85" draw:text-style-name="P21" draw:layer="layout" svg:width="0.076cm" svg:height="0.061cm" svg:x="7.058cm" svg:y="9.387cm" svg:viewBox="0 0 77 62" draw:points="0,62 77,62 77,0 0,0">
          <text:p/>
        </draw:polygon>
        <draw:polygon draw:style-name="gr85" draw:text-style-name="P21" draw:layer="layout" svg:width="0.077cm" svg:height="0.044cm" svg:x="7.135cm" svg:y="9.404cm" svg:viewBox="0 0 78 45" draw:points="0,45 78,45 78,0 0,0">
          <text:p/>
        </draw:polygon>
        <draw:polygon draw:style-name="gr85" draw:text-style-name="P21" draw:layer="layout" svg:width="0.076cm" svg:height="0.042cm" svg:x="7.213cm" svg:y="9.405cm" svg:viewBox="0 0 77 43" draw:points="0,43 77,43 77,0 0,0">
          <text:p/>
        </draw:polygon>
        <draw:polygon draw:style-name="gr85" draw:text-style-name="P21" draw:layer="layout" svg:width="0.077cm" svg:height="0.034cm" svg:x="7.29cm" svg:y="9.413cm" svg:viewBox="0 0 78 35" draw:points="0,35 78,35 78,0 0,0">
          <text:p/>
        </draw:polygon>
        <draw:polygon draw:style-name="gr90" draw:text-style-name="P21" draw:layer="layout" svg:width="0.076cm" svg:height="0.026cm" svg:x="7.367cm" svg:y="9.421cm" svg:viewBox="0 0 77 27" draw:points="0,27 77,27 77,0 0,0">
          <text:p/>
        </draw:polygon>
        <draw:polygon draw:style-name="gr90" draw:text-style-name="P21" draw:layer="layout" svg:width="0.077cm" svg:height="0.021cm" svg:x="7.444cm" svg:y="9.426cm" svg:viewBox="0 0 78 22" draw:points="0,22 78,22 78,0 0,0">
          <text:p/>
        </draw:polygon>
        <draw:polygon draw:style-name="gr90" draw:text-style-name="P21" draw:layer="layout" svg:width="0.076cm" svg:height="0.016cm" svg:x="7.522cm" svg:y="9.432cm" svg:viewBox="0 0 77 17" draw:points="0,17 77,17 77,0 0,0">
          <text:p/>
        </draw:polygon>
        <draw:polygon draw:style-name="gr90" draw:text-style-name="P21" draw:layer="layout" svg:width="0.077cm" svg:height="0.023cm" svg:x="7.599cm" svg:y="9.424cm" svg:viewBox="0 0 78 24" draw:points="0,24 78,24 78,0 0,0">
          <text:p/>
        </draw:polygon>
        <draw:polygon draw:style-name="gr90" draw:text-style-name="P21" draw:layer="layout" svg:width="0.076cm" svg:height="0.014cm" svg:x="7.676cm" svg:y="9.434cm" svg:viewBox="0 0 77 15" draw:points="0,15 77,15 77,0 0,0">
          <text:p/>
        </draw:polygon>
        <draw:polygon draw:style-name="gr90" draw:text-style-name="P21" draw:layer="layout" svg:width="0.077cm" svg:height="0.012cm" svg:x="7.753cm" svg:y="9.435cm" svg:viewBox="0 0 78 13" draw:points="0,13 78,13 78,0 0,0">
          <text:p/>
        </draw:polygon>
        <draw:polygon draw:style-name="gr91" draw:text-style-name="P24" draw:layer="layout" svg:width="0.076cm" svg:height="0.009cm" svg:x="7.831cm" svg:y="9.438cm" svg:viewBox="0 0 77 10" draw:points="0,10 77,10 77,0 0,0">
          <text:p/>
        </draw:polygon>
        <draw:polygon draw:style-name="gr91" draw:text-style-name="P24" draw:layer="layout" svg:width="0.077cm" svg:height="0.007cm" svg:x="7.908cm" svg:y="9.44cm" svg:viewBox="0 0 78 8" draw:points="0,8 78,8 78,0 0,0">
          <text:p/>
        </draw:polygon>
        <draw:polygon draw:style-name="gr91" draw:text-style-name="P24" draw:layer="layout" svg:width="0.076cm" svg:height="0.001cm" svg:x="7.985cm" svg:y="9.447cm" svg:viewBox="0 0 77 2" draw:points="0,2 77,2 77,0 0,0">
          <text:p/>
        </draw:polygon>
        <draw:polygon draw:style-name="gr91" draw:text-style-name="P24" draw:layer="layout" svg:width="0.077cm" svg:height="0.004cm" svg:x="8.062cm" svg:y="9.443cm" svg:viewBox="0 0 78 5" draw:points="0,5 78,5 78,0 0,0">
          <text:p/>
        </draw:polygon>
        <draw:polygon draw:style-name="gr91" draw:text-style-name="P24" draw:layer="layout" svg:width="0.076cm" svg:height="0.001cm" svg:x="8.14cm" svg:y="9.447cm" svg:viewBox="0 0 77 2" draw:points="0,2 77,2 77,0 0,0">
          <text:p/>
        </draw:polygon>
        <draw:polygon draw:style-name="gr91" draw:text-style-name="P24" draw:layer="layout" svg:width="0.077cm" svg:height="0.004cm" svg:x="8.217cm" svg:y="9.443cm" svg:viewBox="0 0 78 5" draw:points="0,5 78,5 78,0 0,0">
          <text:p/>
        </draw:polygon>
        <draw:polygon draw:style-name="gr91" draw:text-style-name="P24" draw:layer="layout" svg:width="0.076cm" svg:height="0cm" svg:x="8.294cm" svg:y="9.448cm" svg:viewBox="0 0 77 0" draw:points="0,0 77,0">
          <text:p/>
        </draw:polygon>
        <draw:polyline draw:style-name="gr92" draw:text-style-name="P2" draw:layer="layout" svg:width="4.169cm" svg:height="3.953cm" svg:x="5.051cm" svg:y="5.494cm" svg:viewBox="0 0 4170 3954" draw:points="0,3954 33,3953 66,3950 99,3938 131,3892 164,3732 197,3283 230,2388 263,1187 296,220 328,0 361,479 394,1152 427,1611 460,1816 492,1917 525,2033 558,2186 657,2710 690,2860 722,2983 755,3086 788,3171 821,3245 854,3311 887,3365 920,3408 952,3448 985,3484 1018,3506 1051,3514 1084,3515 1117,3521 1149,3537 1182,3564 1215,3598 1248,3629 1281,3652 1314,3666 1412,3691 1445,3703 1478,3719 1543,3756 1609,3784 1707,3825 1773,3850 1806,3860 1872,3873 1970,3891 2036,3897 2101,3904 2167,3910 2233,3915 2397,3932 2594,3935 2692,3942 2856,3945 2922,3949 3119,3952 3217,3951 3349,3954 3644,3953 4170,3954">
          <text:p/>
        </draw:polyline>
        <draw:polygon draw:style-name="gr25" draw:text-style-name="P2" draw:layer="layout" svg:width="4.792cm" svg:height="4.03cm" svg:x="13.663cm" svg:y="5.291cm" svg:viewBox="0 0 4793 4031" draw:points="2398,4031 0,4031 0,0 4793,0 4793,4031">
          <text:p/>
        </draw:polygon>
        <draw:line draw:style-name="gr83" draw:text-style-name="P20" draw:layer="layout" svg:x1="15.261cm" svg:y1="9.314cm" svg:x2="15.261cm" svg:y2="5.267cm">
          <text:p/>
        </draw:line>
        <draw:line draw:style-name="gr83" draw:text-style-name="P20" draw:layer="layout" svg:x1="16.061cm" svg:y1="9.315cm" svg:x2="16.061cm" svg:y2="5.268cm">
          <text:p/>
        </draw:line>
        <draw:line draw:style-name="gr83" draw:text-style-name="P20" draw:layer="layout" svg:x1="16.861cm" svg:y1="9.316cm" svg:x2="16.861cm" svg:y2="5.269cm">
          <text:p/>
        </draw:line>
        <draw:line draw:style-name="gr84" draw:text-style-name="P2" draw:layer="layout" svg:x1="17.651cm" svg:y1="9.317cm" svg:x2="17.651cm" svg:y2="5.27cm">
          <text:p/>
        </draw:line>
        <draw:polygon draw:style-name="gr76" draw:text-style-name="P18" draw:layer="layout" svg:width="0cm" svg:height="0cm" svg:x="5.122cm" svg:y="5.394cm" svg:viewBox="0 0 0 0" draw:points="0,0">
          <text:p/>
        </draw:polygon>
        <draw:polyline draw:style-name="gr77" draw:text-style-name="P18" draw:layer="layout" svg:width="0cm" svg:height="0cm" svg:x="5.122cm" svg:y="5.394cm" svg:viewBox="0 0 0 0" draw:points="0,0">
          <text:p/>
        </draw:polyline>
        <draw:polygon draw:style-name="gr76" draw:text-style-name="P18" draw:layer="layout" svg:width="0cm" svg:height="0cm" svg:x="6.101cm" svg:y="5.394cm" svg:viewBox="0 0 0 0" draw:points="0,0">
          <text:p/>
        </draw:polygon>
        <draw:polyline draw:style-name="gr77" draw:text-style-name="P18" draw:layer="layout" svg:width="0cm" svg:height="0cm" svg:x="6.101cm" svg:y="5.394cm" svg:viewBox="0 0 0 0" draw:points="0,0">
          <text:p/>
        </draw:polyline>
        <draw:polygon draw:style-name="gr76" draw:text-style-name="P18" draw:layer="layout" svg:width="0cm" svg:height="0cm" svg:x="7.08cm" svg:y="5.394cm" svg:viewBox="0 0 0 0" draw:points="0,0">
          <text:p/>
        </draw:polygon>
        <draw:polyline draw:style-name="gr77" draw:text-style-name="P18" draw:layer="layout" svg:width="0cm" svg:height="0cm" svg:x="7.08cm" svg:y="5.394cm" svg:viewBox="0 0 0 0" draw:points="0,0">
          <text:p/>
        </draw:polyline>
        <draw:polygon draw:style-name="gr78" draw:text-style-name="P18" draw:layer="layout" svg:width="0cm" svg:height="0cm" svg:x="8.059cm" svg:y="5.394cm" svg:viewBox="0 0 0 0" draw:points="0,0">
          <text:p/>
        </draw:polygon>
        <draw:polyline draw:style-name="gr79" draw:text-style-name="P18" draw:layer="layout" svg:width="0cm" svg:height="0cm" svg:x="8.059cm" svg:y="5.394cm" svg:viewBox="0 0 0 0" draw:points="0,0">
          <text:p/>
        </draw:polyline>
        <draw:polygon draw:style-name="gr80" draw:text-style-name="P19" draw:layer="layout" svg:width="0cm" svg:height="0cm" svg:x="9.038cm" svg:y="5.394cm" svg:viewBox="0 0 0 0" draw:points="0,0">
          <text:p/>
        </draw:polygon>
        <draw:polyline draw:style-name="gr81" draw:text-style-name="P2" draw:layer="layout" svg:width="0cm" svg:height="0cm" svg:x="9.038cm" svg:y="5.394cm" svg:viewBox="0 0 0 0" draw:points="0,0">
          <text:p/>
        </draw:polyline>
        <draw:line draw:style-name="gr84" draw:text-style-name="P2" draw:layer="layout" svg:x1="4.633cm" svg:y1="8.632cm" svg:x2="9.43cm" svg:y2="8.632cm">
          <text:p/>
        </draw:line>
        <draw:polygon draw:style-name="gr80" draw:text-style-name="P19" draw:layer="layout" svg:width="0cm" svg:height="0cm" svg:x="9.528cm" svg:y="8.632cm" svg:viewBox="0 0 0 0" draw:points="0,0">
          <text:p/>
        </draw:polygon>
        <draw:polyline draw:style-name="gr81" draw:text-style-name="P2" draw:layer="layout" svg:width="0cm" svg:height="0cm" svg:x="9.528cm" svg:y="8.632cm" svg:viewBox="0 0 0 0" draw:points="0,0">
          <text:p/>
        </draw:polyline>
        <draw:line draw:style-name="gr84" draw:text-style-name="P2" draw:layer="layout" svg:x1="4.633cm" svg:y1="7.822cm" svg:x2="9.43cm" svg:y2="7.822cm">
          <text:p/>
        </draw:line>
        <draw:polygon draw:style-name="gr80" draw:text-style-name="P19" draw:layer="layout" svg:width="0cm" svg:height="0cm" svg:x="9.528cm" svg:y="7.822cm" svg:viewBox="0 0 0 0" draw:points="0,0">
          <text:p/>
        </draw:polygon>
        <draw:polyline draw:style-name="gr81" draw:text-style-name="P2" draw:layer="layout" svg:width="0cm" svg:height="0cm" svg:x="9.528cm" svg:y="7.822cm" svg:viewBox="0 0 0 0" draw:points="0,0">
          <text:p/>
        </draw:polyline>
        <draw:line draw:style-name="gr84" draw:text-style-name="P2" draw:layer="layout" svg:x1="4.633cm" svg:y1="7.013cm" svg:x2="9.43cm" svg:y2="7.013cm">
          <text:p/>
        </draw:line>
        <draw:polygon draw:style-name="gr80" draw:text-style-name="P19" draw:layer="layout" svg:width="0cm" svg:height="0cm" svg:x="9.528cm" svg:y="7.013cm" svg:viewBox="0 0 0 0" draw:points="0,0">
          <text:p/>
        </draw:polygon>
        <draw:polyline draw:style-name="gr81" draw:text-style-name="P2" draw:layer="layout" svg:width="0cm" svg:height="0cm" svg:x="9.528cm" svg:y="7.013cm" svg:viewBox="0 0 0 0" draw:points="0,0">
          <text:p/>
        </draw:polyline>
        <draw:line draw:style-name="gr84" draw:text-style-name="P2" draw:layer="layout" svg:x1="4.633cm" svg:y1="6.203cm" svg:x2="9.43cm" svg:y2="6.203cm">
          <text:p/>
        </draw:line>
        <draw:polygon draw:style-name="gr80" draw:text-style-name="P19" draw:layer="layout" svg:width="0cm" svg:height="0cm" svg:x="9.528cm" svg:y="6.203cm" svg:viewBox="0 0 0 0" draw:points="0,0">
          <text:p/>
        </draw:polygon>
        <draw:polyline draw:style-name="gr81" draw:text-style-name="P2" draw:layer="layout" svg:width="0cm" svg:height="0cm" svg:x="9.528cm" svg:y="6.203cm" svg:viewBox="0 0 0 0" draw:points="0,0">
          <text:p/>
        </draw:polyline>
        <draw:line draw:style-name="gr75" draw:text-style-name="P2" draw:layer="layout" svg:x1="4.633cm" svg:y1="5.394cm" svg:x2="9.527cm" svg:y2="5.394cm">
          <text:p/>
        </draw:line>
        <draw:polygon draw:style-name="gr80" draw:text-style-name="P19" draw:layer="layout" svg:width="0cm" svg:height="0cm" svg:x="9.528cm" svg:y="5.394cm" svg:viewBox="0 0 0 0" draw:points="0,0">
          <text:p/>
        </draw:polygon>
        <draw:polyline draw:style-name="gr81" draw:text-style-name="P2" draw:layer="layout" svg:width="0cm" svg:height="0cm" svg:x="9.528cm" svg:y="5.394cm" svg:viewBox="0 0 0 0" draw:points="0,0">
          <text:p/>
        </draw:polyline>
        <draw:line draw:style-name="gr93" draw:text-style-name="P18" draw:layer="layout" svg:x1="7.836cm" svg:y1="9.444cm" svg:x2="7.836cm" svg:y2="5.397cm">
          <text:p/>
        </draw:line>
        <draw:line draw:style-name="gr84" draw:text-style-name="P2" draw:layer="layout" svg:x1="8.626cm" svg:y1="9.445cm" svg:x2="8.626cm" svg:y2="5.398cm">
          <text:p/>
        </draw:line>
        <draw:frame draw:style-name="gr27" draw:text-style-name="P10" draw:layer="layout" svg:width="0.489cm" svg:height="0.421cm" svg:x="4.012cm" svg:y="8.416cm">
          <draw:text-box>
            <text:p><text:span text:style-name="T7">0.2</text:span></text:p>
          </draw:text-box>
        </draw:frame>
        <draw:frame draw:style-name="gr27" draw:text-style-name="P11" draw:layer="layout" svg:width="0.489cm" svg:height="0.421cm" svg:x="4.012cm" svg:y="7.645cm">
          <draw:text-box>
            <text:p text:style-name="P12"><text:span text:style-name="T6">0.4</text:span></text:p>
          </draw:text-box>
        </draw:frame>
        <draw:frame draw:style-name="gr27" draw:text-style-name="P10" draw:layer="layout" svg:width="0.489cm" svg:height="0.421cm" svg:x="4.012cm" svg:y="6.774cm">
          <draw:text-box>
            <text:p><text:span text:style-name="T7">0.6</text:span></text:p>
          </draw:text-box>
        </draw:frame>
        <draw:frame draw:style-name="gr27" draw:text-style-name="P11" draw:layer="layout" svg:width="0.489cm" svg:height="0.421cm" svg:x="4.012cm" svg:y="6.027cm">
          <draw:text-box>
            <text:p text:style-name="P12"><text:span text:style-name="T6">0.8</text:span></text:p>
          </draw:text-box>
        </draw:frame>
        <draw:frame draw:style-name="gr27" draw:text-style-name="P11" draw:layer="layout" svg:width="0.489cm" svg:height="0.421cm" svg:x="4.012cm" svg:y="5.257cm">
          <draw:text-box>
            <text:p text:style-name="P12"><text:span text:style-name="T6">1.0</text:span></text:p>
          </draw:text-box>
        </draw:frame>
        <draw:frame draw:style-name="gr27" draw:text-style-name="P10" draw:layer="layout" svg:width="0.489cm" svg:height="0.421cm" svg:x="4.012cm" svg:y="9.259cm">
          <draw:text-box>
            <text:p><text:span text:style-name="T4">0.0</text:span></text:p>
          </draw:text-box>
        </draw:frame>
        <draw:frame draw:style-name="gr94" draw:text-style-name="P15" draw:layer="layout" svg:width="5.158cm" svg:height="0.713cm" svg:x="4.547cm" svg:y="9.558cm">
          <draw:text-box>
            <text:p text:style-name="P4"><text:span text:style-name="T5">0.0 <text:s/>0.4 <text:s text:c="3"/>0.8 <text:s text:c="4"/>1.2 <text:s text:c="3"/>1.6 <text:s text:c="3"/>2.0 <text:s text:c="3"/>2.4</text:span></text:p>
            <text:p text:style-name="P4"><text:span text:style-name="T5"><text:s text:c="21"/></text:span><text:span text:style-name="T5">Reading</text:span></text:p>
          </draw:text-box>
        </draw:frame>
        <draw:frame draw:style-name="gr95" draw:text-style-name="P11" draw:layer="layout" svg:width="3.325cm" svg:height="0.357cm" draw:transform="rotate (1.5707963267949) translate (3.54cm 8.784cm)">
          <draw:text-box>
            <text:p text:style-name="P4"><text:span text:style-name="T5">Distribution density</text:span></text:p>
          </draw:text-box>
        </draw:frame>
        <draw:frame draw:style-name="gr94" draw:text-style-name="P15" draw:layer="layout" svg:width="5.158cm" svg:height="0.713cm" svg:x="13.585cm" svg:y="9.431cm">
          <draw:text-box>
            <text:p text:style-name="P4"><text:span text:style-name="T5">0.0 <text:s/>0.4 <text:s text:c="3"/>0.8 <text:s text:c="4"/>1.2 <text:s text:c="3"/>1.6 <text:s text:c="3"/>2.0 <text:s text:c="3"/>2.4</text:span></text:p>
            <text:p text:style-name="P4"><text:span text:style-name="T5"><text:s text:c="21"/></text:span><text:span text:style-name="T5">Reading</text:span></text:p>
          </draw:text-box>
        </draw:frame>
        <draw:frame draw:style-name="gr27" draw:text-style-name="P10" draw:layer="layout" svg:width="0.489cm" svg:height="0.421cm" svg:x="13.134cm" svg:y="8.297cm">
          <draw:text-box>
            <text:p><text:span text:style-name="T7">0.2</text:span></text:p>
          </draw:text-box>
        </draw:frame>
        <draw:frame draw:style-name="gr27" draw:text-style-name="P11" draw:layer="layout" svg:width="0.489cm" svg:height="0.421cm" svg:x="13.134cm" svg:y="7.526cm">
          <draw:text-box>
            <text:p text:style-name="P12"><text:span text:style-name="T6">0.4</text:span></text:p>
          </draw:text-box>
        </draw:frame>
        <draw:frame draw:style-name="gr27" draw:text-style-name="P10" draw:layer="layout" svg:width="0.489cm" svg:height="0.421cm" svg:x="13.134cm" svg:y="6.655cm">
          <draw:text-box>
            <text:p><text:span text:style-name="T7">0.6</text:span></text:p>
          </draw:text-box>
        </draw:frame>
        <draw:frame draw:style-name="gr27" draw:text-style-name="P11" draw:layer="layout" svg:width="0.489cm" svg:height="0.421cm" svg:x="13.134cm" svg:y="5.908cm">
          <draw:text-box>
            <text:p text:style-name="P12"><text:span text:style-name="T6">0.8</text:span></text:p>
          </draw:text-box>
        </draw:frame>
        <draw:frame draw:style-name="gr27" draw:text-style-name="P11" draw:layer="layout" svg:width="0.489cm" svg:height="0.421cm" svg:x="13.134cm" svg:y="5.138cm">
          <draw:text-box>
            <text:p text:style-name="P12"><text:span text:style-name="T6">1.0</text:span></text:p>
          </draw:text-box>
        </draw:frame>
        <draw:frame draw:style-name="gr27" draw:text-style-name="P10" draw:layer="layout" svg:width="0.489cm" svg:height="0.421cm" svg:x="13.134cm" svg:y="9.14cm">
          <draw:text-box>
            <text:p><text:span text:style-name="T4">0.0</text:span></text:p>
          </draw:text-box>
        </draw:frame>
        <draw:frame draw:style-name="gr96" draw:text-style-name="P11" draw:layer="layout" svg:width="3.481cm" svg:height="0.357cm" draw:transform="rotate (1.5707963267949) translate (12.784cm 8.832cm)">
          <draw:text-box>
            <text:p text:style-name="P4"><text:span text:style-name="T5">Distribution density</text:span></text:p>
          </draw:text-box>
        </draw:frame>
        <draw:polygon draw:style-name="gr85" draw:text-style-name="P21" draw:layer="layout" svg:width="0.077cm" svg:height="0.864cm" svg:x="14.775cm" svg:y="8.45cm" svg:viewBox="0 0 78 865" draw:points="0,865 78,865 78,0 0,0">
          <text:p/>
        </draw:polygon>
        <draw:line draw:style-name="gr93" draw:text-style-name="P18" draw:layer="layout" svg:x1="7.036cm" svg:y1="9.445cm" svg:x2="7.036cm" svg:y2="5.398cm">
          <text:p/>
        </draw:line>
        <draw:line draw:style-name="gr93" draw:text-style-name="P18" draw:layer="layout" svg:x1="6.236cm" svg:y1="9.446cm" svg:x2="6.236cm" svg:y2="5.399cm">
          <text:p/>
        </draw:line>
        <draw:line draw:style-name="gr93" draw:text-style-name="P18" draw:layer="layout" svg:x1="5.436cm" svg:y1="9.447cm" svg:x2="5.436cm" svg:y2="5.4cm">
          <text:p/>
        </draw:line>
        <draw:polygon draw:style-name="gr25" draw:text-style-name="P2" draw:layer="layout" svg:width="4.792cm" svg:height="4.03cm" svg:x="4.626cm" svg:y="5.42cm" svg:viewBox="0 0 4793 4031" draw:points="2398,4031 0,4031 0,0 4793,0 4793,4031">
          <text:p/>
        </draw:polygon>
        <draw:polygon draw:style-name="gr85" draw:text-style-name="P21" draw:layer="layout" svg:width="0.077cm" svg:height="0.285cm" svg:x="14.154cm" svg:y="9.028cm" svg:viewBox="0 0 78 286" draw:points="0,286 78,286 78,0 0,0">
          <text:p/>
        </draw:polygon>
        <draw:line draw:style-name="gr97" draw:text-style-name="P8" draw:layer="layout" svg:x1="11.989cm" svg:y1="25.299cm" svg:x2="16.942cm" svg:y2="25.299cm">
          <text:p/>
        </draw:line>
        <draw:line draw:style-name="gr97" draw:text-style-name="P8" draw:layer="layout" svg:x1="11.989cm" svg:y1="25.299cm" svg:x2="11.989cm" svg:y2="22.378cm">
          <text:p/>
        </draw:line>
        <draw:line draw:style-name="gr98" draw:text-style-name="P8" draw:layer="layout" svg:x1="12.097cm" svg:y1="24.029cm" svg:x2="13.494cm" svg:y2="24.41cm">
          <text:p/>
        </draw:line>
        <draw:line draw:style-name="gr99" draw:text-style-name="P8" draw:layer="layout" svg:x1="14.764cm" svg:y1="24.283cm" svg:x2="13.495cm" svg:y2="24.411cm">
          <text:p/>
        </draw:line>
        <draw:line draw:style-name="gr98" draw:text-style-name="P8" draw:layer="layout" svg:x1="14.765cm" svg:y1="24.283cm" svg:x2="15.986cm" svg:y2="23.86cm">
          <text:p/>
        </draw:line>
        <draw:frame draw:style-name="gr100" draw:text-style-name="P26" draw:layer="layout" svg:width="0.508cm" svg:height="0.962cm" svg:x="12.081cm" svg:y="23.402cm">
          <draw:text-box>
            <text:p text:style-name="P25"><text:span text:style-name="T9">β</text:span></text:p>
          </draw:text-box>
        </draw:frame>
        <draw:frame draw:style-name="gr100" draw:text-style-name="P26" draw:layer="layout" svg:width="0.508cm" svg:height="0.962cm" svg:x="13.643cm" svg:y="23.618cm">
          <draw:text-box>
            <text:p text:style-name="P25"><text:span text:style-name="T9">β</text:span></text:p>
          </draw:text-box>
        </draw:frame>
        <draw:frame draw:style-name="gr101" draw:text-style-name="P26" draw:layer="layout" svg:width="0.354cm" svg:height="0.729cm" svg:x="15.097cm" svg:y="23.179cm">
          <draw:text-box>
            <text:p text:style-name="P25"><text:span text:style-name="T9">β</text:span></text:p>
          </draw:text-box>
        </draw:frame>
        <draw:frame draw:style-name="gr102" draw:text-style-name="P28" draw:layer="layout" svg:width="0.621cm" svg:height="0.493cm" svg:x="12.19cm" svg:y="23.752cm">
          <draw:text-box>
            <text:p text:style-name="P27"><text:span text:style-name="T10">0</text:span></text:p>
          </draw:text-box>
        </draw:frame>
        <draw:frame draw:style-name="gr102" draw:text-style-name="P28" draw:layer="layout" svg:width="0.621cm" svg:height="0.493cm" svg:x="13.753cm" svg:y="23.969cm">
          <draw:text-box>
            <text:p text:style-name="P27"><text:span text:style-name="T10">1</text:span></text:p>
          </draw:text-box>
        </draw:frame>
        <draw:frame draw:style-name="gr102" draw:text-style-name="P28" draw:layer="layout" svg:width="0.621cm" svg:height="0.493cm" svg:x="15.053cm" svg:y="23.538cm">
          <draw:text-box>
            <text:p text:style-name="P27"><text:span text:style-name="T10">2</text:span></text:p>
          </draw:text-box>
        </draw:frame>
        <draw:line draw:style-name="gr103" draw:text-style-name="P8" draw:layer="layout" svg:x1="13.517cm" svg:y1="24.41cm" svg:x2="13.517cm" svg:y2="25.299cm">
          <text:p/>
        </draw:line>
        <draw:line draw:style-name="gr103" draw:text-style-name="P8" draw:layer="layout" svg:x1="14.694cm" svg:y1="24.234cm" svg:x2="14.694cm" svg:y2="25.299cm">
          <text:p/>
        </draw:line>
        <draw:frame draw:style-name="gr102" draw:text-style-name="P28" draw:layer="layout" svg:width="0.621cm" svg:height="0.493cm" svg:x="13.292cm" svg:y="25.37cm">
          <draw:text-box>
            <text:p text:style-name="P27"><text:span text:style-name="T10">0</text:span></text:p>
          </draw:text-box>
        </draw:frame>
        <draw:frame draw:style-name="gr102" draw:text-style-name="P30" draw:layer="layout" svg:width="0.599cm" svg:height="0.649cm" svg:x="13.208cm" svg:y="25.242cm">
          <draw:text-box>
            <text:p text:style-name="P29"><text:span text:style-name="T11">t</text:span></text:p>
          </draw:text-box>
        </draw:frame>
        <draw:frame draw:style-name="gr102" draw:text-style-name="P28" draw:layer="layout" svg:width="0.621cm" svg:height="0.493cm" svg:x="14.47cm" svg:y="25.371cm">
          <draw:text-box>
            <text:p text:style-name="P27"><text:span text:style-name="T10">1</text:span></text:p>
          </draw:text-box>
        </draw:frame>
        <draw:frame draw:style-name="gr102" draw:text-style-name="P30" draw:layer="layout" svg:width="0.599cm" svg:height="0.649cm" svg:x="14.386cm" svg:y="25.243cm">
          <draw:text-box>
            <text:p text:style-name="P29"><text:span text:style-name="T11">t</text:span></text:p>
          </draw:text-box>
        </draw:frame>
        <draw:frame draw:style-name="gr104" draw:text-style-name="P11" draw:layer="layout" svg:width="1.788cm" svg:height="0.357cm" svg:x="15.214cm" svg:y="25.377cm">
          <draw:text-box>
            <text:p text:style-name="P4"><text:span text:style-name="T5">Temperature</text:span></text:p>
          </draw:text-box>
        </draw:frame>
        <draw:frame draw:style-name="gr69" draw:text-style-name="P17" draw:layer="layout" svg:width="2.965cm" svg:height="0.357cm" draw:transform="rotate (1.5707963267949) translate (11.424cm 25.304cm)">
          <draw:text-box>
            <text:p text:style-name="P4"><text:span text:style-name="T8">Consumption, kWh</text:span></text:p>
          </draw:text-box>
        </draw:frame>
        <draw:frame draw:style-name="gr105" draw:text-style-name="P26" draw:layer="layout" svg:width="0.508cm" svg:height="0.729cm" svg:x="12.481cm" svg:y="23.387cm">
          <draw:text-box>
            <text:p text:style-name="P25"><text:span text:style-name="T9">b</text:span></text:p>
          </draw:text-box>
        </draw:frame>
        <draw:frame draw:style-name="gr102" draw:text-style-name="P28" draw:layer="layout" svg:width="0.621cm" svg:height="0.493cm" svg:x="12.659cm" svg:y="23.706cm">
          <draw:text-box>
            <text:p text:style-name="P27"><text:span text:style-name="T10">0</text:span></text:p>
          </draw:text-box>
        </draw:frame>
        <draw:frame draw:style-name="gr102" draw:text-style-name="P31" draw:layer="layout" svg:width="0.599cm" svg:height="0.649cm" svg:x="12.311cm" svg:y="23.444cm">
          <draw:text-box>
            <text:p><text:span text:style-name="T12">,</text:span></text:p>
          </draw:text-box>
        </draw:frame>
        <draw:frame draw:style-name="gr102" draw:text-style-name="P28" draw:layer="layout" svg:width="0.621cm" svg:height="0.493cm" svg:x="14.26cm" svg:y="23.907cm">
          <draw:text-box>
            <text:p text:style-name="P27"><text:span text:style-name="T10">1</text:span></text:p>
          </draw:text-box>
        </draw:frame>
        <draw:frame draw:style-name="gr102" draw:text-style-name="P31" draw:layer="layout" svg:width="0.599cm" svg:height="0.649cm" svg:x="13.912cm" svg:y="23.645cm">
          <draw:text-box>
            <text:p><text:span text:style-name="T12">,</text:span></text:p>
          </draw:text-box>
        </draw:frame>
        <draw:frame draw:style-name="gr101" draw:text-style-name="P26" draw:layer="layout" svg:width="0.354cm" svg:height="0.729cm" svg:x="14.228cm" svg:y="23.603cm">
          <draw:text-box>
            <text:p text:style-name="P25"><text:span text:style-name="T9">b</text:span></text:p>
          </draw:text-box>
        </draw:frame>
        <draw:frame draw:style-name="gr101" draw:text-style-name="P26" draw:layer="layout" svg:width="0.354cm" svg:height="0.729cm" svg:x="15.528cm" svg:y="23.204cm">
          <draw:text-box>
            <text:p text:style-name="P25"><text:span text:style-name="T9">b</text:span></text:p>
          </draw:text-box>
        </draw:frame>
        <draw:frame draw:style-name="gr102" draw:text-style-name="P28" draw:layer="layout" svg:width="0.621cm" svg:height="0.493cm" svg:x="15.56cm" svg:y="23.507cm">
          <draw:text-box>
            <text:p text:style-name="P27"><text:span text:style-name="T10">2</text:span></text:p>
          </draw:text-box>
        </draw:frame>
        <draw:frame draw:style-name="gr102" draw:text-style-name="P31" draw:layer="layout" svg:width="0.599cm" svg:height="0.649cm" svg:x="15.189cm" svg:y="23.245cm">
          <draw:text-box>
            <text:p><text:span text:style-name="T12">,</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Liberation Sans3" svg:font-family="'Liberation Sans'"/>
    <style:font-face style:name="Liberation Sans4" svg:font-family="'Liberation Sans'" style:font-adornments="Regular" style:font-family-generic="swiss"/>
    <style:font-face style:name="Calibri" svg:font-family="Calibri" style:font-pitch="variable"/>
    <style:font-face style:name="FreeSans1" svg:font-family="FreeSan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hort_20_line_20_Arrow" draw:display-name="Short line Arrow" svg:viewBox="0 0 3000 3000" svg:d="M1500 0l1500 2789v211h-114l-1286-2392v2392h-200v-2392l-1286 2392h-114v-211z"/>
    <draw:stroke-dash draw:name="Ultrafine_20_Dashed" draw:display-name="Ultrafine Dashed" draw:style="rect" draw:dots1="1" draw:dots1-length="0.051cm" draw:dots2="1" draw:dots2-length="0.051cm" draw:distance="0.051cm"/>
    <draw:stroke-dash draw:name="stroke-dash18" draw:style="rect" draw:dots1="2" draw:dots1-length="0.05cm" draw:distance="0.05cm"/>
    <draw:stroke-dash draw:name="stroke-dash56" draw:style="rect" draw:dots1="2" draw:dots1-length="0.05cm" draw:distance="0.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5T10:06:02.951514946</meta:creation-date>
    <dc:date>2016-03-07T12:43:30.851739756</dc:date>
    <meta:editing-duration>PT13H1M2S</meta:editing-duration>
    <meta:editing-cycles>60</meta:editing-cycles>
    <meta:generator>LibreOffice/4.4.5.2$Linux_X86_64 LibreOffice_project/40m0$Build-2</meta:generator>
    <meta:document-statistic meta:object-count="8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23" chart:interval-major="1" chart:reverse-direction="false" text:line-break="false" chart:link-data-style-to-source="false" chart:axis-position="0"/>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chart:link-data-style-to-source="false" chart:axis-position="0"/>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51cm" svg:stroke-color="#000000" draw:fill-color="#000000"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51cm" svg:stroke-color="#ff3333" draw:fill-color="#ff3333"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51cm" svg:stroke-color="#004586" draw:fill-color="#004586" dr3d:edge-rounding="5%"/>
      <style:text-properties fo:font-size="10pt" style:font-size-asian="10pt" style:font-size-complex="10pt"/>
    </style:style>
    <style:style style:name="ch12" style:family="chart">
      <style:graphic-properties draw:stroke="solid" draw:fill="none" draw:fill-color="#e6e6e6"/>
    </style:style>
    <style:style style:name="ch13" style:family="chart">
      <style:graphic-properties svg:stroke-color="#b3b3b3" draw:fill-color="#cccccc"/>
    </style:style>
  </office:automatic-styles>
  <office:body>
    <office:chart>
      <chart:chart svg:width="19.61cm" svg:height="11.157cm" xlink:href="." xlink:type="simple" chart:class="chart:scatter" chart:style-name="ch1">
        <chart:legend svg:x="2.33cm" svg:y="1.177cm" style:legend-expansion="custom" chartooo:width="12.624cm" chartooo:height="1.594cm" style:legend-expansion-aspect-ratio="7.91969887076537" chart:style-name="ch2"/>
        <chart:plot-area chart:style-name="ch3" chart:data-source-has-labels="both" svg:x="0.662cm" svg:y="0.089cm" svg:width="18.465cm" svg:height="10.501cm">
          <chartooo:coordinate-region svg:x="1.283cm" svg:y="0.288cm" svg:width="17.657cm" svg:height="9.655cm"/>
          <chart:axis chart:dimension="x" chart:name="primary-x" chart:style-name="ch4" chartooo:axis-type="auto">
            <chart:title svg:x="8.739cm" svg:y="10.597cm" chart:style-name="ch5">
              <text:p>Hour of the day</text:p>
            </chart:title>
            <chart:categories table:cell-range-address="local-table.$A$2:.$A$25"/>
          </chart:axis>
          <chart:axis chart:dimension="y" chart:name="primary-y" chart:style-name="ch6">
            <chart:title svg:x="0.333cm" svg:y="7.304cm" chart:style-name="ch7">
              <text:p>Energy Consumption, kWh</text:p>
            </chart:title>
            <chart:grid chart:style-name="ch8" chart:class="major"/>
          </chart:axis>
          <chart:series chart:style-name="ch9" chart:values-cell-range-address="local-table.$C$2:.$C$25" chart:label-cell-address="local-table.$C$1" chart:class="chart:scatter">
            <chart:domain table:cell-range-address="local-table.$B$2:.$B$25"/>
            <chart:data-point chart:repeated="24"/>
          </chart:series>
          <chart:series chart:style-name="ch10" chart:values-cell-range-address="local-table.$D$2:.$D$25" chart:label-cell-address="local-table.$D$1" chart:class="chart:scatter">
            <chart:data-point chart:repeated="24"/>
          </chart:series>
          <chart:series chart:style-name="ch11" chart:values-cell-range-address="local-table.$E$2:.$E$25" chart:label-cell-address="local-table.$E$1" chart:class="chart:scatter">
            <chart:data-point chart:repeated="2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ynthetic load (synthetic activity load+loadDueToTemperature)</text:p>
              </table:table-cell>
              <table:table-cell office:value-type="string">
                <text:p>PeakyLoad (amplification ratio=5.0)</text:p>
              </table:table-cell>
              <table:table-cell office:value-type="string">
                <text:p>The seed (activity load)</text:p>
              </table:table-cell>
            </table:table-row>
          </table:table-header-rows>
          <table:table-rows>
            <table:table-row>
              <table:table-cell office:value-type="string">
                <text:p>1</text:p>
              </table:table-cell>
              <table:table-cell office:value-type="float" office:value="0">
                <text:p>0</text:p>
              </table:table-cell>
              <table:table-cell office:value-type="float" office:value="1.186066">
                <text:p>1.186066</text:p>
              </table:table-cell>
              <table:table-cell office:value-type="float" office:value="1.186066">
                <text:p>1.186066</text:p>
              </table:table-cell>
              <table:table-cell office:value-type="float" office:value="1">
                <text:p>1</text:p>
              </table:table-cell>
            </table:table-row>
            <table:table-row>
              <table:table-cell office:value-type="string">
                <text:p>2</text:p>
              </table:table-cell>
              <table:table-cell office:value-type="float" office:value="1">
                <text:p>1</text:p>
              </table:table-cell>
              <table:table-cell office:value-type="float" office:value="1.260463">
                <text:p>1.260463</text:p>
              </table:table-cell>
              <table:table-cell office:value-type="float" office:value="1.51946">
                <text:p>1.51946</text:p>
              </table:table-cell>
              <table:table-cell office:value-type="float" office:value="0.76">
                <text:p>0.76</text:p>
              </table:table-cell>
            </table:table-row>
            <table:table-row>
              <table:table-cell office:value-type="string">
                <text:p>3</text:p>
              </table:table-cell>
              <table:table-cell office:value-type="float" office:value="2">
                <text:p>2</text:p>
              </table:table-cell>
              <table:table-cell office:value-type="float" office:value="1.022537">
                <text:p>1.022537</text:p>
              </table:table-cell>
              <table:table-cell office:value-type="float" office:value="1.022537">
                <text:p>1.022537</text:p>
              </table:table-cell>
              <table:table-cell office:value-type="float" office:value="0.69">
                <text:p>0.69</text:p>
              </table:table-cell>
            </table:table-row>
            <table:table-row>
              <table:table-cell office:value-type="string">
                <text:p>4</text:p>
              </table:table-cell>
              <table:table-cell office:value-type="float" office:value="3">
                <text:p>3</text:p>
              </table:table-cell>
              <table:table-cell office:value-type="float" office:value="1.190799">
                <text:p>1.190799</text:p>
              </table:table-cell>
              <table:table-cell office:value-type="float" office:value="1.190799">
                <text:p>1.190799</text:p>
              </table:table-cell>
              <table:table-cell office:value-type="float" office:value="0.83">
                <text:p>0.83</text:p>
              </table:table-cell>
            </table:table-row>
            <table:table-row>
              <table:table-cell office:value-type="string">
                <text:p>5</text:p>
              </table:table-cell>
              <table:table-cell office:value-type="float" office:value="4">
                <text:p>4</text:p>
              </table:table-cell>
              <table:table-cell office:value-type="float" office:value="1.481934">
                <text:p>1.481934</text:p>
              </table:table-cell>
              <table:table-cell office:value-type="float" office:value="2.626815">
                <text:p>2.626815</text:p>
              </table:table-cell>
              <table:table-cell office:value-type="float" office:value="1.24">
                <text:p>1.24</text:p>
              </table:table-cell>
            </table:table-row>
            <table:table-row>
              <table:table-cell office:value-type="string">
                <text:p>6</text:p>
              </table:table-cell>
              <table:table-cell office:value-type="float" office:value="5">
                <text:p>5</text:p>
              </table:table-cell>
              <table:table-cell office:value-type="float" office:value="0.792602">
                <text:p>0.792602</text:p>
              </table:table-cell>
              <table:table-cell office:value-type="float" office:value="0.792602">
                <text:p>0.792602</text:p>
              </table:table-cell>
              <table:table-cell office:value-type="float" office:value="0.63">
                <text:p>0.63</text:p>
              </table:table-cell>
            </table:table-row>
            <table:table-row>
              <table:table-cell office:value-type="string">
                <text:p>7</text:p>
              </table:table-cell>
              <table:table-cell office:value-type="float" office:value="6">
                <text:p>6</text:p>
              </table:table-cell>
              <table:table-cell office:value-type="float" office:value="0.864116">
                <text:p>0.864116</text:p>
              </table:table-cell>
              <table:table-cell office:value-type="float" office:value="0.864116">
                <text:p>0.864116</text:p>
              </table:table-cell>
              <table:table-cell office:value-type="float" office:value="0.48">
                <text:p>0.48</text:p>
              </table:table-cell>
            </table:table-row>
            <table:table-row>
              <table:table-cell office:value-type="string">
                <text:p>8</text:p>
              </table:table-cell>
              <table:table-cell office:value-type="float" office:value="7">
                <text:p>7</text:p>
              </table:table-cell>
              <table:table-cell office:value-type="float" office:value="0.85989">
                <text:p>0.85989</text:p>
              </table:table-cell>
              <table:table-cell office:value-type="float" office:value="0.85989">
                <text:p>0.85989</text:p>
              </table:table-cell>
              <table:table-cell office:value-type="float" office:value="0.48">
                <text:p>0.48</text:p>
              </table:table-cell>
            </table:table-row>
            <table:table-row>
              <table:table-cell office:value-type="string">
                <text:p>9</text:p>
              </table:table-cell>
              <table:table-cell office:value-type="float" office:value="8">
                <text:p>8</text:p>
              </table:table-cell>
              <table:table-cell office:value-type="float" office:value="0.619075">
                <text:p>0.619075</text:p>
              </table:table-cell>
              <table:table-cell office:value-type="float" office:value="0.619075">
                <text:p>0.619075</text:p>
              </table:table-cell>
              <table:table-cell office:value-type="float" office:value="0.47">
                <text:p>0.47</text:p>
              </table:table-cell>
            </table:table-row>
            <table:table-row>
              <table:table-cell office:value-type="string">
                <text:p>10</text:p>
              </table:table-cell>
              <table:table-cell office:value-type="float" office:value="9">
                <text:p>9</text:p>
              </table:table-cell>
              <table:table-cell office:value-type="float" office:value="0.826082">
                <text:p>0.826082</text:p>
              </table:table-cell>
              <table:table-cell office:value-type="float" office:value="0.826082">
                <text:p>0.826082</text:p>
              </table:table-cell>
              <table:table-cell office:value-type="float" office:value="0.64">
                <text:p>0.64</text:p>
              </table:table-cell>
            </table:table-row>
            <table:table-row>
              <table:table-cell office:value-type="string">
                <text:p>11</text:p>
              </table:table-cell>
              <table:table-cell office:value-type="float" office:value="10">
                <text:p>10</text:p>
              </table:table-cell>
              <table:table-cell office:value-type="float" office:value="1.833654">
                <text:p>1.833654</text:p>
              </table:table-cell>
              <table:table-cell office:value-type="float" office:value="4.385417">
                <text:p>4.385417</text:p>
              </table:table-cell>
              <table:table-cell office:value-type="float" office:value="1.7">
                <text:p>1.7</text:p>
              </table:table-cell>
            </table:table-row>
            <table:table-row>
              <table:table-cell office:value-type="string">
                <text:p>12</text:p>
              </table:table-cell>
              <table:table-cell office:value-type="float" office:value="11">
                <text:p>11</text:p>
              </table:table-cell>
              <table:table-cell office:value-type="float" office:value="0.980143">
                <text:p>0.980143</text:p>
              </table:table-cell>
              <table:table-cell office:value-type="float" office:value="0.980143">
                <text:p>0.980143</text:p>
              </table:table-cell>
              <table:table-cell office:value-type="float" office:value="0.79">
                <text:p>0.79</text:p>
              </table:table-cell>
            </table:table-row>
            <table:table-row>
              <table:table-cell office:value-type="string">
                <text:p>13</text:p>
              </table:table-cell>
              <table:table-cell office:value-type="float" office:value="12">
                <text:p>12</text:p>
              </table:table-cell>
              <table:table-cell office:value-type="float" office:value="0.71886">
                <text:p>0.71886</text:p>
              </table:table-cell>
              <table:table-cell office:value-type="float" office:value="0.71886">
                <text:p>0.71886</text:p>
              </table:table-cell>
              <table:table-cell office:value-type="float" office:value="0.49">
                <text:p>0.49</text:p>
              </table:table-cell>
            </table:table-row>
            <table:table-row>
              <table:table-cell office:value-type="string">
                <text:p>14</text:p>
              </table:table-cell>
              <table:table-cell office:value-type="float" office:value="13">
                <text:p>13</text:p>
              </table:table-cell>
              <table:table-cell office:value-type="float" office:value="0.720385">
                <text:p>0.720385</text:p>
              </table:table-cell>
              <table:table-cell office:value-type="float" office:value="0.720385">
                <text:p>0.720385</text:p>
              </table:table-cell>
              <table:table-cell office:value-type="float" office:value="0.46">
                <text:p>0.46</text:p>
              </table:table-cell>
            </table:table-row>
            <table:table-row>
              <table:table-cell office:value-type="string">
                <text:p>15</text:p>
              </table:table-cell>
              <table:table-cell office:value-type="float" office:value="14">
                <text:p>14</text:p>
              </table:table-cell>
              <table:table-cell office:value-type="float" office:value="0.624733">
                <text:p>0.624733</text:p>
              </table:table-cell>
              <table:table-cell office:value-type="float" office:value="0.624733">
                <text:p>0.624733</text:p>
              </table:table-cell>
              <table:table-cell office:value-type="float" office:value="0.42">
                <text:p>0.42</text:p>
              </table:table-cell>
            </table:table-row>
            <table:table-row>
              <table:table-cell office:value-type="string">
                <text:p>16</text:p>
              </table:table-cell>
              <table:table-cell office:value-type="float" office:value="15">
                <text:p>15</text:p>
              </table:table-cell>
              <table:table-cell office:value-type="float" office:value="0.612339">
                <text:p>0.612339</text:p>
              </table:table-cell>
              <table:table-cell office:value-type="float" office:value="0.612339">
                <text:p>0.612339</text:p>
              </table:table-cell>
              <table:table-cell office:value-type="float" office:value="0.41">
                <text:p>0.41</text:p>
              </table:table-cell>
            </table:table-row>
            <table:table-row>
              <table:table-cell office:value-type="string">
                <text:p>17</text:p>
              </table:table-cell>
              <table:table-cell office:value-type="float" office:value="16">
                <text:p>16</text:p>
              </table:table-cell>
              <table:table-cell office:value-type="float" office:value="1.932802">
                <text:p>1.932802</text:p>
              </table:table-cell>
              <table:table-cell office:value-type="float" office:value="4.881156">
                <text:p>4.881156</text:p>
              </table:table-cell>
              <table:table-cell office:value-type="float" office:value="1.66">
                <text:p>1.66</text:p>
              </table:table-cell>
            </table:table-row>
            <table:table-row>
              <table:table-cell office:value-type="string">
                <text:p>18</text:p>
              </table:table-cell>
              <table:table-cell office:value-type="float" office:value="17">
                <text:p>17</text:p>
              </table:table-cell>
              <table:table-cell office:value-type="float" office:value="0.955438">
                <text:p>0.955438</text:p>
              </table:table-cell>
              <table:table-cell office:value-type="float" office:value="0.955438">
                <text:p>0.955438</text:p>
              </table:table-cell>
              <table:table-cell office:value-type="float" office:value="0.62">
                <text:p>0.62</text:p>
              </table:table-cell>
            </table:table-row>
            <table:table-row>
              <table:table-cell office:value-type="string">
                <text:p>19</text:p>
              </table:table-cell>
              <table:table-cell office:value-type="float" office:value="18">
                <text:p>18</text:p>
              </table:table-cell>
              <table:table-cell office:value-type="float" office:value="0.808531">
                <text:p>0.808531</text:p>
              </table:table-cell>
              <table:table-cell office:value-type="float" office:value="0.808531">
                <text:p>0.808531</text:p>
              </table:table-cell>
              <table:table-cell office:value-type="float" office:value="0.54">
                <text:p>0.54</text:p>
              </table:table-cell>
            </table:table-row>
            <table:table-row>
              <table:table-cell office:value-type="string">
                <text:p>20</text:p>
              </table:table-cell>
              <table:table-cell office:value-type="float" office:value="19">
                <text:p>19</text:p>
              </table:table-cell>
              <table:table-cell office:value-type="float" office:value="1.319476">
                <text:p>1.319476</text:p>
              </table:table-cell>
              <table:table-cell office:value-type="float" office:value="1.814526">
                <text:p>1.814526</text:p>
              </table:table-cell>
              <table:table-cell office:value-type="float" office:value="0.87">
                <text:p>0.87</text:p>
              </table:table-cell>
            </table:table-row>
            <table:table-row>
              <table:table-cell office:value-type="string">
                <text:p>21</text:p>
              </table:table-cell>
              <table:table-cell office:value-type="float" office:value="20">
                <text:p>20</text:p>
              </table:table-cell>
              <table:table-cell office:value-type="float" office:value="2.997462">
                <text:p>2.997462</text:p>
              </table:table-cell>
              <table:table-cell office:value-type="float" office:value="10.204457">
                <text:p>10.204457</text:p>
              </table:table-cell>
              <table:table-cell office:value-type="float" office:value="2.62">
                <text:p>2.62</text:p>
              </table:table-cell>
            </table:table-row>
            <table:table-row>
              <table:table-cell office:value-type="string">
                <text:p>22</text:p>
              </table:table-cell>
              <table:table-cell office:value-type="float" office:value="21">
                <text:p>21</text:p>
              </table:table-cell>
              <table:table-cell office:value-type="float" office:value="3.161844">
                <text:p>3.161844</text:p>
              </table:table-cell>
              <table:table-cell office:value-type="float" office:value="11.026365">
                <text:p>11.026365</text:p>
              </table:table-cell>
              <table:table-cell office:value-type="float" office:value="2.76">
                <text:p>2.76</text:p>
              </table:table-cell>
            </table:table-row>
            <table:table-row>
              <table:table-cell office:value-type="string">
                <text:p>23</text:p>
              </table:table-cell>
              <table:table-cell office:value-type="float" office:value="22">
                <text:p>22</text:p>
              </table:table-cell>
              <table:table-cell office:value-type="float" office:value="0.863326">
                <text:p>0.863326</text:p>
              </table:table-cell>
              <table:table-cell office:value-type="float" office:value="0.863326">
                <text:p>0.863326</text:p>
              </table:table-cell>
              <table:table-cell office:value-type="float" office:value="0.68">
                <text:p>0.68</text:p>
              </table:table-cell>
            </table:table-row>
            <table:table-row>
              <table:table-cell office:value-type="string">
                <text:p>24</text:p>
              </table:table-cell>
              <table:table-cell office:value-type="float" office:value="23">
                <text:p>23</text:p>
              </table:table-cell>
              <table:table-cell office:value-type="float" office:value="1.064568">
                <text:p>1.064568</text:p>
              </table:table-cell>
              <table:table-cell office:value-type="float" office:value="1.064568">
                <text:p>1.064568</text:p>
              </table:table-cell>
              <table:table-cell office:value-type="float" office:value="0.78">
                <text:p>0.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